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" style:family="table-cell" style:parent-style-name="Default">
      <style:text-properties style:font-name="Muli" fo:font-size="11pt" fo:font-style="normal" fo:font-weight="250" style:font-size-asian="11pt" style:font-size-complex="11pt"/>
    </style:style>
    <style:style style:name="ce3" style:family="table-cell" style:parent-style-name="Default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6" style:family="table-cell" style:parent-style-name="Default" style:data-style-name="N111">
      <style:text-properties style:font-name="Muli" fo:font-size="11pt" fo:font-style="normal" fo:font-weight="250" style:font-size-asian="11pt" style:font-size-complex="11pt"/>
    </style:style>
    <style:style style:name="ce7" style:family="table-cell" style:parent-style-name="Default" style:data-style-name="N111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13">
      <style:text-properties style:font-name="Muli" fo:font-size="11pt" fo:font-style="normal" fo:font-weight="250" style:font-size-asian="11pt" style:font-size-complex="11pt"/>
    </style:style>
    <style:style style:name="ce9" style:family="table-cell" style:parent-style-name="Default" style:data-style-name="N113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Muli" fo:font-size="11pt" fo:font-style="normal" fo:font-weight="250" style:font-size-asian="11pt" style:font-size-complex="11pt"/>
    </style:style>
    <style:style style:name="ce11" style:family="table-cell" style:parent-style-name="Default">
      <style:table-cell-properties fo:wrap-option="wrap"/>
      <style:text-properties style:font-name="Muli" fo:font-size="11pt" fo:font-style="normal" fo:font-weight="250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efault" table:style-name="ta1">
        <table:shapes>
          <draw:frame draw:z-index="0" draw:style-name="gr1" draw:text-style-name="P1" svg:width="540mm" svg:height="210mm" svg:x="0mm" svg:y="413.87mm">
            <draw:object draw:notify-on-update-of-ranges="Default.A3:Default.A81 Default.B1:Default.B1 Default.B3:Default.B81 Default.E1:Default.E1 Default.E3:Default.E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09.04mm" svg:height="227.71mm" svg:x="0mm" svg:y="650.26mm">
            <draw:object draw:notify-on-update-of-ranges="Default.A3:Default.A81 Default.E1:Default.E1 Default.H3:Default.H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rv32im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32-nofp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 relativ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8" table:number-rows-spanned="33">
            <text:p><text:span text:style-name="T1">Notes:</text:span></text:p>
            <text:p/>
            <text:p>Both examples are compiled using standard libraries and C startup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6" office:value-type="float" office:value="1692" calcext:value-type="float">
            <text:p>1,69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848" calcext:value-type="float">
            <text:p>4,84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3]&gt;0;[.E3]/[.B3];&quot;&quot;)" office:value-type="percentage" office:value="2.86524822695035" calcext:value-type="percentage">
            <text:p>287%</text:p>
          </table:table-cell>
          <table:table-cell table:style-name="ce8" table:formula="of:=IF([.C3]&gt;0;[.F3]/[.C3];&quot;&quot;)" office:value-type="percentage" office:value="2.01538461538462" calcext:value-type="percentage">
            <text:p>202%</text:p>
          </table:table-cell>
          <table:table-cell table:style-name="ce8" table:formula="of:=IF([.D3]&gt;0;[.G3]/[.D3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6" office:value-type="float" office:value="2028" calcext:value-type="float">
            <text:p>2,02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128" calcext:value-type="float">
            <text:p>5,12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44" calcext:value-type="float">
            <text:p>244</text:p>
          </table:table-cell>
          <table:table-cell table:style-name="ce8" table:formula="of:=IF([.B4]&gt;0;[.E4]/[.B4];&quot;&quot;)" office:value-type="percentage" office:value="2.52859960552268" calcext:value-type="percentage">
            <text:p>253%</text:p>
          </table:table-cell>
          <table:table-cell table:style-name="ce8" table:formula="of:=IF([.C4]&gt;0;[.F4]/[.C4];&quot;&quot;)" office:value-type="percentage" office:value="2.01538461538462" calcext:value-type="percentage">
            <text:p>202%</text:p>
          </table:table-cell>
          <table:table-cell table:style-name="ce8" table:formula="of:=IF([.D4]&gt;0;[.G4]/[.D4];&quot;&quot;)" office:value-type="percentage" office:value="4.69230769230769" calcext:value-type="percentage">
            <text:p>469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s</text:p>
          </table:table-cell>
          <table:table-cell table:style-name="ce6" office:value-type="float" office:value="1100" calcext:value-type="float">
            <text:p>1,1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88" calcext:value-type="float">
            <text:p>4,288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5]&gt;0;[.E5]/[.B5];&quot;&quot;)" office:value-type="percentage" office:value="3.89818181818182" calcext:value-type="percentage">
            <text:p>390%</text:p>
          </table:table-cell>
          <table:table-cell table:style-name="ce8" table:formula="of:=IF([.C5]&gt;0;[.F5]/[.C5];&quot;&quot;)" office:value-type="percentage" office:value="1.69473684210526" calcext:value-type="percentage">
            <text:p>169%</text:p>
          </table:table-cell>
          <table:table-cell table:style-name="ce8" table:formula="of:=IF([.D5]&gt;0;[.G5]/[.D5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6" office:value-type="float" office:value="1798" calcext:value-type="float">
            <text:p>1,79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4796" calcext:value-type="float">
            <text:p>4,796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628" calcext:value-type="float">
            <text:p>628</text:p>
          </table:table-cell>
          <table:table-cell table:style-name="ce8" table:formula="of:=IF([.B6]&gt;0;[.E6]/[.B6];&quot;&quot;)" office:value-type="percentage" office:value="2.66740823136819" calcext:value-type="percentage">
            <text:p>267%</text:p>
          </table:table-cell>
          <table:table-cell table:style-name="ce8" table:formula="of:=IF([.C6]&gt;0;[.F6]/[.C6];&quot;&quot;)" office:value-type="percentage" office:value="2.01538461538462" calcext:value-type="percentage">
            <text:p>202%</text:p>
          </table:table-cell>
          <table:table-cell table:style-name="ce8" table:formula="of:=IF([.D6]&gt;0;[.G6]/[.D6];&quot;&quot;)" office:value-type="percentage" office:value="1.42727272727273" calcext:value-type="percentage">
            <text:p>143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nt</text:p>
          </table:table-cell>
          <table:table-cell table:style-name="ce6" office:value-type="float" office:value="1208" calcext:value-type="float">
            <text:p>1,20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4416" calcext:value-type="float">
            <text:p>4,416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636" calcext:value-type="float">
            <text:p>636</text:p>
          </table:table-cell>
          <table:table-cell table:style-name="ce8" table:formula="of:=IF([.B7]&gt;0;[.E7]/[.B7];&quot;&quot;)" office:value-type="percentage" office:value="3.65562913907285" calcext:value-type="percentage">
            <text:p>366%</text:p>
          </table:table-cell>
          <table:table-cell table:style-name="ce8" table:formula="of:=IF([.C7]&gt;0;[.F7]/[.C7];&quot;&quot;)" office:value-type="percentage" office:value="2.01538461538462" calcext:value-type="percentage">
            <text:p>202%</text:p>
          </table:table-cell>
          <table:table-cell table:style-name="ce8" table:formula="of:=IF([.D7]&gt;0;[.G7]/[.D7];&quot;&quot;)" office:value-type="percentage" office:value="1.41964285714286" calcext:value-type="percentage">
            <text:p>142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6" office:value-type="float" office:value="2256" calcext:value-type="float">
            <text:p>2,256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656" calcext:value-type="float">
            <text:p>2,656</text:p>
          </table:table-cell>
          <table:table-cell table:style-name="ce6" office:value-type="float" office:value="5428" calcext:value-type="float">
            <text:p>5,428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2844" calcext:value-type="float">
            <text:p>2,844</text:p>
          </table:table-cell>
          <table:table-cell table:style-name="ce8" table:formula="of:=IF([.B8]&gt;0;[.E8]/[.B8];&quot;&quot;)" office:value-type="percentage" office:value="2.40602836879433" calcext:value-type="percentage">
            <text:p>241%</text:p>
          </table:table-cell>
          <table:table-cell table:style-name="ce8" table:formula="of:=IF([.C8]&gt;0;[.F8]/[.C8];&quot;&quot;)" office:value-type="percentage" office:value="1.85714285714286" calcext:value-type="percentage">
            <text:p>186%</text:p>
          </table:table-cell>
          <table:table-cell table:style-name="ce8" table:formula="of:=IF([.D8]&gt;0;[.G8]/[.D8];&quot;&quot;)" office:value-type="percentage" office:value="1.07078313253012" calcext:value-type="percentage">
            <text:p>107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ver</text:p>
          </table:table-cell>
          <table:table-cell table:style-name="ce6" office:value-type="float" office:value="1076" calcext:value-type="float">
            <text:p>1,076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72" calcext:value-type="float">
            <text:p>4,27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9]&gt;0;[.E9]/[.B9];&quot;&quot;)" office:value-type="percentage" office:value="3.97026022304833" calcext:value-type="percentage">
            <text:p>397%</text:p>
          </table:table-cell>
          <table:table-cell table:style-name="ce8" table:formula="of:=IF([.C9]&gt;0;[.F9]/[.C9];&quot;&quot;)" office:value-type="percentage" office:value="2.01538461538462" calcext:value-type="percentage">
            <text:p>202%</text:p>
          </table:table-cell>
          <table:table-cell table:style-name="ce8" table:formula="of:=IF([.D9]&gt;0;[.G9]/[.D9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</text:p>
          </table:table-cell>
          <table:table-cell table:style-name="ce6" office:value-type="float" office:value="1684" calcext:value-type="float">
            <text:p>1,68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4768" calcext:value-type="float">
            <text:p>4,76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988" calcext:value-type="float">
            <text:p>988</text:p>
          </table:table-cell>
          <table:table-cell table:style-name="ce8" table:formula="of:=IF([.B10]&gt;0;[.E10]/[.B10];&quot;&quot;)" office:value-type="percentage" office:value="2.8313539192399" calcext:value-type="percentage">
            <text:p>283%</text:p>
          </table:table-cell>
          <table:table-cell table:style-name="ce8" table:formula="of:=IF([.C10]&gt;0;[.F10]/[.C10];&quot;&quot;)" office:value-type="percentage" office:value="2.01538461538462" calcext:value-type="percentage">
            <text:p>202%</text:p>
          </table:table-cell>
          <table:table-cell table:style-name="ce8" table:formula="of:=IF([.D10]&gt;0;[.G10]/[.D10];&quot;&quot;)" office:value-type="percentage" office:value="1.23809523809524" calcext:value-type="percentage">
            <text:p>124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32</text:p>
          </table:table-cell>
          <table:table-cell table:style-name="ce6" office:value-type="float" office:value="2908" calcext:value-type="float">
            <text:p>2,90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512" calcext:value-type="float">
            <text:p>5,51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11]&gt;0;[.E11]/[.B11];&quot;&quot;)" office:value-type="percentage" office:value="1.89546079779917" calcext:value-type="percentage">
            <text:p>190%</text:p>
          </table:table-cell>
          <table:table-cell table:style-name="ce8" table:formula="of:=IF([.C11]&gt;0;[.F11]/[.C11];&quot;&quot;)" office:value-type="percentage" office:value="2.01538461538462" calcext:value-type="percentage">
            <text:p>202%</text:p>
          </table:table-cell>
          <table:table-cell table:style-name="ce8" table:formula="of:=IF([.D11]&gt;0;[.G11]/[.D11];&quot;&quot;)" office:value-type="percentage" office:value="4.90909090909091" calcext:value-type="percentage">
            <text:p>49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6" office:value-type="float" office:value="2152" calcext:value-type="float">
            <text:p>2,15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812" calcext:value-type="float">
            <text:p>4,81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36" calcext:value-type="float">
            <text:p>236</text:p>
          </table:table-cell>
          <table:table-cell table:style-name="ce8" table:formula="of:=IF([.B12]&gt;0;[.E12]/[.B12];&quot;&quot;)" office:value-type="percentage" office:value="2.2360594795539" calcext:value-type="percentage">
            <text:p>224%</text:p>
          </table:table-cell>
          <table:table-cell table:style-name="ce8" table:formula="of:=IF([.C12]&gt;0;[.F12]/[.C12];&quot;&quot;)" office:value-type="percentage" office:value="2.01538461538462" calcext:value-type="percentage">
            <text:p>202%</text:p>
          </table:table-cell>
          <table:table-cell table:style-name="ce8" table:formula="of:=IF([.D12]&gt;0;[.G12]/[.D12];&quot;&quot;)" office:value-type="percentage" office:value="3.6875" calcext:value-type="percentage">
            <text:p>369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6" office:value-type="float" office:value="6777" calcext:value-type="float">
            <text:p>6,777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684" calcext:value-type="float">
            <text:p>7,684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244" calcext:value-type="float">
            <text:p>244</text:p>
          </table:table-cell>
          <table:table-cell table:style-name="ce8" table:formula="of:=IF([.B13]&gt;0;[.E13]/[.B13];&quot;&quot;)" office:value-type="percentage" office:value="1.13383503024937" calcext:value-type="percentage">
            <text:p>113%</text:p>
          </table:table-cell>
          <table:table-cell table:style-name="ce8" table:formula="of:=IF([.C13]&gt;0;[.F13]/[.C13];&quot;&quot;)" office:value-type="percentage" office:value="1.42307692307692" calcext:value-type="percentage">
            <text:p>142%</text:p>
          </table:table-cell>
          <table:table-cell table:style-name="ce8" table:formula="of:=IF([.D13]&gt;0;[.G13]/[.D13];&quot;&quot;)" office:value-type="percentage" office:value="3.38888888888889" calcext:value-type="percentage">
            <text:p>339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6" office:value-type="float" office:value="5990" calcext:value-type="float">
            <text:p>5,99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224" calcext:value-type="float">
            <text:p>7,22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48" calcext:value-type="float">
            <text:p>248</text:p>
          </table:table-cell>
          <table:table-cell table:style-name="ce8" table:formula="of:=IF([.B14]&gt;0;[.E14]/[.B14];&quot;&quot;)" office:value-type="percentage" office:value="1.20601001669449" calcext:value-type="percentage">
            <text:p>121%</text:p>
          </table:table-cell>
          <table:table-cell table:style-name="ce8" table:formula="of:=IF([.C14]&gt;0;[.F14]/[.C14];&quot;&quot;)" office:value-type="percentage" office:value="2.01538461538462" calcext:value-type="percentage">
            <text:p>202%</text:p>
          </table:table-cell>
          <table:table-cell table:style-name="ce8" table:formula="of:=IF([.D14]&gt;0;[.G14]/[.D14];&quot;&quot;)" office:value-type="percentage" office:value="3.26315789473684" calcext:value-type="percentage">
            <text:p>326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ubic</text:p>
          </table:table-cell>
          <table:table-cell table:style-name="ce6" office:value-type="float" office:value="35168" calcext:value-type="float">
            <text:p>35,168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752" calcext:value-type="float">
            <text:p>17,752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15]&gt;0;[.E15]/[.B15];&quot;&quot;)" office:value-type="percentage" office:value="0.504777070063694" calcext:value-type="percentage">
            <text:p>50%</text:p>
          </table:table-cell>
          <table:table-cell table:style-name="ce8" table:formula="of:=IF([.C15]&gt;0;[.F15]/[.C15];&quot;&quot;)" office:value-type="percentage" office:value="0.6" calcext:value-type="percentage">
            <text:p>60%</text:p>
          </table:table-cell>
          <table:table-cell table:style-name="ce8" table:formula="of:=IF([.D15]&gt;0;[.G15]/[.D15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6" office:value-type="float" office:value="2712" calcext:value-type="float">
            <text:p>2,712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5140" calcext:value-type="float">
            <text:p>5,140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732" calcext:value-type="float">
            <text:p>732</text:p>
          </table:table-cell>
          <table:table-cell table:style-name="ce8" table:formula="of:=IF([.B16]&gt;0;[.E16]/[.B16];&quot;&quot;)" office:value-type="percentage" office:value="1.8952802359882" calcext:value-type="percentage">
            <text:p>190%</text:p>
          </table:table-cell>
          <table:table-cell table:style-name="ce8" table:formula="of:=IF([.C16]&gt;0;[.F16]/[.C16];&quot;&quot;)" office:value-type="percentage" office:value="1.4" calcext:value-type="percentage">
            <text:p>140%</text:p>
          </table:table-cell>
          <table:table-cell table:style-name="ce8" table:formula="of:=IF([.D16]&gt;0;[.G16]/[.D16];&quot;&quot;)" office:value-type="percentage" office:value="1.30714285714286" calcext:value-type="percentage">
            <text:p>13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toa</text:p>
          </table:table-cell>
          <table:table-cell table:style-name="ce6" office:value-type="float" office:value="14880" calcext:value-type="float">
            <text:p>14,8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2388" calcext:value-type="float">
            <text:p>2,388</text:p>
          </table:table-cell>
          <table:table-cell table:style-name="ce6" office:value-type="float" office:value="12344" calcext:value-type="float">
            <text:p>12,344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2556" calcext:value-type="float">
            <text:p>2,556</text:p>
          </table:table-cell>
          <table:table-cell table:style-name="ce8" table:formula="of:=IF([.B17]&gt;0;[.E17]/[.B17];&quot;&quot;)" office:value-type="percentage" office:value="0.829569892473118" calcext:value-type="percentage">
            <text:p>83%</text:p>
          </table:table-cell>
          <table:table-cell table:style-name="ce8" table:formula="of:=IF([.C17]&gt;0;[.F17]/[.C17];&quot;&quot;)" office:value-type="percentage" office:value="1.92957746478873" calcext:value-type="percentage">
            <text:p>193%</text:p>
          </table:table-cell>
          <table:table-cell table:style-name="ce8" table:formula="of:=IF([.D17]&gt;0;[.G17]/[.D17];&quot;&quot;)" office:value-type="percentage" office:value="1.07035175879397" calcext:value-type="percentage">
            <text:p>107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uff</text:p>
          </table:table-cell>
          <table:table-cell table:style-name="ce6" office:value-type="float" office:value="1288" calcext:value-type="float">
            <text:p>1,28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4412" calcext:value-type="float">
            <text:p>4,41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416" calcext:value-type="float">
            <text:p>416</text:p>
          </table:table-cell>
          <table:table-cell table:style-name="ce8" table:formula="of:=IF([.B18]&gt;0;[.E18]/[.B18];&quot;&quot;)" office:value-type="percentage" office:value="3.42546583850932" calcext:value-type="percentage">
            <text:p>343%</text:p>
          </table:table-cell>
          <table:table-cell table:style-name="ce8" table:formula="of:=IF([.C18]&gt;0;[.F18]/[.C18];&quot;&quot;)" office:value-type="percentage" office:value="2.01538461538462" calcext:value-type="percentage">
            <text:p>202%</text:p>
          </table:table-cell>
          <table:table-cell table:style-name="ce8" table:formula="of:=IF([.D18]&gt;0;[.G18]/[.D18];&quot;&quot;)" office:value-type="percentage" office:value="1.82456140350877" calcext:value-type="percentage">
            <text:p>182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dn</text:p>
          </table:table-cell>
          <table:table-cell table:style-name="ce6" office:value-type="float" office:value="4164" calcext:value-type="float">
            <text:p>4,16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640" calcext:value-type="float">
            <text:p>1,640</text:p>
          </table:table-cell>
          <table:table-cell table:style-name="ce6" office:value-type="float" office:value="6944" calcext:value-type="float">
            <text:p>6,94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1828" calcext:value-type="float">
            <text:p>1,828</text:p>
          </table:table-cell>
          <table:table-cell table:style-name="ce8" table:formula="of:=IF([.B19]&gt;0;[.E19]/[.B19];&quot;&quot;)" office:value-type="percentage" office:value="1.66762728146013" calcext:value-type="percentage">
            <text:p>167%</text:p>
          </table:table-cell>
          <table:table-cell table:style-name="ce8" table:formula="of:=IF([.C19]&gt;0;[.F19]/[.C19];&quot;&quot;)" office:value-type="percentage" office:value="2.01538461538462" calcext:value-type="percentage">
            <text:p>202%</text:p>
          </table:table-cell>
          <table:table-cell table:style-name="ce8" table:formula="of:=IF([.D19]&gt;0;[.G19]/[.D19];&quot;&quot;)" office:value-type="percentage" office:value="1.11463414634146" calcext:value-type="percentage">
            <text:p>11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xpint</text:p>
          </table:table-cell>
          <table:table-cell table:style-name="ce6" office:value-type="float" office:value="1340" calcext:value-type="float">
            <text:p>1,34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488" calcext:value-type="float">
            <text:p>4,48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8" calcext:value-type="float">
            <text:p>228</text:p>
          </table:table-cell>
          <table:table-cell table:style-name="ce8" table:formula="of:=IF([.B20]&gt;0;[.E20]/[.B20];&quot;&quot;)" office:value-type="percentage" office:value="3.34925373134328" calcext:value-type="percentage">
            <text:p>335%</text:p>
          </table:table-cell>
          <table:table-cell table:style-name="ce8" table:formula="of:=IF([.C20]&gt;0;[.F20]/[.C20];&quot;&quot;)" office:value-type="percentage" office:value="2.01538461538462" calcext:value-type="percentage">
            <text:p>202%</text:p>
          </table:table-cell>
          <table:table-cell table:style-name="ce8" table:formula="of:=IF([.D20]&gt;0;[.G20]/[.D20];&quot;&quot;)" office:value-type="percentage" office:value="5.7" calcext:value-type="percentage">
            <text:p>57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c</text:p>
          </table:table-cell>
          <table:table-cell table:style-name="ce6" office:value-type="float" office:value="1094" calcext:value-type="float">
            <text:p>1,09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84" calcext:value-type="float">
            <text:p>4,28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1]&gt;0;[.E21]/[.B21];&quot;&quot;)" office:value-type="percentage" office:value="3.91590493601463" calcext:value-type="percentage">
            <text:p>392%</text:p>
          </table:table-cell>
          <table:table-cell table:style-name="ce8" table:formula="of:=IF([.C21]&gt;0;[.F21]/[.C21];&quot;&quot;)" office:value-type="percentage" office:value="2.01538461538462" calcext:value-type="percentage">
            <text:p>202%</text:p>
          </table:table-cell>
          <table:table-cell table:style-name="ce8" table:formula="of:=IF([.D21]&gt;0;[.G21]/[.D21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sta</text:p>
          </table:table-cell>
          <table:table-cell table:style-name="ce6" office:value-type="float" office:value="2298" calcext:value-type="float">
            <text:p>2,298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932" calcext:value-type="float">
            <text:p>4,932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2]&gt;0;[.E22]/[.B22];&quot;&quot;)" office:value-type="percentage" office:value="2.14621409921671" calcext:value-type="percentage">
            <text:p>215%</text:p>
          </table:table-cell>
          <table:table-cell table:style-name="ce8" table:formula="of:=IF([.C22]&gt;0;[.F22]/[.C22];&quot;&quot;)" office:value-type="percentage" office:value="1.63461538461538" calcext:value-type="percentage">
            <text:p>163%</text:p>
          </table:table-cell>
          <table:table-cell table:style-name="ce8" table:formula="of:=IF([.D22]&gt;0;[.G22]/[.D22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dct</text:p>
          </table:table-cell>
          <table:table-cell table:style-name="ce6" office:value-type="float" office:value="2234" calcext:value-type="float">
            <text:p>2,234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092" calcext:value-type="float">
            <text:p>5,092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3]&gt;0;[.E23]/[.B23];&quot;&quot;)" office:value-type="percentage" office:value="2.27931960608774" calcext:value-type="percentage">
            <text:p>228%</text:p>
          </table:table-cell>
          <table:table-cell table:style-name="ce8" table:formula="of:=IF([.C23]&gt;0;[.F23]/[.C23];&quot;&quot;)" office:value-type="percentage" office:value="1.68041237113402" calcext:value-type="percentage">
            <text:p>168%</text:p>
          </table:table-cell>
          <table:table-cell table:style-name="ce8" table:formula="of:=IF([.D23]&gt;0;[.G23]/[.D23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bcall</text:p>
          </table:table-cell>
          <table:table-cell table:style-name="ce6" office:value-type="float" office:value="1072" calcext:value-type="float">
            <text:p>1,07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72" calcext:value-type="float">
            <text:p>4,27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4]&gt;0;[.E24]/[.B24];&quot;&quot;)" office:value-type="percentage" office:value="3.98507462686567" calcext:value-type="percentage">
            <text:p>399%</text:p>
          </table:table-cell>
          <table:table-cell table:style-name="ce8" table:formula="of:=IF([.C24]&gt;0;[.F24]/[.C24];&quot;&quot;)" office:value-type="percentage" office:value="2.01538461538462" calcext:value-type="percentage">
            <text:p>202%</text:p>
          </table:table-cell>
          <table:table-cell table:style-name="ce8" table:formula="of:=IF([.D24]&gt;0;[.G24]/[.D24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r</text:p>
          </table:table-cell>
          <table:table-cell table:style-name="ce6" office:value-type="float" office:value="4166" calcext:value-type="float">
            <text:p>4,166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328" calcext:value-type="float">
            <text:p>7,32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5]&gt;0;[.E25]/[.B25];&quot;&quot;)" office:value-type="percentage" office:value="1.75900144023044" calcext:value-type="percentage">
            <text:p>176%</text:p>
          </table:table-cell>
          <table:table-cell table:style-name="ce8" table:formula="of:=IF([.C25]&gt;0;[.F25]/[.C25];&quot;&quot;)" office:value-type="percentage" office:value="2.01538461538462" calcext:value-type="percentage">
            <text:p>202%</text:p>
          </table:table-cell>
          <table:table-cell table:style-name="ce8" table:formula="of:=IF([.D25]&gt;0;[.G25]/[.D25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rac</text:p>
          </table:table-cell>
          <table:table-cell table:style-name="ce6" office:value-type="float" office:value="8414" calcext:value-type="float">
            <text:p>8,414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204" calcext:value-type="float">
            <text:p>7,204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6]&gt;0;[.E26]/[.B26];&quot;&quot;)" office:value-type="percentage" office:value="0.856192060850963" calcext:value-type="percentage">
            <text:p>86%</text:p>
          </table:table-cell>
          <table:table-cell table:style-name="ce8" table:formula="of:=IF([.C26]&gt;0;[.F26]/[.C26];&quot;&quot;)" office:value-type="percentage" office:value="1.77647058823529" calcext:value-type="percentage">
            <text:p>178%</text:p>
          </table:table-cell>
          <table:table-cell table:style-name="ce8" table:formula="of:=IF([.D26]&gt;0;[.G26]/[.D26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6" office:value-type="float" office:value="3306" calcext:value-type="float">
            <text:p>3,306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376" calcext:value-type="float">
            <text:p>5,376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27]&gt;0;[.E27]/[.B27];&quot;&quot;)" office:value-type="percentage" office:value="1.62613430127042" calcext:value-type="percentage">
            <text:p>163%</text:p>
          </table:table-cell>
          <table:table-cell table:style-name="ce8" table:formula="of:=IF([.C27]&gt;0;[.F27]/[.C27];&quot;&quot;)" office:value-type="percentage" office:value="2" calcext:value-type="percentage">
            <text:p>200%</text:p>
          </table:table-cell>
          <table:table-cell table:style-name="ce8" table:formula="of:=IF([.D27]&gt;0;[.G27]/[.D27];&quot;&quot;)" office:value-type="percentage" office:value="4.90909090909091" calcext:value-type="percentage">
            <text:p>49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6" office:value-type="float" office:value="1430" calcext:value-type="float">
            <text:p>1,43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420" calcext:value-type="float">
            <text:p>4,420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60" calcext:value-type="float">
            <text:p>260</text:p>
          </table:table-cell>
          <table:table-cell table:style-name="ce8" table:formula="of:=IF([.B28]&gt;0;[.E28]/[.B28];&quot;&quot;)" office:value-type="percentage" office:value="3.09090909090909" calcext:value-type="percentage">
            <text:p>309%</text:p>
          </table:table-cell>
          <table:table-cell table:style-name="ce8" table:formula="of:=IF([.C28]&gt;0;[.F28]/[.C28];&quot;&quot;)" office:value-type="percentage" office:value="2.01538461538462" calcext:value-type="percentage">
            <text:p>202%</text:p>
          </table:table-cell>
          <table:table-cell table:style-name="ce8" table:formula="of:=IF([.D28]&gt;0;[.G28]/[.D28];&quot;&quot;)" office:value-type="percentage" office:value="3.61111111111111" calcext:value-type="percentage">
            <text:p>36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6" office:value-type="float" office:value="1082" calcext:value-type="float">
            <text:p>1,08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292" calcext:value-type="float">
            <text:p>4,29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4" calcext:value-type="float">
            <text:p>224</text:p>
          </table:table-cell>
          <table:table-cell table:style-name="ce8" table:formula="of:=IF([.B29]&gt;0;[.E29]/[.B29];&quot;&quot;)" office:value-type="percentage" office:value="3.96672828096118" calcext:value-type="percentage">
            <text:p>397%</text:p>
          </table:table-cell>
          <table:table-cell table:style-name="ce8" table:formula="of:=IF([.C29]&gt;0;[.F29]/[.C29];&quot;&quot;)" office:value-type="percentage" office:value="2.01538461538462" calcext:value-type="percentage">
            <text:p>202%</text:p>
          </table:table-cell>
          <table:table-cell table:style-name="ce8" table:formula="of:=IF([.D29]&gt;0;[.G29]/[.D29];&quot;&quot;)" office:value-type="percentage" office:value="6.22222222222222" calcext:value-type="percentage">
            <text:p>622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6" office:value-type="float" office:value="2302" calcext:value-type="float">
            <text:p>2,30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5196" calcext:value-type="float">
            <text:p>5,196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472" calcext:value-type="float">
            <text:p>472</text:p>
          </table:table-cell>
          <table:table-cell table:style-name="ce8" table:formula="of:=IF([.B30]&gt;0;[.E30]/[.B30];&quot;&quot;)" office:value-type="percentage" office:value="2.25716768027802" calcext:value-type="percentage">
            <text:p>226%</text:p>
          </table:table-cell>
          <table:table-cell table:style-name="ce8" table:formula="of:=IF([.C30]&gt;0;[.F30]/[.C30];&quot;&quot;)" office:value-type="percentage" office:value="2.01538461538462" calcext:value-type="percentage">
            <text:p>202%</text:p>
          </table:table-cell>
          <table:table-cell table:style-name="ce8" table:formula="of:=IF([.D30]&gt;0;[.G30]/[.D30];&quot;&quot;)" office:value-type="percentage" office:value="1.66197183098592" calcext:value-type="percentage">
            <text:p>166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cdnum</text:p>
          </table:table-cell>
          <table:table-cell table:style-name="ce6" office:value-type="float" office:value="1131" calcext:value-type="float">
            <text:p>1,131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300" calcext:value-type="float">
            <text:p>4,300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31]&gt;0;[.E31]/[.B31];&quot;&quot;)" office:value-type="percentage" office:value="3.80194518125553" calcext:value-type="percentage">
            <text:p>380%</text:p>
          </table:table-cell>
          <table:table-cell table:style-name="ce8" table:formula="of:=IF([.C31]&gt;0;[.F31]/[.C31];&quot;&quot;)" office:value-type="percentage" office:value="2.01538461538462" calcext:value-type="percentage">
            <text:p>202%</text:p>
          </table:table-cell>
          <table:table-cell table:style-name="ce8" table:formula="of:=IF([.D31]&gt;0;[.G31]/[.D31];&quot;&quot;)" office:value-type="percentage" office:value="6.875" calcext:value-type="percentage">
            <text:p>688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6" office:value-type="float" office:value="1416" calcext:value-type="float">
            <text:p>1,416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532" calcext:value-type="float">
            <text:p>4,532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32]&gt;0;[.E32]/[.B32];&quot;&quot;)" office:value-type="percentage" office:value="3.20056497175141" calcext:value-type="percentage">
            <text:p>320%</text:p>
          </table:table-cell>
          <table:table-cell table:style-name="ce8" table:formula="of:=IF([.C32]&gt;0;[.F32]/[.C32];&quot;&quot;)" office:value-type="percentage" office:value="1.94285714285714" calcext:value-type="percentage">
            <text:p>194%</text:p>
          </table:table-cell>
          <table:table-cell table:style-name="ce8" table:formula="of:=IF([.D32]&gt;0;[.G32]/[.D32];&quot;&quot;)" office:value-type="percentage" office:value="7.71428571428571" calcext:value-type="percentage">
            <text:p>77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udcmp</text:p>
          </table:table-cell>
          <table:table-cell table:style-name="ce6" office:value-type="float" office:value="6032" calcext:value-type="float">
            <text:p>6,03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6792" calcext:value-type="float">
            <text:p>6,79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556" calcext:value-type="float">
            <text:p>556</text:p>
          </table:table-cell>
          <table:table-cell table:style-name="ce8" table:formula="of:=IF([.B33]&gt;0;[.E33]/[.B33];&quot;&quot;)" office:value-type="percentage" office:value="1.12599469496021" calcext:value-type="percentage">
            <text:p>113%</text:p>
          </table:table-cell>
          <table:table-cell table:style-name="ce8" table:formula="of:=IF([.C33]&gt;0;[.F33]/[.C33];&quot;&quot;)" office:value-type="percentage" office:value="2.01538461538462" calcext:value-type="percentage">
            <text:p>202%</text:p>
          </table:table-cell>
          <table:table-cell table:style-name="ce8" table:formula="of:=IF([.D33]&gt;0;[.G33]/[.D33];&quot;&quot;)" office:value-type="percentage" office:value="1.51086956521739" calcext:value-type="percentage">
            <text:p>15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6" office:value-type="float" office:value="4708" calcext:value-type="float">
            <text:p>4,70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232" calcext:value-type="float">
            <text:p>1,232</text:p>
          </table:table-cell>
          <table:table-cell table:style-name="ce6" office:value-type="float" office:value="6428" calcext:value-type="float">
            <text:p>6,42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1420" calcext:value-type="float">
            <text:p>1,420</text:p>
          </table:table-cell>
          <table:table-cell table:style-name="ce8" table:formula="of:=IF([.B34]&gt;0;[.E34]/[.B34];&quot;&quot;)" office:value-type="percentage" office:value="1.36533559898046" calcext:value-type="percentage">
            <text:p>137%</text:p>
          </table:table-cell>
          <table:table-cell table:style-name="ce8" table:formula="of:=IF([.C34]&gt;0;[.F34]/[.C34];&quot;&quot;)" office:value-type="percentage" office:value="2.01538461538462" calcext:value-type="percentage">
            <text:p>202%</text:p>
          </table:table-cell>
          <table:table-cell table:style-name="ce8" table:formula="of:=IF([.D34]&gt;0;[.G34]/[.D34];&quot;&quot;)" office:value-type="percentage" office:value="1.1525974025974" calcext:value-type="percentage">
            <text:p>11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6" office:value-type="float" office:value="3172" calcext:value-type="float">
            <text:p>3,17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832" calcext:value-type="float">
            <text:p>4,832</text:p>
          </table:table-cell>
          <table:table-cell table:style-name="ce6" office:value-type="float" office:value="6132" calcext:value-type="float">
            <text:p>6,13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5020" calcext:value-type="float">
            <text:p>5,020</text:p>
          </table:table-cell>
          <table:table-cell table:style-name="ce8" table:formula="of:=IF([.B35]&gt;0;[.E35]/[.B35];&quot;&quot;)" office:value-type="percentage" office:value="1.93316519546028" calcext:value-type="percentage">
            <text:p>193%</text:p>
          </table:table-cell>
          <table:table-cell table:style-name="ce8" table:formula="of:=IF([.C35]&gt;0;[.F35]/[.C35];&quot;&quot;)" office:value-type="percentage" office:value="2.01538461538462" calcext:value-type="percentage">
            <text:p>202%</text:p>
          </table:table-cell>
          <table:table-cell table:style-name="ce8" table:formula="of:=IF([.D35]&gt;0;[.G35]/[.D35];&quot;&quot;)" office:value-type="percentage" office:value="1.03890728476821" calcext:value-type="percentage">
            <text:p>10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6" office:value-type="float" office:value="10470" calcext:value-type="float">
            <text:p>10,47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648" calcext:value-type="float">
            <text:p>8,64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1016" calcext:value-type="float">
            <text:p>1,016</text:p>
          </table:table-cell>
          <table:table-cell table:style-name="ce8" table:formula="of:=IF([.B36]&gt;0;[.E36]/[.B36];&quot;&quot;)" office:value-type="percentage" office:value="0.825978987583572" calcext:value-type="percentage">
            <text:p>83%</text:p>
          </table:table-cell>
          <table:table-cell table:style-name="ce8" table:formula="of:=IF([.C36]&gt;0;[.F36]/[.C36];&quot;&quot;)" office:value-type="percentage" office:value="2.01538461538462" calcext:value-type="percentage">
            <text:p>202%</text:p>
          </table:table-cell>
          <table:table-cell table:style-name="ce8" table:formula="of:=IF([.D36]&gt;0;[.G36]/[.D36];&quot;&quot;)" office:value-type="percentage" office:value="1.20379146919431" calcext:value-type="percentage">
            <text:p>1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iz</text:p>
          </table:table-cell>
          <table:table-cell table:style-name="ce6" office:value-type="float" office:value="26918" calcext:value-type="float">
            <text:p>26,918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2444" calcext:value-type="float">
            <text:p>2,444</text:p>
          </table:table-cell>
          <table:table-cell table:style-name="ce6" office:value-type="float" office:value="24638" calcext:value-type="float">
            <text:p>24,638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2616" calcext:value-type="float">
            <text:p>2,616</text:p>
          </table:table-cell>
          <table:table-cell table:style-name="ce8" table:formula="of:=IF([.B37]&gt;0;[.E37]/[.B37];&quot;&quot;)" office:value-type="percentage" office:value="0.91529831339624" calcext:value-type="percentage">
            <text:p>92%</text:p>
          </table:table-cell>
          <table:table-cell table:style-name="ce8" table:formula="of:=IF([.C37]&gt;0;[.F37]/[.C37];&quot;&quot;)" office:value-type="percentage" office:value="2" calcext:value-type="percentage">
            <text:p>200%</text:p>
          </table:table-cell>
          <table:table-cell table:style-name="ce8" table:formula="of:=IF([.D37]&gt;0;[.G37]/[.D37];&quot;&quot;)" office:value-type="percentage" office:value="1.07037643207856" calcext:value-type="percentage">
            <text:p>10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ver</text:p>
          </table:table-cell>
          <table:table-cell table:style-name="ce6" office:value-type="float" office:value="5606" calcext:value-type="float">
            <text:p>5,606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6568" calcext:value-type="float">
            <text:p>6,568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404" calcext:value-type="float">
            <text:p>404</text:p>
          </table:table-cell>
          <table:table-cell table:style-name="ce8" table:formula="of:=IF([.B38]&gt;0;[.E38]/[.B38];&quot;&quot;)" office:value-type="percentage" office:value="1.17160185515519" calcext:value-type="percentage">
            <text:p>117%</text:p>
          </table:table-cell>
          <table:table-cell table:style-name="ce8" table:formula="of:=IF([.C38]&gt;0;[.F38]/[.C38];&quot;&quot;)" office:value-type="percentage" office:value="1.89189189189189" calcext:value-type="percentage">
            <text:p>189%</text:p>
          </table:table-cell>
          <table:table-cell table:style-name="ce8" table:formula="of:=IF([.D38]&gt;0;[.G38]/[.D38];&quot;&quot;)" office:value-type="percentage" office:value="1.87037037037037" calcext:value-type="percentage">
            <text:p>18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body</text:p>
          </table:table-cell>
          <table:table-cell table:style-name="ce6" office:value-type="float" office:value="8940" calcext:value-type="float">
            <text:p>8,940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892" calcext:value-type="float">
            <text:p>7,892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39]&gt;0;[.E39]/[.B39];&quot;&quot;)" office:value-type="percentage" office:value="0.882774049217002" calcext:value-type="percentage">
            <text:p>88%</text:p>
          </table:table-cell>
          <table:table-cell table:style-name="ce8" table:formula="of:=IF([.C39]&gt;0;[.F39]/[.C39];&quot;&quot;)" office:value-type="percentage" office:value="1.45205479452055" calcext:value-type="percentage">
            <text:p>145%</text:p>
          </table:table-cell>
          <table:table-cell table:style-name="ce8" table:formula="of:=IF([.D39]&gt;0;[.G39]/[.D39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es</text:p>
          </table:table-cell>
          <table:table-cell table:style-name="ce6" office:value-type="float" office:value="3560" calcext:value-type="float">
            <text:p>3,560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6448" calcext:value-type="float">
            <text:p>6,448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592" calcext:value-type="float">
            <text:p>592</text:p>
          </table:table-cell>
          <table:table-cell table:style-name="ce8" table:formula="of:=IF([.B40]&gt;0;[.E40]/[.B40];&quot;&quot;)" office:value-type="percentage" office:value="1.81123595505618" calcext:value-type="percentage">
            <text:p>181%</text:p>
          </table:table-cell>
          <table:table-cell table:style-name="ce8" table:formula="of:=IF([.C40]&gt;0;[.F40]/[.C40];&quot;&quot;)" office:value-type="percentage" office:value="1.98507462686567" calcext:value-type="percentage">
            <text:p>199%</text:p>
          </table:table-cell>
          <table:table-cell table:style-name="ce8" table:formula="of:=IF([.D40]&gt;0;[.G40]/[.D40];&quot;&quot;)" office:value-type="percentage" office:value="1.46534653465347" calcext:value-type="percentage">
            <text:p>14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6" office:value-type="float" office:value="1664" calcext:value-type="float">
            <text:p>1,66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592" calcext:value-type="float">
            <text:p>4,59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492" calcext:value-type="float">
            <text:p>492</text:p>
          </table:table-cell>
          <table:table-cell table:style-name="ce8" table:formula="of:=IF([.B41]&gt;0;[.E41]/[.B41];&quot;&quot;)" office:value-type="percentage" office:value="2.75961538461538" calcext:value-type="percentage">
            <text:p>276%</text:p>
          </table:table-cell>
          <table:table-cell table:style-name="ce8" table:formula="of:=IF([.C41]&gt;0;[.F41]/[.C41];&quot;&quot;)" office:value-type="percentage" office:value="2.01538461538462" calcext:value-type="percentage">
            <text:p>202%</text:p>
          </table:table-cell>
          <table:table-cell table:style-name="ce8" table:formula="of:=IF([.D41]&gt;0;[.G41]/[.D41];&quot;&quot;)" office:value-type="percentage" office:value="1.61842105263158" calcext:value-type="percentage">
            <text:p>16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6" office:value-type="float" office:value="17358" calcext:value-type="float">
            <text:p>17,35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8356" calcext:value-type="float">
            <text:p>18,356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316" calcext:value-type="float">
            <text:p>316</text:p>
          </table:table-cell>
          <table:table-cell table:style-name="ce8" table:formula="of:=IF([.B42]&gt;0;[.E42]/[.B42];&quot;&quot;)" office:value-type="percentage" office:value="1.05749510312248" calcext:value-type="percentage">
            <text:p>106%</text:p>
          </table:table-cell>
          <table:table-cell table:style-name="ce8" table:formula="of:=IF([.C42]&gt;0;[.F42]/[.C42];&quot;&quot;)" office:value-type="percentage" office:value="2.01538461538462" calcext:value-type="percentage">
            <text:p>202%</text:p>
          </table:table-cell>
          <table:table-cell table:style-name="ce8" table:formula="of:=IF([.D42]&gt;0;[.G42]/[.D42];&quot;&quot;)" office:value-type="percentage" office:value="2.46875" calcext:value-type="percentage">
            <text:p>24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6" office:value-type="float" office:value="9652" calcext:value-type="float">
            <text:p>9,65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1324" calcext:value-type="float">
            <text:p>11,32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360" calcext:value-type="float">
            <text:p>360</text:p>
          </table:table-cell>
          <table:table-cell table:style-name="ce8" table:formula="of:=IF([.B43]&gt;0;[.E43]/[.B43];&quot;&quot;)" office:value-type="percentage" office:value="1.17322834645669" calcext:value-type="percentage">
            <text:p>117%</text:p>
          </table:table-cell>
          <table:table-cell table:style-name="ce8" table:formula="of:=IF([.C43]&gt;0;[.F43]/[.C43];&quot;&quot;)" office:value-type="percentage" office:value="2.01538461538462" calcext:value-type="percentage">
            <text:p>202%</text:p>
          </table:table-cell>
          <table:table-cell table:style-name="ce8" table:formula="of:=IF([.D43]&gt;0;[.G43]/[.D43];&quot;&quot;)" office:value-type="percentage" office:value="2.09302325581395" calcext:value-type="percentage">
            <text:p>20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6" office:value-type="float" office:value="3700" calcext:value-type="float">
            <text:p>3,70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72" calcext:value-type="float">
            <text:p>5,972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44]&gt;0;[.E44]/[.B44];&quot;&quot;)" office:value-type="percentage" office:value="1.61405405405405" calcext:value-type="percentage">
            <text:p>161%</text:p>
          </table:table-cell>
          <table:table-cell table:style-name="ce8" table:formula="of:=IF([.C44]&gt;0;[.F44]/[.C44];&quot;&quot;)" office:value-type="percentage" office:value="1.77647058823529" calcext:value-type="percentage">
            <text:p>178%</text:p>
          </table:table-cell>
          <table:table-cell table:style-name="ce8" table:formula="of:=IF([.D44]&gt;0;[.G44]/[.D44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6" office:value-type="float" office:value="5298" calcext:value-type="float">
            <text:p>5,29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312" calcext:value-type="float">
            <text:p>6,31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45]&gt;0;[.E45]/[.B45];&quot;&quot;)" office:value-type="percentage" office:value="1.19139297848245" calcext:value-type="percentage">
            <text:p>119%</text:p>
          </table:table-cell>
          <table:table-cell table:style-name="ce8" table:formula="of:=IF([.C45]&gt;0;[.F45]/[.C45];&quot;&quot;)" office:value-type="percentage" office:value="2.01538461538462" calcext:value-type="percentage">
            <text:p>202%</text:p>
          </table:table-cell>
          <table:table-cell table:style-name="ce8" table:formula="of:=IF([.D45]&gt;0;[.G45]/[.D45];&quot;&quot;)" office:value-type="percentage" office:value="6.875" calcext:value-type="percentage">
            <text:p>68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6" office:value-type="float" office:value="1098" calcext:value-type="float">
            <text:p>1,09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72" calcext:value-type="float">
            <text:p>4,27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46]&gt;0;[.E46]/[.B46];&quot;&quot;)" office:value-type="percentage" office:value="3.89071038251366" calcext:value-type="percentage">
            <text:p>389%</text:p>
          </table:table-cell>
          <table:table-cell table:style-name="ce8" table:formula="of:=IF([.C46]&gt;0;[.F46]/[.C46];&quot;&quot;)" office:value-type="percentage" office:value="2.01538461538462" calcext:value-type="percentage">
            <text:p>202%</text:p>
          </table:table-cell>
          <table:table-cell table:style-name="ce8" table:formula="of:=IF([.D46]&gt;0;[.G46]/[.D46];&quot;&quot;)" office:value-type="percentage" office:value="6.875" calcext:value-type="percentage">
            <text:p>68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6" office:value-type="float" office:value="3068" calcext:value-type="float">
            <text:p>3,06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268" calcext:value-type="float">
            <text:p>5,26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47]&gt;0;[.E47]/[.B47];&quot;&quot;)" office:value-type="percentage" office:value="1.71707953063885" calcext:value-type="percentage">
            <text:p>172%</text:p>
          </table:table-cell>
          <table:table-cell table:style-name="ce8" table:formula="of:=IF([.C47]&gt;0;[.F47]/[.C47];&quot;&quot;)" office:value-type="percentage" office:value="2.01538461538462" calcext:value-type="percentage">
            <text:p>202%</text:p>
          </table:table-cell>
          <table:table-cell table:style-name="ce8" table:formula="of:=IF([.D47]&gt;0;[.G47]/[.D47];&quot;&quot;)" office:value-type="percentage" office:value="6.875" calcext:value-type="percentage">
            <text:p>68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6" office:value-type="float" office:value="5060" calcext:value-type="float">
            <text:p>5,06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84" calcext:value-type="float">
            <text:p>6,08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64" calcext:value-type="float">
            <text:p>264</text:p>
          </table:table-cell>
          <table:table-cell table:style-name="ce8" table:formula="of:=IF([.B48]&gt;0;[.E48]/[.B48];&quot;&quot;)" office:value-type="percentage" office:value="1.20237154150198" calcext:value-type="percentage">
            <text:p>120%</text:p>
          </table:table-cell>
          <table:table-cell table:style-name="ce8" table:formula="of:=IF([.C48]&gt;0;[.F48]/[.C48];&quot;&quot;)" office:value-type="percentage" office:value="2.01538461538462" calcext:value-type="percentage">
            <text:p>202%</text:p>
          </table:table-cell>
          <table:table-cell table:style-name="ce8" table:formula="of:=IF([.D48]&gt;0;[.G48]/[.D48];&quot;&quot;)" office:value-type="percentage" office:value="3.47368421052632" calcext:value-type="percentage">
            <text:p>34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</text:p>
          </table:table-cell>
          <table:table-cell table:style-name="ce6" office:value-type="float" office:value="1026" calcext:value-type="float">
            <text:p>1,026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24" calcext:value-type="float">
            <text:p>4,22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49]&gt;0;[.E49]/[.B49];&quot;&quot;)" office:value-type="percentage" office:value="4.11695906432749" calcext:value-type="percentage">
            <text:p>412%</text:p>
          </table:table-cell>
          <table:table-cell table:style-name="ce8" table:formula="of:=IF([.C49]&gt;0;[.F49]/[.C49];&quot;&quot;)" office:value-type="percentage" office:value="2.01538461538462" calcext:value-type="percentage">
            <text:p>202%</text:p>
          </table:table-cell>
          <table:table-cell table:style-name="ce8" table:formula="of:=IF([.D49]&gt;0;[.G49]/[.D49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6" office:value-type="float" office:value="16494" calcext:value-type="float">
            <text:p>16,494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9540" calcext:value-type="float">
            <text:p>19,540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76" calcext:value-type="float">
            <text:p>276</text:p>
          </table:table-cell>
          <table:table-cell table:style-name="ce8" table:formula="of:=IF([.B50]&gt;0;[.E50]/[.B50];&quot;&quot;)" office:value-type="percentage" office:value="1.18467321450224" calcext:value-type="percentage">
            <text:p>118%</text:p>
          </table:table-cell>
          <table:table-cell table:style-name="ce8" table:formula="of:=IF([.C50]&gt;0;[.F50]/[.C50];&quot;&quot;)" office:value-type="percentage" office:value="1.98507462686567" calcext:value-type="percentage">
            <text:p>199%</text:p>
          </table:table-cell>
          <table:table-cell table:style-name="ce8" table:formula="of:=IF([.D50]&gt;0;[.G50]/[.D50];&quot;&quot;)" office:value-type="percentage" office:value="3.13636363636364" calcext:value-type="percentage">
            <text:p>31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6" office:value-type="float" office:value="10648" calcext:value-type="float">
            <text:p>10,64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396" calcext:value-type="float">
            <text:p>2,396</text:p>
          </table:table-cell>
          <table:table-cell table:style-name="ce6" office:value-type="float" office:value="12108" calcext:value-type="float">
            <text:p>12,10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572" calcext:value-type="float">
            <text:p>2,572</text:p>
          </table:table-cell>
          <table:table-cell table:style-name="ce8" table:formula="of:=IF([.B51]&gt;0;[.E51]/[.B51];&quot;&quot;)" office:value-type="percentage" office:value="1.13711495116454" calcext:value-type="percentage">
            <text:p>114%</text:p>
          </table:table-cell>
          <table:table-cell table:style-name="ce8" table:formula="of:=IF([.C51]&gt;0;[.F51]/[.C51];&quot;&quot;)" office:value-type="percentage" office:value="2.01538461538462" calcext:value-type="percentage">
            <text:p>202%</text:p>
          </table:table-cell>
          <table:table-cell table:style-name="ce8" table:formula="of:=IF([.D51]&gt;0;[.G51]/[.D51];&quot;&quot;)" office:value-type="percentage" office:value="1.07345575959933" calcext:value-type="percentage">
            <text:p>10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</text:p>
          </table:table-cell>
          <table:table-cell table:style-name="ce6" office:value-type="float" office:value="1144" calcext:value-type="float">
            <text:p>1,14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364" calcext:value-type="float">
            <text:p>4,36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8" calcext:value-type="float">
            <text:p>228</text:p>
          </table:table-cell>
          <table:table-cell table:style-name="ce8" table:formula="of:=IF([.B52]&gt;0;[.E52]/[.B52];&quot;&quot;)" office:value-type="percentage" office:value="3.81468531468531" calcext:value-type="percentage">
            <text:p>381%</text:p>
          </table:table-cell>
          <table:table-cell table:style-name="ce8" table:formula="of:=IF([.C52]&gt;0;[.F52]/[.C52];&quot;&quot;)" office:value-type="percentage" office:value="2.01538461538462" calcext:value-type="percentage">
            <text:p>202%</text:p>
          </table:table-cell>
          <table:table-cell table:style-name="ce8" table:formula="of:=IF([.D52]&gt;0;[.G52]/[.D52];&quot;&quot;)" office:value-type="percentage" office:value="5.7" calcext:value-type="percentage">
            <text:p>57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rduino</text:p>
          </table:table-cell>
          <table:table-cell table:style-name="ce6" office:value-type="float" office:value="9428" calcext:value-type="float">
            <text:p>9,42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1408" calcext:value-type="float">
            <text:p>11,40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64" calcext:value-type="float">
            <text:p>264</text:p>
          </table:table-cell>
          <table:table-cell table:style-name="ce8" table:formula="of:=IF([.B53]&gt;0;[.E53]/[.B53];&quot;&quot;)" office:value-type="percentage" office:value="1.21001272804412" calcext:value-type="percentage">
            <text:p>121%</text:p>
          </table:table-cell>
          <table:table-cell table:style-name="ce8" table:formula="of:=IF([.C53]&gt;0;[.F53]/[.C53];&quot;&quot;)" office:value-type="percentage" office:value="2.01538461538462" calcext:value-type="percentage">
            <text:p>202%</text:p>
          </table:table-cell>
          <table:table-cell table:style-name="ce8" table:formula="of:=IF([.D53]&gt;0;[.G53]/[.D53];&quot;&quot;)" office:value-type="percentage" office:value="2.8695652173913" calcext:value-type="percentage">
            <text:p>28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sort</text:p>
          </table:table-cell>
          <table:table-cell table:style-name="ce6" office:value-type="float" office:value="1770" calcext:value-type="float">
            <text:p>1,77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4856" calcext:value-type="float">
            <text:p>4,856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616" calcext:value-type="float">
            <text:p>616</text:p>
          </table:table-cell>
          <table:table-cell table:style-name="ce8" table:formula="of:=IF([.B54]&gt;0;[.E54]/[.B54];&quot;&quot;)" office:value-type="percentage" office:value="2.74350282485876" calcext:value-type="percentage">
            <text:p>274%</text:p>
          </table:table-cell>
          <table:table-cell table:style-name="ce8" table:formula="of:=IF([.C54]&gt;0;[.F54]/[.C54];&quot;&quot;)" office:value-type="percentage" office:value="1.77647058823529" calcext:value-type="percentage">
            <text:p>178%</text:p>
          </table:table-cell>
          <table:table-cell table:style-name="ce8" table:formula="of:=IF([.D54]&gt;0;[.G54]/[.D54];&quot;&quot;)" office:value-type="percentage" office:value="1.4392523364486" calcext:value-type="percentage">
            <text:p>14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rt</text:p>
          </table:table-cell>
          <table:table-cell table:style-name="ce6" office:value-type="float" office:value="8522" calcext:value-type="float">
            <text:p>8,522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280" calcext:value-type="float">
            <text:p>8,28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244" calcext:value-type="float">
            <text:p>244</text:p>
          </table:table-cell>
          <table:table-cell table:style-name="ce8" table:formula="of:=IF([.B55]&gt;0;[.E55]/[.B55];&quot;&quot;)" office:value-type="percentage" office:value="0.971602910114996" calcext:value-type="percentage">
            <text:p>97%</text:p>
          </table:table-cell>
          <table:table-cell table:style-name="ce8" table:formula="of:=IF([.C55]&gt;0;[.F55]/[.C55];&quot;&quot;)" office:value-type="percentage" office:value="1.89189189189189" calcext:value-type="percentage">
            <text:p>189%</text:p>
          </table:table-cell>
          <table:table-cell table:style-name="ce8" table:formula="of:=IF([.D55]&gt;0;[.G55]/[.D55];&quot;&quot;)" office:value-type="percentage" office:value="4.35714285714286" calcext:value-type="percentage">
            <text:p>436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6" office:value-type="float" office:value="1104" calcext:value-type="float">
            <text:p>1,10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288" calcext:value-type="float">
            <text:p>4,28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4" calcext:value-type="float">
            <text:p>224</text:p>
          </table:table-cell>
          <table:table-cell table:style-name="ce8" table:formula="of:=IF([.B56]&gt;0;[.E56]/[.B56];&quot;&quot;)" office:value-type="percentage" office:value="3.88405797101449" calcext:value-type="percentage">
            <text:p>388%</text:p>
          </table:table-cell>
          <table:table-cell table:style-name="ce8" table:formula="of:=IF([.C56]&gt;0;[.F56]/[.C56];&quot;&quot;)" office:value-type="percentage" office:value="2.01538461538462" calcext:value-type="percentage">
            <text:p>202%</text:p>
          </table:table-cell>
          <table:table-cell table:style-name="ce8" table:formula="of:=IF([.D56]&gt;0;[.G56]/[.D56];&quot;&quot;)" office:value-type="percentage" office:value="6.22222222222222" calcext:value-type="percentage">
            <text:p>62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6" office:value-type="float" office:value="20090" calcext:value-type="float">
            <text:p>20,090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6592" calcext:value-type="float">
            <text:p>16,592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28" calcext:value-type="float">
            <text:p>228</text:p>
          </table:table-cell>
          <table:table-cell table:style-name="ce8" table:formula="of:=IF([.B57]&gt;0;[.E57]/[.B57];&quot;&quot;)" office:value-type="percentage" office:value="0.825883524141364" calcext:value-type="percentage">
            <text:p>83%</text:p>
          </table:table-cell>
          <table:table-cell table:style-name="ce8" table:formula="of:=IF([.C57]&gt;0;[.F57]/[.C57];&quot;&quot;)" office:value-type="percentage" office:value="1.97058823529412" calcext:value-type="percentage">
            <text:p>197%</text:p>
          </table:table-cell>
          <table:table-cell table:style-name="ce8" table:formula="of:=IF([.D57]&gt;0;[.G57]/[.D57];&quot;&quot;)" office:value-type="percentage" office:value="4.07142857142857" calcext:value-type="percentage">
            <text:p>40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lect</text:p>
          </table:table-cell>
          <table:table-cell table:style-name="ce6" office:value-type="float" office:value="1702" calcext:value-type="float">
            <text:p>1,702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76" calcext:value-type="float">
            <text:p>4,776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24" calcext:value-type="float">
            <text:p>224</text:p>
          </table:table-cell>
          <table:table-cell table:style-name="ce8" table:formula="of:=IF([.B58]&gt;0;[.E58]/[.B58];&quot;&quot;)" office:value-type="percentage" office:value="2.80611045828437" calcext:value-type="percentage">
            <text:p>281%</text:p>
          </table:table-cell>
          <table:table-cell table:style-name="ce8" table:formula="of:=IF([.C58]&gt;0;[.F58]/[.C58];&quot;&quot;)" office:value-type="percentage" office:value="1.77647058823529" calcext:value-type="percentage">
            <text:p>178%</text:p>
          </table:table-cell>
          <table:table-cell table:style-name="ce8" table:formula="of:=IF([.D58]&gt;0;[.G58]/[.D58];&quot;&quot;)" office:value-type="percentage" office:value="6.22222222222222" calcext:value-type="percentage">
            <text:p>62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312" calcext:value-type="float">
            <text:p>4,312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59]&gt;0;[.E59]/[.B59];&quot;&quot;)" office:value-type="percentage" office:value="3.80918727915194" calcext:value-type="percentage">
            <text:p>381%</text:p>
          </table:table-cell>
          <table:table-cell table:style-name="ce8" table:formula="of:=IF([.C59]&gt;0;[.F59]/[.C59];&quot;&quot;)" office:value-type="percentage" office:value="1.4" calcext:value-type="percentage">
            <text:p>140%</text:p>
          </table:table-cell>
          <table:table-cell table:style-name="ce8" table:formula="of:=IF([.D59]&gt;0;[.G59]/[.D59];&quot;&quot;)" office:value-type="percentage" office:value="6.875" calcext:value-type="percentage">
            <text:p>68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6" office:value-type="float" office:value="1336" calcext:value-type="float">
            <text:p>1,336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4440" calcext:value-type="float">
            <text:p>4,440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616" calcext:value-type="float">
            <text:p>616</text:p>
          </table:table-cell>
          <table:table-cell table:style-name="ce8" table:formula="of:=IF([.B60]&gt;0;[.E60]/[.B60];&quot;&quot;)" office:value-type="percentage" office:value="3.32335329341317" calcext:value-type="percentage">
            <text:p>332%</text:p>
          </table:table-cell>
          <table:table-cell table:style-name="ce8" table:formula="of:=IF([.C60]&gt;0;[.F60]/[.C60];&quot;&quot;)" office:value-type="percentage" office:value="1.4" calcext:value-type="percentage">
            <text:p>140%</text:p>
          </table:table-cell>
          <table:table-cell table:style-name="ce8" table:formula="of:=IF([.D60]&gt;0;[.G60]/[.D60];&quot;&quot;)" office:value-type="percentage" office:value="1.4392523364486" calcext:value-type="percentage">
            <text:p>14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6" office:value-type="float" office:value="1354" calcext:value-type="float">
            <text:p>1,354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4504" calcext:value-type="float">
            <text:p>4,504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616" calcext:value-type="float">
            <text:p>616</text:p>
          </table:table-cell>
          <table:table-cell table:style-name="ce8" table:formula="of:=IF([.B61]&gt;0;[.E61]/[.B61];&quot;&quot;)" office:value-type="percentage" office:value="3.32644017725258" calcext:value-type="percentage">
            <text:p>333%</text:p>
          </table:table-cell>
          <table:table-cell table:style-name="ce8" table:formula="of:=IF([.C61]&gt;0;[.F61]/[.C61];&quot;&quot;)" office:value-type="percentage" office:value="1.4" calcext:value-type="percentage">
            <text:p>140%</text:p>
          </table:table-cell>
          <table:table-cell table:style-name="ce8" table:formula="of:=IF([.D61]&gt;0;[.G61]/[.D61];&quot;&quot;)" office:value-type="percentage" office:value="1.4392523364486" calcext:value-type="percentage">
            <text:p>14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6" office:value-type="float" office:value="2086" calcext:value-type="float">
            <text:p>2,086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24" calcext:value-type="float">
            <text:p>4,724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2]&gt;0;[.E62]/[.B62];&quot;&quot;)" office:value-type="percentage" office:value="2.26462128475551" calcext:value-type="percentage">
            <text:p>226%</text:p>
          </table:table-cell>
          <table:table-cell table:style-name="ce8" table:formula="of:=IF([.C62]&gt;0;[.F62]/[.C62];&quot;&quot;)" office:value-type="percentage" office:value="1.4" calcext:value-type="percentage">
            <text:p>140%</text:p>
          </table:table-cell>
          <table:table-cell table:style-name="ce8" table:formula="of:=IF([.D62]&gt;0;[.G62]/[.D62];&quot;&quot;)" office:value-type="percentage" office:value="4.90909090909091" calcext:value-type="percentage">
            <text:p>49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6" office:value-type="float" office:value="1988" calcext:value-type="float">
            <text:p>1,988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604" calcext:value-type="float">
            <text:p>4,604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96" calcext:value-type="float">
            <text:p>296</text:p>
          </table:table-cell>
          <table:table-cell table:style-name="ce8" table:formula="of:=IF([.B63]&gt;0;[.E63]/[.B63];&quot;&quot;)" office:value-type="percentage" office:value="2.3158953722334" calcext:value-type="percentage">
            <text:p>232%</text:p>
          </table:table-cell>
          <table:table-cell table:style-name="ce8" table:formula="of:=IF([.C63]&gt;0;[.F63]/[.C63];&quot;&quot;)" office:value-type="percentage" office:value="1.4" calcext:value-type="percentage">
            <text:p>140%</text:p>
          </table:table-cell>
          <table:table-cell table:style-name="ce8" table:formula="of:=IF([.D63]&gt;0;[.G63]/[.D63];&quot;&quot;)" office:value-type="percentage" office:value="2.38709677419355" calcext:value-type="percentage">
            <text:p>23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6" office:value-type="float" office:value="1806" calcext:value-type="float">
            <text:p>1,806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448" calcext:value-type="float">
            <text:p>4,448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4]&gt;0;[.E64]/[.B64];&quot;&quot;)" office:value-type="percentage" office:value="2.46290143964563" calcext:value-type="percentage">
            <text:p>246%</text:p>
          </table:table-cell>
          <table:table-cell table:style-name="ce8" table:formula="of:=IF([.C64]&gt;0;[.F64]/[.C64];&quot;&quot;)" office:value-type="percentage" office:value="1.4" calcext:value-type="percentage">
            <text:p>140%</text:p>
          </table:table-cell>
          <table:table-cell table:style-name="ce8" table:formula="of:=IF([.D64]&gt;0;[.G64]/[.D64];&quot;&quot;)" office:value-type="percentage" office:value="4.90909090909091" calcext:value-type="percentage">
            <text:p>49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6" office:value-type="float" office:value="1824" calcext:value-type="float">
            <text:p>1,824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476" calcext:value-type="float">
            <text:p>4,476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5]&gt;0;[.E65]/[.B65];&quot;&quot;)" office:value-type="percentage" office:value="2.45394736842105" calcext:value-type="percentage">
            <text:p>245%</text:p>
          </table:table-cell>
          <table:table-cell table:style-name="ce8" table:formula="of:=IF([.C65]&gt;0;[.F65]/[.C65];&quot;&quot;)" office:value-type="percentage" office:value="1.4" calcext:value-type="percentage">
            <text:p>140%</text:p>
          </table:table-cell>
          <table:table-cell table:style-name="ce8" table:formula="of:=IF([.D65]&gt;0;[.G65]/[.D65];&quot;&quot;)" office:value-type="percentage" office:value="4.90909090909091" calcext:value-type="percentage">
            <text:p>49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6" office:value-type="float" office:value="1342" calcext:value-type="float">
            <text:p>1,342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440" calcext:value-type="float">
            <text:p>4,440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6]&gt;0;[.E66]/[.B66];&quot;&quot;)" office:value-type="percentage" office:value="3.30849478390462" calcext:value-type="percentage">
            <text:p>331%</text:p>
          </table:table-cell>
          <table:table-cell table:style-name="ce8" table:formula="of:=IF([.C66]&gt;0;[.F66]/[.C66];&quot;&quot;)" office:value-type="percentage" office:value="1.4" calcext:value-type="percentage">
            <text:p>140%</text:p>
          </table:table-cell>
          <table:table-cell table:style-name="ce8" table:formula="of:=IF([.D66]&gt;0;[.G66]/[.D66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6" office:value-type="float" office:value="2474" calcext:value-type="float">
            <text:p>2,474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28" calcext:value-type="float">
            <text:p>5,028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7]&gt;0;[.E67]/[.B67];&quot;&quot;)" office:value-type="percentage" office:value="2.03233629749394" calcext:value-type="percentage">
            <text:p>203%</text:p>
          </table:table-cell>
          <table:table-cell table:style-name="ce8" table:formula="of:=IF([.C67]&gt;0;[.F67]/[.C67];&quot;&quot;)" office:value-type="percentage" office:value="1.4" calcext:value-type="percentage">
            <text:p>140%</text:p>
          </table:table-cell>
          <table:table-cell table:style-name="ce8" table:formula="of:=IF([.D67]&gt;0;[.G67]/[.D67];&quot;&quot;)" office:value-type="percentage" office:value="4.90909090909091" calcext:value-type="percentage">
            <text:p>49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re</text:p>
          </table:table-cell>
          <table:table-cell table:style-name="ce6" office:value-type="float" office:value="4629" calcext:value-type="float">
            <text:p>4,629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008" calcext:value-type="float">
            <text:p>7,008</text:p>
          </table:table-cell>
          <table:table-cell table:style-name="ce6" office:value-type="float" office:value="952" calcext:value-type="float">
            <text:p>952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8]&gt;0;[.E68]/[.B68];&quot;&quot;)" office:value-type="percentage" office:value="1.51393389500972" calcext:value-type="percentage">
            <text:p>151%</text:p>
          </table:table-cell>
          <table:table-cell table:style-name="ce8" table:formula="of:=IF([.C68]&gt;0;[.F68]/[.C68];&quot;&quot;)" office:value-type="percentage" office:value="1.38372093023256" calcext:value-type="percentage">
            <text:p>138%</text:p>
          </table:table-cell>
          <table:table-cell table:style-name="ce8" table:formula="of:=IF([.D68]&gt;0;[.G68]/[.D68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rt</text:p>
          </table:table-cell>
          <table:table-cell table:style-name="ce6" office:value-type="float" office:value="8384" calcext:value-type="float">
            <text:p>8,38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392" calcext:value-type="float">
            <text:p>8,39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69]&gt;0;[.E69]/[.B69];&quot;&quot;)" office:value-type="percentage" office:value="1.00095419847328" calcext:value-type="percentage">
            <text:p>100%</text:p>
          </table:table-cell>
          <table:table-cell table:style-name="ce8" table:formula="of:=IF([.C69]&gt;0;[.F69]/[.C69];&quot;&quot;)" office:value-type="percentage" office:value="2.01538461538462" calcext:value-type="percentage">
            <text:p>202%</text:p>
          </table:table-cell>
          <table:table-cell table:style-name="ce8" table:formula="of:=IF([.D69]&gt;0;[.G69]/[.D69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</text:p>
          </table:table-cell>
          <table:table-cell table:style-name="ce6" office:value-type="float" office:value="8850" calcext:value-type="float">
            <text:p>8,850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664" calcext:value-type="float">
            <text:p>1,664</text:p>
          </table:table-cell>
          <table:table-cell table:style-name="ce6" office:value-type="float" office:value="7720" calcext:value-type="float">
            <text:p>7,720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1852" calcext:value-type="float">
            <text:p>1,852</text:p>
          </table:table-cell>
          <table:table-cell table:style-name="ce8" table:formula="of:=IF([.B70]&gt;0;[.E70]/[.B70];&quot;&quot;)" office:value-type="percentage" office:value="0.872316384180791" calcext:value-type="percentage">
            <text:p>87%</text:p>
          </table:table-cell>
          <table:table-cell table:style-name="ce8" table:formula="of:=IF([.C70]&gt;0;[.F70]/[.C70];&quot;&quot;)" office:value-type="percentage" office:value="2" calcext:value-type="percentage">
            <text:p>200%</text:p>
          </table:table-cell>
          <table:table-cell table:style-name="ce8" table:formula="of:=IF([.D70]&gt;0;[.G70]/[.D70];&quot;&quot;)" office:value-type="percentage" office:value="1.11298076923077" calcext:value-type="percentage">
            <text:p>11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6" office:value-type="float" office:value="4682" calcext:value-type="float">
            <text:p>4,68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8532" calcext:value-type="float">
            <text:p>8,532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508" calcext:value-type="float">
            <text:p>508</text:p>
          </table:table-cell>
          <table:table-cell table:style-name="ce8" table:formula="of:=IF([.B71]&gt;0;[.E71]/[.B71];&quot;&quot;)" office:value-type="percentage" office:value="1.82229816317813" calcext:value-type="percentage">
            <text:p>182%</text:p>
          </table:table-cell>
          <table:table-cell table:style-name="ce8" table:formula="of:=IF([.C71]&gt;0;[.F71]/[.C71];&quot;&quot;)" office:value-type="percentage" office:value="2.01538461538462" calcext:value-type="percentage">
            <text:p>202%</text:p>
          </table:table-cell>
          <table:table-cell table:style-name="ce8" table:formula="of:=IF([.D71]&gt;0;[.G71]/[.D71];&quot;&quot;)" office:value-type="percentage" office:value="1.5875" calcext:value-type="percentage">
            <text:p>15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6" office:value-type="float" office:value="11164" calcext:value-type="float">
            <text:p>11,164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1856" calcext:value-type="float">
            <text:p>11,856</text:p>
          </table:table-cell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72]&gt;0;[.E72]/[.B72];&quot;&quot;)" office:value-type="percentage" office:value="1.06198495163024" calcext:value-type="percentage">
            <text:p>106%</text:p>
          </table:table-cell>
          <table:table-cell table:style-name="ce8" table:formula="of:=IF([.C72]&gt;0;[.F72]/[.C72];&quot;&quot;)" office:value-type="percentage" office:value="1.55652173913043" calcext:value-type="percentage">
            <text:p>156%</text:p>
          </table:table-cell>
          <table:table-cell table:style-name="ce8" table:formula="of:=IF([.D72]&gt;0;[.G72]/[.D72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6" office:value-type="float" office:value="2996" calcext:value-type="float">
            <text:p>2,996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4676" calcext:value-type="float">
            <text:p>4,676</text:p>
          </table:table-cell>
          <table:table-cell table:style-name="ce6" office:value-type="float" office:value="5380" calcext:value-type="float">
            <text:p>5,380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4848" calcext:value-type="float">
            <text:p>4,848</text:p>
          </table:table-cell>
          <table:table-cell table:style-name="ce8" table:formula="of:=IF([.B73]&gt;0;[.E73]/[.B73];&quot;&quot;)" office:value-type="percentage" office:value="1.79572763684913" calcext:value-type="percentage">
            <text:p>180%</text:p>
          </table:table-cell>
          <table:table-cell table:style-name="ce8" table:formula="of:=IF([.C73]&gt;0;[.F73]/[.C73];&quot;&quot;)" office:value-type="percentage" office:value="1.72527472527473" calcext:value-type="percentage">
            <text:p>173%</text:p>
          </table:table-cell>
          <table:table-cell table:style-name="ce8" table:formula="of:=IF([.D73]&gt;0;[.G73]/[.D73];&quot;&quot;)" office:value-type="percentage" office:value="1.03678357570573" calcext:value-type="percentage">
            <text:p>10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str</text:p>
          </table:table-cell>
          <table:table-cell table:style-name="ce6" office:value-type="float" office:value="1288" calcext:value-type="float">
            <text:p>1,288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464" calcext:value-type="float">
            <text:p>4,464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74]&gt;0;[.E74]/[.B74];&quot;&quot;)" office:value-type="percentage" office:value="3.46583850931677" calcext:value-type="percentage">
            <text:p>347%</text:p>
          </table:table-cell>
          <table:table-cell table:style-name="ce8" table:formula="of:=IF([.C74]&gt;0;[.F74]/[.C74];&quot;&quot;)" office:value-type="percentage" office:value="1.98507462686567" calcext:value-type="percentage">
            <text:p>199%</text:p>
          </table:table-cell>
          <table:table-cell table:style-name="ce8" table:formula="of:=IF([.D74]&gt;0;[.G74]/[.D74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ai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364" calcext:value-type="float">
            <text:p>4,36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28" calcext:value-type="float">
            <text:p>228</text:p>
          </table:table-cell>
          <table:table-cell table:style-name="ce8" table:formula="of:=IF([.B75]&gt;0;[.E75]/[.B75];&quot;&quot;)" office:value-type="percentage" office:value="3.74914089347079" calcext:value-type="percentage">
            <text:p>375%</text:p>
          </table:table-cell>
          <table:table-cell table:style-name="ce8" table:formula="of:=IF([.C75]&gt;0;[.F75]/[.C75];&quot;&quot;)" office:value-type="percentage" office:value="2.01538461538462" calcext:value-type="percentage">
            <text:p>202%</text:p>
          </table:table-cell>
          <table:table-cell table:style-name="ce8" table:formula="of:=IF([.D75]&gt;0;[.G75]/[.D75];&quot;&quot;)" office:value-type="percentage" office:value="5.7" calcext:value-type="percentage">
            <text:p>57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6" office:value-type="float" office:value="1026" calcext:value-type="float">
            <text:p>1,026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24" calcext:value-type="float">
            <text:p>4,224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76]&gt;0;[.E76]/[.B76];&quot;&quot;)" office:value-type="percentage" office:value="4.11695906432749" calcext:value-type="percentage">
            <text:p>412%</text:p>
          </table:table-cell>
          <table:table-cell table:style-name="ce8" table:formula="of:=IF([.C76]&gt;0;[.F76]/[.C76];&quot;&quot;)" office:value-type="percentage" office:value="2.01538461538462" calcext:value-type="percentage">
            <text:p>202%</text:p>
          </table:table-cell>
          <table:table-cell table:style-name="ce8" table:formula="of:=IF([.D76]&gt;0;[.G76]/[.D76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6" office:value-type="float" office:value="8891" calcext:value-type="float">
            <text:p>8,891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556" calcext:value-type="float">
            <text:p>9,556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77]&gt;0;[.E77]/[.B77];&quot;&quot;)" office:value-type="percentage" office:value="1.07479473625014" calcext:value-type="percentage">
            <text:p>107%</text:p>
          </table:table-cell>
          <table:table-cell table:style-name="ce8" table:formula="of:=IF([.C77]&gt;0;[.F77]/[.C77];&quot;&quot;)" office:value-type="percentage" office:value="1.29824561403509" calcext:value-type="percentage">
            <text:p>130%</text:p>
          </table:table-cell>
          <table:table-cell table:style-name="ce8" table:formula="of:=IF([.D77]&gt;0;[.G77]/[.D77];&quot;&quot;)" office:value-type="percentage" office:value="7.71428571428571" calcext:value-type="percentage">
            <text:p>77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6" office:value-type="float" office:value="7443" calcext:value-type="float">
            <text:p>7,443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9176" calcext:value-type="float">
            <text:p>9,176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752" calcext:value-type="float">
            <text:p>752</text:p>
          </table:table-cell>
          <table:table-cell table:style-name="ce8" table:formula="of:=IF([.B78]&gt;0;[.E78]/[.B78];&quot;&quot;)" office:value-type="percentage" office:value="1.23283622195351" calcext:value-type="percentage">
            <text:p>123%</text:p>
          </table:table-cell>
          <table:table-cell table:style-name="ce8" table:formula="of:=IF([.C78]&gt;0;[.F78]/[.C78];&quot;&quot;)" office:value-type="percentage" office:value="1.4203821656051" calcext:value-type="percentage">
            <text:p>142%</text:p>
          </table:table-cell>
          <table:table-cell table:style-name="ce8" table:formula="of:=IF([.D78]&gt;0;[.G78]/[.D78];&quot;&quot;)" office:value-type="percentage" office:value="1.33333333333333" calcext:value-type="percentage">
            <text:p>13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d</text:p>
          </table:table-cell>
          <table:table-cell table:style-name="ce6" office:value-type="float" office:value="3638" calcext:value-type="float">
            <text:p>3,638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792" calcext:value-type="float">
            <text:p>1,792</text:p>
          </table:table-cell>
          <table:table-cell table:style-name="ce6" office:value-type="float" office:value="5648" calcext:value-type="float">
            <text:p>5,648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1980" calcext:value-type="float">
            <text:p>1,980</text:p>
          </table:table-cell>
          <table:table-cell table:style-name="ce8" table:formula="of:=IF([.B79]&gt;0;[.E79]/[.B79];&quot;&quot;)" office:value-type="percentage" office:value="1.55250137438153" calcext:value-type="percentage">
            <text:p>155%</text:p>
          </table:table-cell>
          <table:table-cell table:style-name="ce8" table:formula="of:=IF([.C79]&gt;0;[.F79]/[.C79];&quot;&quot;)" office:value-type="percentage" office:value="2.01538461538462" calcext:value-type="percentage">
            <text:p>202%</text:p>
          </table:table-cell>
          <table:table-cell table:style-name="ce8" table:formula="of:=IF([.D79]&gt;0;[.G79]/[.D79];&quot;&quot;)" office:value-type="percentage" office:value="1.10491071428571" calcext:value-type="percentage">
            <text:p>11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6" office:value-type="float" office:value="11760" calcext:value-type="float">
            <text:p>11,760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152" calcext:value-type="float">
            <text:p>10,152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304" calcext:value-type="float">
            <text:p>304</text:p>
          </table:table-cell>
          <table:table-cell table:style-name="ce8" table:formula="of:=IF([.B80]&gt;0;[.E80]/[.B80];&quot;&quot;)" office:value-type="percentage" office:value="0.863265306122449" calcext:value-type="percentage">
            <text:p>86%</text:p>
          </table:table-cell>
          <table:table-cell table:style-name="ce8" table:formula="of:=IF([.C80]&gt;0;[.F80]/[.C80];&quot;&quot;)" office:value-type="percentage" office:value="1.04761904761905" calcext:value-type="percentage">
            <text:p>105%</text:p>
          </table:table-cell>
          <table:table-cell table:style-name="ce8" table:formula="of:=IF([.D80]&gt;0;[.G80]/[.D80];&quot;&quot;)" office:value-type="percentage" office:value="2.62068965517241" calcext:value-type="percentage">
            <text:p>26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6" office:value-type="float" office:value="13430" calcext:value-type="float">
            <text:p>13,430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3244" calcext:value-type="float">
            <text:p>3,244</text:p>
          </table:table-cell>
          <table:table-cell table:style-name="ce6" office:value-type="float" office:value="11340" calcext:value-type="float">
            <text:p>11,340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3416" calcext:value-type="float">
            <text:p>3,416</text:p>
          </table:table-cell>
          <table:table-cell table:style-name="ce8" table:formula="of:=IF([.B81]&gt;0;[.E81]/[.B81];&quot;&quot;)" office:value-type="percentage" office:value="0.844378257632167" calcext:value-type="percentage">
            <text:p>84%</text:p>
          </table:table-cell>
          <table:table-cell table:style-name="ce8" table:formula="of:=IF([.C81]&gt;0;[.F81]/[.C81];&quot;&quot;)" office:value-type="percentage" office:value="2" calcext:value-type="percentage">
            <text:p>200%</text:p>
          </table:table-cell>
          <table:table-cell table:style-name="ce8" table:formula="of:=IF([.D81]&gt;0;[.G81]/[.D81];&quot;&quot;)" office:value-type="percentage" office:value="1.05302096177559" calcext:value-type="percentage">
            <text:p>105%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 (average for %)</text:p>
          </table:table-cell>
          <table:table-cell table:style-name="ce7" table:formula="of:=SUM([.B3:.B81])" office:value-type="float" office:value="413085" calcext:value-type="float">
            <text:p>413,085</text:p>
          </table:table-cell>
          <table:table-cell table:style-name="ce7" table:formula="of:=SUM([.C3:.C81])" office:value-type="float" office:value="28556" calcext:value-type="float">
            <text:p>28,556</text:p>
          </table:table-cell>
          <table:table-cell table:style-name="ce7" table:formula="of:=SUM([.D3:.D81])" office:value-type="float" office:value="38510" calcext:value-type="float">
            <text:p>38,510</text:p>
          </table:table-cell>
          <table:table-cell table:style-name="ce7" table:formula="of:=SUM([.E3:.E81])" office:value-type="float" office:value="550434" calcext:value-type="float">
            <text:p>550,434</text:p>
          </table:table-cell>
          <table:table-cell table:style-name="ce7" table:formula="of:=SUM([.F3:.F81])" office:value-type="float" office:value="48488" calcext:value-type="float">
            <text:p>48,488</text:p>
          </table:table-cell>
          <table:table-cell table:style-name="ce7" table:formula="of:=SUM([.G3:.G81])" office:value-type="float" office:value="53064" calcext:value-type="float">
            <text:p>53,064</text:p>
          </table:table-cell>
          <table:table-cell table:style-name="ce9" table:formula="of:=AVERAGE([.H3:.H81])" office:value-type="percentage" office:value="2.19553477219475" calcext:value-type="percentage">
            <text:p>220%</text:p>
          </table:table-cell>
          <table:table-cell table:style-name="ce9" table:formula="of:=AVERAGE([.I3:.I81])" office:value-type="percentage" office:value="1.82376077050808" calcext:value-type="percentage">
            <text:p>182%</text:p>
          </table:table-cell>
          <table:table-cell table:style-name="ce9" table:formula="of:=AVERAGE([.J3:.J81])" office:value-type="percentage" office:value="4.34685822877077" calcext:value-type="percentage">
            <text:p>435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7" table:formula="of:=MIN([.B3:.B81])" office:value-type="float" office:value="1026" calcext:value-type="float">
            <text:p>1,026</text:p>
          </table:table-cell>
          <table:table-cell table:style-name="ce7" table:formula="of:=MIN([.C3:.C81])" office:value-type="float" office:value="260" calcext:value-type="float">
            <text:p>260</text:p>
          </table:table-cell>
          <table:table-cell table:style-name="ce7" table:formula="of:=MIN([.D3:.D81])" office:value-type="float" office:value="28" calcext:value-type="float">
            <text:p>28</text:p>
          </table:table-cell>
          <table:table-cell table:style-name="ce7" table:formula="of:=MIN([.E3:.E81])" office:value-type="float" office:value="4224" calcext:value-type="float">
            <text:p>4,224</text:p>
          </table:table-cell>
          <table:table-cell table:style-name="ce7" table:formula="of:=MIN([.F3:.F81])" office:value-type="float" office:value="524" calcext:value-type="float">
            <text:p>524</text:p>
          </table:table-cell>
          <table:table-cell table:style-name="ce7" table:formula="of:=MIN([.G3:.G81])" office:value-type="float" office:value="216" calcext:value-type="float">
            <text:p>216</text:p>
          </table:table-cell>
          <table:table-cell table:style-name="ce9" table:formula="of:=MIN([.H3:.H81])" office:value-type="percentage" office:value="0.504777070063694" calcext:value-type="percentage">
            <text:p>50%</text:p>
          </table:table-cell>
          <table:table-cell table:style-name="ce9" table:formula="of:=MIN([.I3:.I81])" office:value-type="percentage" office:value="0.6" calcext:value-type="percentage">
            <text:p>60%</text:p>
          </table:table-cell>
          <table:table-cell table:style-name="ce9" table:formula="of:=MIN([.J3:.J81])" office:value-type="percentage" office:value="1.03678357570573" calcext:value-type="percentage">
            <text:p>104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7" table:formula="of:=MAX([.B3:.B81])" office:value-type="float" office:value="35168" calcext:value-type="float">
            <text:p>35,168</text:p>
          </table:table-cell>
          <table:table-cell table:style-name="ce7" table:formula="of:=MAX([.C3:.C81])" office:value-type="float" office:value="880" calcext:value-type="float">
            <text:p>880</text:p>
          </table:table-cell>
          <table:table-cell table:style-name="ce7" table:formula="of:=MAX([.D3:.D81])" office:value-type="float" office:value="4832" calcext:value-type="float">
            <text:p>4,832</text:p>
          </table:table-cell>
          <table:table-cell table:style-name="ce7" table:formula="of:=MAX([.E3:.E81])" office:value-type="float" office:value="24638" calcext:value-type="float">
            <text:p>24,638</text:p>
          </table:table-cell>
          <table:table-cell table:style-name="ce7" table:formula="of:=MAX([.F3:.F81])" office:value-type="float" office:value="952" calcext:value-type="float">
            <text:p>952</text:p>
          </table:table-cell>
          <table:table-cell table:style-name="ce7" table:formula="of:=MAX([.G3:.G81])" office:value-type="float" office:value="5020" calcext:value-type="float">
            <text:p>5,020</text:p>
          </table:table-cell>
          <table:table-cell table:style-name="ce9" table:formula="of:=MAX([.H3:.H81])" office:value-type="percentage" office:value="4.11695906432749" calcext:value-type="percentage">
            <text:p>412%</text:p>
          </table:table-cell>
          <table:table-cell table:style-name="ce9" table:formula="of:=MAX([.I3:.I81])" office:value-type="percentage" office:value="2.01538461538462" calcext:value-type="percentage">
            <text:p>202%</text:p>
          </table:table-cell>
          <table:table-cell table:style-name="ce9" table:formula="of:=MAX([.J3:.J81])" office:value-type="percentage" office:value="7.71428571428571" calcext:value-type="percentage">
            <text:p>771%</text:p>
          </table:table-cell>
          <table:table-cell table:style-name="ce3" table:number-columns-repeated="1011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o startup" table:style-name="ta1">
        <table:shapes>
          <draw:frame draw:z-index="0" draw:style-name="gr1" draw:text-style-name="P1" svg:width="540mm" svg:height="210mm" svg:x="0mm" svg:y="411.87mm">
            <draw:object draw:notify-on-update-of-ranges="'No startup'.A3:'No startup'.A81 'No startup'.B1:'No startup'.B1 'No startup'.B3:'No startup'.B81 'No startup'.E1:'No startup'.E1 'No startup'.E3:'No startup'.E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509.04mm" svg:height="227.71mm" svg:x="0mm" svg:y="650.26mm">
            <draw:object draw:notify-on-update-of-ranges="'No startup'.A3:'No startup'.A81 'No startup'.E1:'No startup'.E1 'No startup'.H3:'No startup'.H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rv32im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32-nofp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 relativ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 standard libraries but dummy C startup.</text:p>
            <text:p/>
            <text:p>The compilation flags for RISC-V are:</text:p>
            <text:p/>
            <text:p>-Os -march=rv32imc -fdata-sections -ffunction-sections -Wl,-gc-sections  -nostartfiles</text:p>
            <text:p/>
            <text:p>and for ARM are:</text:p>
            <text:p/>
            <text:p>-Os -mcpu=cortex-m4+nofp -mfloat-abi=soft -mthumb -fdata-sections -ffunction-sections -Wl,-gc-sections -nostartfiles</text:p>
            <text:p/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6" office:value-type="float" office:value="738" calcext:value-type="float">
            <text:p>7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02" calcext:value-type="float">
            <text:p>7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3]&gt;0;[.E3]/[.B3];&quot;&quot;)" office:value-type="percentage" office:value="0.951219512195122" calcext:value-type="percentage">
            <text:p>95%</text:p>
          </table:table-cell>
          <table:table-cell table:style-name="ce8" table:formula="of:=IF([.C3]&gt;0;[.F3]/[.C3];&quot;&quot;)">
            <text:p/>
          </table:table-cell>
          <table:table-cell table:style-name="ce8" table:formula="of:=IF([.D3]&gt;0;[.G3]/[.D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6" office:value-type="float" office:value="1082" calcext:value-type="float">
            <text:p>1,0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8" table:formula="of:=IF([.B4]&gt;0;[.E4]/[.B4];&quot;&quot;)" office:value-type="percentage" office:value="0.903881700554529" calcext:value-type="percentage">
            <text:p>90%</text:p>
          </table:table-cell>
          <table:table-cell table:style-name="ce8" table:formula="of:=IF([.C4]&gt;0;[.F4]/[.C4];&quot;&quot;)">
            <text:p/>
          </table:table-cell>
          <table:table-cell table:style-name="ce8" table:formula="of:=IF([.D4]&gt;0;[.G4]/[.D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s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]&gt;0;[.E5]/[.B5];&quot;&quot;)" office:value-type="percentage" office:value="0.972602739726027" calcext:value-type="percentage">
            <text:p>97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8" table:formula="of:=IF([.D5]&gt;0;[.G5]/[.D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8" table:formula="of:=IF([.B6]&gt;0;[.E6]/[.B6];&quot;&quot;)" office:value-type="percentage" office:value="0.767772511848341" calcext:value-type="percentage">
            <text:p>77%</text:p>
          </table:table-cell>
          <table:table-cell table:style-name="ce8" table:formula="of:=IF([.C6]&gt;0;[.F6]/[.C6];&quot;&quot;)">
            <text:p/>
          </table:table-cell>
          <table:table-cell table:style-name="ce8" table:formula="of:=IF([.D6]&gt;0;[.G6]/[.D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nt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IF([.B7]&gt;0;[.E7]/[.B7];&quot;&quot;)" office:value-type="percentage" office:value="1.03846153846154" calcext:value-type="percentage">
            <text:p>104%</text:p>
          </table:table-cell>
          <table:table-cell table:style-name="ce8" table:formula="of:=IF([.C7]&gt;0;[.F7]/[.C7];&quot;&quot;)">
            <text:p/>
          </table:table-cell>
          <table:table-cell table:style-name="ce8" table:formula="of:=IF([.D7]&gt;0;[.G7]/[.D7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6" office:value-type="float" office:value="1312" calcext:value-type="float">
            <text:p>1,31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6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8" table:formula="of:=IF([.B8]&gt;0;[.E8]/[.B8];&quot;&quot;)" office:value-type="percentage" office:value="0.975609756097561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8" table:formula="of:=IF([.D8]&gt;0;[.G8]/[.D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ver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9]&gt;0;[.E9]/[.B9];&quot;&quot;)" office:value-type="percentage" office:value="1.04918032786885" calcext:value-type="percentage">
            <text:p>105%</text:p>
          </table:table-cell>
          <table:table-cell table:style-name="ce8" table:formula="of:=IF([.C9]&gt;0;[.F9]/[.C9];&quot;&quot;)">
            <text:p/>
          </table:table-cell>
          <table:table-cell table:style-name="ce8" table:formula="of:=IF([.D9]&gt;0;[.G9]/[.D9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8" table:formula="of:=IF([.B10]&gt;0;[.E10]/[.B10];&quot;&quot;)" office:value-type="percentage" office:value="0.847411444141689" calcext:value-type="percentage">
            <text:p>85%</text:p>
          </table:table-cell>
          <table:table-cell table:style-name="ce8" table:formula="of:=IF([.C10]&gt;0;[.F10]/[.C10];&quot;&quot;)">
            <text:p/>
          </table:table-cell>
          <table:table-cell table:style-name="ce8" table:formula="of:=IF([.D10]&gt;0;[.G10]/[.D1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32</text:p>
          </table:table-cell>
          <table:table-cell table:style-name="ce6" office:value-type="float" office:value="1964" calcext:value-type="float">
            <text:p>1,96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64" calcext:value-type="float">
            <text:p>4,56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11]&gt;0;[.E11]/[.B11];&quot;&quot;)" office:value-type="percentage" office:value="2.32382892057026" calcext:value-type="percentage">
            <text:p>232%</text:p>
          </table:table-cell>
          <table:table-cell table:style-name="ce8" table:formula="of:=IF([.C11]&gt;0;[.F11]/[.C11];&quot;&quot;)" office:value-type="percentage" office:value="1" calcext:value-type="percentage">
            <text:p>100%</text:p>
          </table:table-cell>
          <table:table-cell table:style-name="ce8" table:formula="of:=IF([.D11]&gt;0;[.G11]/[.D11];&quot;&quot;)" office:value-type="percentage" office:value="11.75" calcext:value-type="percentage">
            <text:p>1,175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6" office:value-type="float" office:value="1210" calcext:value-type="float">
            <text:p>1,21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864" calcext:value-type="float">
            <text:p>3,86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08" calcext:value-type="float">
            <text:p>208</text:p>
          </table:table-cell>
          <table:table-cell table:style-name="ce8" table:formula="of:=IF([.B12]&gt;0;[.E12]/[.B12];&quot;&quot;)" office:value-type="percentage" office:value="3.19338842975207" calcext:value-type="percentage">
            <text:p>319%</text:p>
          </table:table-cell>
          <table:table-cell table:style-name="ce8" table:formula="of:=IF([.C12]&gt;0;[.F12]/[.C12];&quot;&quot;)" office:value-type="percentage" office:value="1" calcext:value-type="percentage">
            <text:p>100%</text:p>
          </table:table-cell>
          <table:table-cell table:style-name="ce8" table:formula="of:=IF([.D12]&gt;0;[.G12]/[.D12];&quot;&quot;)" office:value-type="percentage" office:value="5.77777777777778" calcext:value-type="percentage">
            <text:p>578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6" office:value-type="float" office:value="5825" calcext:value-type="float">
            <text:p>5,825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732" calcext:value-type="float">
            <text:p>6,732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216" calcext:value-type="float">
            <text:p>216</text:p>
          </table:table-cell>
          <table:table-cell table:style-name="ce8" table:formula="of:=IF([.B13]&gt;0;[.E13]/[.B13];&quot;&quot;)" office:value-type="percentage" office:value="1.15570815450644" calcext:value-type="percentage">
            <text:p>116%</text:p>
          </table:table-cell>
          <table:table-cell table:style-name="ce8" table:formula="of:=IF([.C13]&gt;0;[.F13]/[.C13];&quot;&quot;)" office:value-type="percentage" office:value="1" calcext:value-type="percentage">
            <text:p>100%</text:p>
          </table:table-cell>
          <table:table-cell table:style-name="ce8" table:formula="of:=IF([.D13]&gt;0;[.G13]/[.D13];&quot;&quot;)" office:value-type="percentage" office:value="4.90909090909091" calcext:value-type="percentage">
            <text:p>49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6" office:value-type="float" office:value="5040" calcext:value-type="float">
            <text:p>5,04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272" calcext:value-type="float">
            <text:p>6,272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20" calcext:value-type="float">
            <text:p>220</text:p>
          </table:table-cell>
          <table:table-cell table:style-name="ce8" table:formula="of:=IF([.B14]&gt;0;[.E14]/[.B14];&quot;&quot;)" office:value-type="percentage" office:value="1.24444444444444" calcext:value-type="percentage">
            <text:p>124%</text:p>
          </table:table-cell>
          <table:table-cell table:style-name="ce8" table:formula="of:=IF([.C14]&gt;0;[.F14]/[.C14];&quot;&quot;)" office:value-type="percentage" office:value="1" calcext:value-type="percentage">
            <text:p>100%</text:p>
          </table:table-cell>
          <table:table-cell table:style-name="ce8" table:formula="of:=IF([.D14]&gt;0;[.G14]/[.D14];&quot;&quot;)" office:value-type="percentage" office:value="4.58333333333333" calcext:value-type="percentage">
            <text:p>458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ubic</text:p>
          </table:table-cell>
          <table:table-cell table:style-name="ce6" office:value-type="float" office:value="34386" calcext:value-type="float">
            <text:p>34,386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640" calcext:value-type="float">
            <text:p>13,640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15]&gt;0;[.E15]/[.B15];&quot;&quot;)" office:value-type="percentage" office:value="0.396673064619322" calcext:value-type="percentage">
            <text:p>40%</text:p>
          </table:table-cell>
          <table:table-cell table:style-name="ce8" table:formula="of:=IF([.C15]&gt;0;[.F15]/[.C15];&quot;&quot;)" office:value-type="percentage" office:value="0.287037037037037" calcext:value-type="percentage">
            <text:p>29%</text:p>
          </table:table-cell>
          <table:table-cell table:style-name="ce8" table:formula="of:=IF([.D15]&gt;0;[.G15]/[.D1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6" office:value-type="float" office:value="1770" calcext:value-type="float">
            <text:p>1,770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4192" calcext:value-type="float">
            <text:p>4,192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704" calcext:value-type="float">
            <text:p>704</text:p>
          </table:table-cell>
          <table:table-cell table:style-name="ce8" table:formula="of:=IF([.B16]&gt;0;[.E16]/[.B16];&quot;&quot;)" office:value-type="percentage" office:value="2.3683615819209" calcext:value-type="percentage">
            <text:p>237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8" table:formula="of:=IF([.D16]&gt;0;[.G16]/[.D16];&quot;&quot;)" office:value-type="percentage" office:value="1.32330827067669" calcext:value-type="percentage">
            <text:p>132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toa</text:p>
          </table:table-cell>
          <table:table-cell table:style-name="ce6" office:value-type="float" office:value="13928" calcext:value-type="float">
            <text:p>13,928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356" calcext:value-type="float">
            <text:p>2,356</text:p>
          </table:table-cell>
          <table:table-cell table:style-name="ce6" office:value-type="float" office:value="11392" calcext:value-type="float">
            <text:p>11,392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532" calcext:value-type="float">
            <text:p>2,532</text:p>
          </table:table-cell>
          <table:table-cell table:style-name="ce8" table:formula="of:=IF([.B17]&gt;0;[.E17]/[.B17];&quot;&quot;)" office:value-type="percentage" office:value="0.81792073520965" calcext:value-type="percentage">
            <text:p>8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8" table:formula="of:=IF([.D17]&gt;0;[.G17]/[.D17];&quot;&quot;)" office:value-type="percentage" office:value="1.07470288624788" calcext:value-type="percentage">
            <text:p>107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uff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ce8" table:formula="of:=IF([.B18]&gt;0;[.E18]/[.B18];&quot;&quot;)" office:value-type="percentage" office:value="0.78698224852071" calcext:value-type="percentage">
            <text:p>79%</text:p>
          </table:table-cell>
          <table:table-cell table:style-name="ce8" table:formula="of:=IF([.C18]&gt;0;[.F18]/[.C18];&quot;&quot;)">
            <text:p/>
          </table:table-cell>
          <table:table-cell table:style-name="ce8" table:formula="of:=IF([.D18]&gt;0;[.G18]/[.D18];&quot;&quot;)" office:value-type="percentage" office:value="1.01" calcext:value-type="percentage">
            <text:p>10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dn</text:p>
          </table:table-cell>
          <table:table-cell table:style-name="ce6" office:value-type="float" office:value="3214" calcext:value-type="float">
            <text:p>3,2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6" office:value-type="float" office:value="2796" calcext:value-type="float">
            <text:p>2,7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8" table:formula="of:=IF([.B19]&gt;0;[.E19]/[.B19];&quot;&quot;)" office:value-type="percentage" office:value="0.86994399502178" calcext:value-type="percentage">
            <text:p>87%</text:p>
          </table:table-cell>
          <table:table-cell table:style-name="ce8" table:formula="of:=IF([.C19]&gt;0;[.F19]/[.C19];&quot;&quot;)">
            <text:p/>
          </table:table-cell>
          <table:table-cell table:style-name="ce8" table:formula="of:=IF([.D19]&gt;0;[.G19]/[.D1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xpint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20]&gt;0;[.E20]/[.B20];&quot;&quot;)" office:value-type="percentage" office:value="0.876923076923077" calcext:value-type="percentage">
            <text:p>88%</text:p>
          </table:table-cell>
          <table:table-cell table:style-name="ce8" table:formula="of:=IF([.C20]&gt;0;[.F20]/[.C20];&quot;&quot;)">
            <text:p/>
          </table:table-cell>
          <table:table-cell table:style-name="ce8" table:formula="of:=IF([.D20]&gt;0;[.G20]/[.D2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c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1]&gt;0;[.E21]/[.B21];&quot;&quot;)" office:value-type="percentage" office:value="0.985714285714286" calcext:value-type="percentage">
            <text:p>99%</text:p>
          </table:table-cell>
          <table:table-cell table:style-name="ce8" table:formula="of:=IF([.C21]&gt;0;[.F21]/[.C21];&quot;&quot;)">
            <text:p/>
          </table:table-cell>
          <table:table-cell table:style-name="ce8" table:formula="of:=IF([.D21]&gt;0;[.G21]/[.D21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sta</text:p>
          </table:table-cell>
          <table:table-cell table:style-name="ce6" office:value-type="float" office:value="1350" calcext:value-type="float">
            <text:p>1,35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2]&gt;0;[.E22]/[.B22];&quot;&quot;)" office:value-type="percentage" office:value="0.583703703703704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8" table:formula="of:=IF([.D22]&gt;0;[.G22]/[.D2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dct</text:p>
          </table:table-cell>
          <table:table-cell table:style-name="ce6" office:value-type="float" office:value="1280" calcext:value-type="float">
            <text:p>1,28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3]&gt;0;[.E23]/[.B23];&quot;&quot;)" office:value-type="percentage" office:value="0.7375" calcext:value-type="percentage">
            <text:p>74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8" table:formula="of:=IF([.D23]&gt;0;[.G23]/[.D2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bcall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4]&gt;0;[.E24]/[.B24];&quot;&quot;)" office:value-type="percentage" office:value="1.06779661016949" calcext:value-type="percentage">
            <text:p>107%</text:p>
          </table:table-cell>
          <table:table-cell table:style-name="ce8" table:formula="of:=IF([.C24]&gt;0;[.F24]/[.C24];&quot;&quot;)">
            <text:p/>
          </table:table-cell>
          <table:table-cell table:style-name="ce8" table:formula="of:=IF([.D24]&gt;0;[.G24]/[.D24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r</text:p>
          </table:table-cell>
          <table:table-cell table:style-name="ce6" office:value-type="float" office:value="3212" calcext:value-type="float">
            <text:p>3,2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2" calcext:value-type="float">
            <text:p>3,1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5]&gt;0;[.E25]/[.B25];&quot;&quot;)" office:value-type="percentage" office:value="0.9906600249066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8" table:formula="of:=IF([.D25]&gt;0;[.G25]/[.D2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rac</text:p>
          </table:table-cell>
          <table:table-cell table:style-name="ce6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8" table:formula="of:=IF([.D26]&gt;0;[.G26]/[.D26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6" office:value-type="float" office:value="2518" calcext:value-type="float">
            <text:p>2,518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28" calcext:value-type="float">
            <text:p>4,428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27]&gt;0;[.E27]/[.B27];&quot;&quot;)" office:value-type="percentage" office:value="1.75853852263701" calcext:value-type="percentage">
            <text:p>176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8" table:formula="of:=IF([.D27]&gt;0;[.G27]/[.D27];&quot;&quot;)" office:value-type="percentage" office:value="11.75" calcext:value-type="percentage">
            <text:p>1,175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8" table:formula="of:=IF([.B28]&gt;0;[.E28]/[.B28];&quot;&quot;)" office:value-type="percentage" office:value="0.57563025210084" calcext:value-type="percentage">
            <text:p>58%</text:p>
          </table:table-cell>
          <table:table-cell table:style-name="ce8" table:formula="of:=IF([.C28]&gt;0;[.F28]/[.C28];&quot;&quot;)">
            <text:p/>
          </table:table-cell>
          <table:table-cell table:style-name="ce8" table:formula="of:=IF([.D28]&gt;0;[.G28]/[.D2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29]&gt;0;[.E29]/[.B29];&quot;&quot;)" office:value-type="percentage" office:value="1.08955223880597" calcext:value-type="percentage">
            <text:p>109%</text:p>
          </table:table-cell>
          <table:table-cell table:style-name="ce8" table:formula="of:=IF([.C29]&gt;0;[.F29]/[.C29];&quot;&quot;)">
            <text:p/>
          </table:table-cell>
          <table:table-cell table:style-name="ce8" table:formula="of:=IF([.D29]&gt;0;[.G29]/[.D2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6" office:value-type="float" office:value="1348" calcext:value-type="float">
            <text:p>1,3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048" calcext:value-type="float">
            <text:p>1,0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8" table:formula="of:=IF([.B30]&gt;0;[.E30]/[.B30];&quot;&quot;)" office:value-type="percentage" office:value="0.777448071216617" calcext:value-type="percentage">
            <text:p>78%</text:p>
          </table:table-cell>
          <table:table-cell table:style-name="ce8" table:formula="of:=IF([.C30]&gt;0;[.F30]/[.C30];&quot;&quot;)">
            <text:p/>
          </table:table-cell>
          <table:table-cell table:style-name="ce8" table:formula="of:=IF([.D30]&gt;0;[.G30]/[.D3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cdnum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[.B31]&gt;0;[.E31]/[.B31];&quot;&quot;)" office:value-type="percentage" office:value="0.845303867403315" calcext:value-type="percentage">
            <text:p>85%</text:p>
          </table:table-cell>
          <table:table-cell table:style-name="ce8" table:formula="of:=IF([.C31]&gt;0;[.F31]/[.C31];&quot;&quot;)">
            <text:p/>
          </table:table-cell>
          <table:table-cell table:style-name="ce8" table:formula="of:=IF([.D31]&gt;0;[.G31]/[.D31];&quot;&quot;)" office:value-type="percentage" office:value="0.6" calcext:value-type="percentage">
            <text:p>6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32]&gt;0;[.E32]/[.B32];&quot;&quot;)" office:value-type="percentage" office:value="0.872294372294372" calcext:value-type="percentage">
            <text:p>87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8" table:formula="of:=IF([.D32]&gt;0;[.G32]/[.D3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udcmp</text:p>
          </table:table-cell>
          <table:table-cell table:style-name="ce6" office:value-type="float" office:value="5076" calcext:value-type="float">
            <text:p>5,0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646" calcext:value-type="float">
            <text:p>2,6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8" table:formula="of:=IF([.B33]&gt;0;[.E33]/[.B33];&quot;&quot;)" office:value-type="percentage" office:value="0.521276595744681" calcext:value-type="percentage">
            <text:p>52%</text:p>
          </table:table-cell>
          <table:table-cell table:style-name="ce8" table:formula="of:=IF([.C33]&gt;0;[.F33]/[.C33];&quot;&quot;)">
            <text:p/>
          </table:table-cell>
          <table:table-cell table:style-name="ce8" table:formula="of:=IF([.D33]&gt;0;[.G33]/[.D3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6" office:value-type="float" office:value="3746" calcext:value-type="float">
            <text:p>3,7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6" office:value-type="float" office:value="2282" calcext:value-type="float">
            <text:p>2,2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8" table:formula="of:=IF([.B34]&gt;0;[.E34]/[.B34];&quot;&quot;)" office:value-type="percentage" office:value="0.609183128670582" calcext:value-type="percentage">
            <text:p>61%</text:p>
          </table:table-cell>
          <table:table-cell table:style-name="ce8" table:formula="of:=IF([.C34]&gt;0;[.F34]/[.C34];&quot;&quot;)">
            <text:p/>
          </table:table-cell>
          <table:table-cell table:style-name="ce8" table:formula="of:=IF([.D34]&gt;0;[.G34]/[.D3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6" office:value-type="float" office:value="2218" calcext:value-type="float">
            <text:p>2,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6" office:value-type="float" office:value="1984" calcext:value-type="float">
            <text:p>1,9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8" table:formula="of:=IF([.B35]&gt;0;[.E35]/[.B35];&quot;&quot;)" office:value-type="percentage" office:value="0.894499549143372" calcext:value-type="percentage">
            <text:p>89%</text:p>
          </table:table-cell>
          <table:table-cell table:style-name="ce8" table:formula="of:=IF([.C35]&gt;0;[.F35]/[.C35];&quot;&quot;)">
            <text:p/>
          </table:table-cell>
          <table:table-cell table:style-name="ce8" table:formula="of:=IF([.D35]&gt;0;[.G35]/[.D3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6" office:value-type="float" office:value="9518" calcext:value-type="float">
            <text:p>9,518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7704" calcext:value-type="float">
            <text:p>7,70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88" calcext:value-type="float">
            <text:p>988</text:p>
          </table:table-cell>
          <table:table-cell table:style-name="ce8" table:formula="of:=IF([.B36]&gt;0;[.E36]/[.B36];&quot;&quot;)" office:value-type="percentage" office:value="0.809413742382854" calcext:value-type="percentage">
            <text:p>81%</text:p>
          </table:table-cell>
          <table:table-cell table:style-name="ce8" table:formula="of:=IF([.C36]&gt;0;[.F36]/[.C36];&quot;&quot;)" office:value-type="percentage" office:value="1" calcext:value-type="percentage">
            <text:p>100%</text:p>
          </table:table-cell>
          <table:table-cell table:style-name="ce8" table:formula="of:=IF([.D36]&gt;0;[.G36]/[.D36];&quot;&quot;)" office:value-type="percentage" office:value="1.21078431372549" calcext:value-type="percentage">
            <text:p>12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iz</text:p>
          </table:table-cell>
          <table:table-cell table:style-name="ce6" office:value-type="float" office:value="26164" calcext:value-type="float">
            <text:p>26,164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416" calcext:value-type="float">
            <text:p>2,416</text:p>
          </table:table-cell>
          <table:table-cell table:style-name="ce6" office:value-type="float" office:value="23690" calcext:value-type="float">
            <text:p>23,690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588" calcext:value-type="float">
            <text:p>2,588</text:p>
          </table:table-cell>
          <table:table-cell table:style-name="ce8" table:formula="of:=IF([.B37]&gt;0;[.E37]/[.B37];&quot;&quot;)" office:value-type="percentage" office:value="0.905442592875707" calcext:value-type="percentage">
            <text:p>91%</text:p>
          </table:table-cell>
          <table:table-cell table:style-name="ce8" table:formula="of:=IF([.C37]&gt;0;[.F37]/[.C37];&quot;&quot;)" office:value-type="percentage" office:value="0.984126984126984" calcext:value-type="percentage">
            <text:p>98%</text:p>
          </table:table-cell>
          <table:table-cell table:style-name="ce8" table:formula="of:=IF([.D37]&gt;0;[.G37]/[.D37];&quot;&quot;)" office:value-type="percentage" office:value="1.07119205298013" calcext:value-type="percentage">
            <text:p>10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ver</text:p>
          </table:table-cell>
          <table:table-cell table:style-name="ce6" office:value-type="float" office:value="4644" calcext:value-type="float">
            <text:p>4,6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424" calcext:value-type="float">
            <text:p>2,42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38]&gt;0;[.E38]/[.B38];&quot;&quot;)" office:value-type="percentage" office:value="0.521963824289406" calcext:value-type="percentage">
            <text:p>52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8" table:formula="of:=IF([.D38]&gt;0;[.G38]/[.D3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body</text:p>
          </table:table-cell>
          <table:table-cell table:style-name="ce6" office:value-type="float" office:value="7986" calcext:value-type="float">
            <text:p>7,986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61" calcext:value-type="float">
            <text:p>3,761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39]&gt;0;[.E39]/[.B39];&quot;&quot;)" office:value-type="percentage" office:value="0.470949161031806" calcext:value-type="percentage">
            <text:p>47%</text:p>
          </table:table-cell>
          <table:table-cell table:style-name="ce8" table:formula="of:=IF([.C39]&gt;0;[.F39]/[.C39];&quot;&quot;)" office:value-type="percentage" office:value="1" calcext:value-type="percentage">
            <text:p>100%</text:p>
          </table:table-cell>
          <table:table-cell table:style-name="ce8" table:formula="of:=IF([.D39]&gt;0;[.G39]/[.D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es</text:p>
          </table:table-cell>
          <table:table-cell table:style-name="ce6" office:value-type="float" office:value="2612" calcext:value-type="float">
            <text:p>2,6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8" table:formula="of:=IF([.B40]&gt;0;[.E40]/[.B40];&quot;&quot;)" office:value-type="percentage" office:value="0.881316998468606" calcext:value-type="percentage">
            <text:p>88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8" table:formula="of:=IF([.D40]&gt;0;[.G40]/[.D4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8" table:formula="of:=IF([.B41]&gt;0;[.E41]/[.B41];&quot;&quot;)" office:value-type="percentage" office:value="0.624649859943978" calcext:value-type="percentage">
            <text:p>62%</text:p>
          </table:table-cell>
          <table:table-cell table:style-name="ce8" table:formula="of:=IF([.C41]&gt;0;[.F41]/[.C41];&quot;&quot;)">
            <text:p/>
          </table:table-cell>
          <table:table-cell table:style-name="ce8" table:formula="of:=IF([.D41]&gt;0;[.G41]/[.D4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6" office:value-type="float" office:value="16396" calcext:value-type="float">
            <text:p>16,3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208" calcext:value-type="float">
            <text:p>14,2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IF([.B42]&gt;0;[.E42]/[.B42];&quot;&quot;)" office:value-type="percentage" office:value="0.866552817760429" calcext:value-type="percentage">
            <text:p>87%</text:p>
          </table:table-cell>
          <table:table-cell table:style-name="ce8" table:formula="of:=IF([.C42]&gt;0;[.F42]/[.C42];&quot;&quot;)">
            <text:p/>
          </table:table-cell>
          <table:table-cell table:style-name="ce8" table:formula="of:=IF([.D42]&gt;0;[.G42]/[.D4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6" office:value-type="float" office:value="8690" calcext:value-type="float">
            <text:p>8,6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178" calcext:value-type="float">
            <text:p>7,1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8" table:formula="of:=IF([.B43]&gt;0;[.E43]/[.B43];&quot;&quot;)" office:value-type="percentage" office:value="0.826006904487917" calcext:value-type="percentage">
            <text:p>83%</text:p>
          </table:table-cell>
          <table:table-cell table:style-name="ce8" table:formula="of:=IF([.C43]&gt;0;[.F43]/[.C43];&quot;&quot;)">
            <text:p/>
          </table:table-cell>
          <table:table-cell table:style-name="ce8" table:formula="of:=IF([.D43]&gt;0;[.G43]/[.D4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6" office:value-type="float" office:value="2734" calcext:value-type="float">
            <text:p>2,73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44]&gt;0;[.E44]/[.B44];&quot;&quot;)" office:value-type="percentage" office:value="0.667885881492319" calcext:value-type="percentage">
            <text:p>67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8" table:formula="of:=IF([.D44]&gt;0;[.G44]/[.D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6" office:value-type="float" office:value="4336" calcext:value-type="float">
            <text:p>4,3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168" calcext:value-type="float">
            <text:p>2,1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5]&gt;0;[.E45]/[.B45];&quot;&quot;)" office:value-type="percentage" office:value="0.5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8" table:formula="of:=IF([.D45]&gt;0;[.G45]/[.D4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6]&gt;0;[.E46]/[.B46];&quot;&quot;)" office:value-type="percentage" office:value="0.851351351351351" calcext:value-type="percentage">
            <text:p>85%</text:p>
          </table:table-cell>
          <table:table-cell table:style-name="ce8" table:formula="of:=IF([.C46]&gt;0;[.F46]/[.C46];&quot;&quot;)">
            <text:p/>
          </table:table-cell>
          <table:table-cell table:style-name="ce8" table:formula="of:=IF([.D46]&gt;0;[.G46]/[.D4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6" office:value-type="float" office:value="2110" calcext:value-type="float">
            <text:p>2,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4" calcext:value-type="float">
            <text:p>1,1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7]&gt;0;[.E47]/[.B47];&quot;&quot;)" office:value-type="percentage" office:value="0.532701421800948" calcext:value-type="percentage">
            <text:p>53%</text:p>
          </table:table-cell>
          <table:table-cell table:style-name="ce8" table:formula="of:=IF([.C47]&gt;0;[.F47]/[.C47];&quot;&quot;)">
            <text:p/>
          </table:table-cell>
          <table:table-cell table:style-name="ce8" table:formula="of:=IF([.D47]&gt;0;[.G47]/[.D4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6" office:value-type="float" office:value="4106" calcext:value-type="float">
            <text:p>4,1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40" calcext:value-type="float">
            <text:p>1,9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48]&gt;0;[.E48]/[.B48];&quot;&quot;)" office:value-type="percentage" office:value="0.472479298587433" calcext:value-type="percentage">
            <text:p>47%</text:p>
          </table:table-cell>
          <table:table-cell table:style-name="ce8" table:formula="of:=IF([.C48]&gt;0;[.F48]/[.C48];&quot;&quot;)">
            <text:p/>
          </table:table-cell>
          <table:table-cell table:style-name="ce8" table:formula="of:=IF([.D48]&gt;0;[.G48]/[.D4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49]&gt;0;[.E49]/[.B49];&quot;&quot;)" office:value-type="percentage" office:value="1.08333333333333" calcext:value-type="percentage">
            <text:p>108%</text:p>
          </table:table-cell>
          <table:table-cell table:style-name="ce8" table:formula="of:=IF([.C49]&gt;0;[.F49]/[.C49];&quot;&quot;)">
            <text:p/>
          </table:table-cell>
          <table:table-cell table:style-name="ce8" table:formula="of:=IF([.D49]&gt;0;[.G49]/[.D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6" office:value-type="float" office:value="15540" calcext:value-type="float">
            <text:p>15,5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394" calcext:value-type="float">
            <text:p>15,3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8" table:formula="of:=IF([.B50]&gt;0;[.E50]/[.B50];&quot;&quot;)" office:value-type="percentage" office:value="0.990604890604891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8" table:formula="of:=IF([.D50]&gt;0;[.G50]/[.D5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6" office:value-type="float" office:value="9686" calcext:value-type="float">
            <text:p>9,6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68" calcext:value-type="float">
            <text:p>2,368</text:p>
          </table:table-cell>
          <table:table-cell table:style-name="ce6" office:value-type="float" office:value="7960" calcext:value-type="float">
            <text:p>7,9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,356</text:p>
          </table:table-cell>
          <table:table-cell table:style-name="ce8" table:formula="of:=IF([.B51]&gt;0;[.E51]/[.B51];&quot;&quot;)" office:value-type="percentage" office:value="0.821804666529011" calcext:value-type="percentage">
            <text:p>82%</text:p>
          </table:table-cell>
          <table:table-cell table:style-name="ce8" table:formula="of:=IF([.C51]&gt;0;[.F51]/[.C51];&quot;&quot;)">
            <text:p/>
          </table:table-cell>
          <table:table-cell table:style-name="ce8" table:formula="of:=IF([.D51]&gt;0;[.G51]/[.D51];&quot;&quot;)" office:value-type="percentage" office:value="0.994932432432432" calcext:value-type="percentage">
            <text:p>9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52]&gt;0;[.E52]/[.B52];&quot;&quot;)" office:value-type="percentage" office:value="1.09" calcext:value-type="percentage">
            <text:p>109%</text:p>
          </table:table-cell>
          <table:table-cell table:style-name="ce8" table:formula="of:=IF([.C52]&gt;0;[.F52]/[.C52];&quot;&quot;)">
            <text:p/>
          </table:table-cell>
          <table:table-cell table:style-name="ce8" table:formula="of:=IF([.D52]&gt;0;[.G52]/[.D5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rduino</text:p>
          </table:table-cell>
          <table:table-cell table:style-name="ce6" office:value-type="float" office:value="8642" calcext:value-type="float">
            <text:p>8,642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0460" calcext:value-type="float">
            <text:p>10,46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36" calcext:value-type="float">
            <text:p>236</text:p>
          </table:table-cell>
          <table:table-cell table:style-name="ce8" table:formula="of:=IF([.B53]&gt;0;[.E53]/[.B53];&quot;&quot;)" office:value-type="percentage" office:value="1.21036797037723" calcext:value-type="percentage">
            <text:p>121%</text:p>
          </table:table-cell>
          <table:table-cell table:style-name="ce8" table:formula="of:=IF([.C53]&gt;0;[.F53]/[.C53];&quot;&quot;)" office:value-type="percentage" office:value="1" calcext:value-type="percentage">
            <text:p>100%</text:p>
          </table:table-cell>
          <table:table-cell table:style-name="ce8" table:formula="of:=IF([.D53]&gt;0;[.G53]/[.D53];&quot;&quot;)" office:value-type="percentage" office:value="3.6875" calcext:value-type="percentage">
            <text:p>36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sort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12" calcext:value-type="float">
            <text:p>7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[.B54]&gt;0;[.E54]/[.B54];&quot;&quot;)" office:value-type="percentage" office:value="0.872549019607843" calcext:value-type="percentage">
            <text:p>87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8" table:formula="of:=IF([.D54]&gt;0;[.G54]/[.D5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rt</text:p>
          </table:table-cell>
          <table:table-cell table:style-name="ce6" office:value-type="float" office:value="7564" calcext:value-type="float">
            <text:p>7,56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36" calcext:value-type="float">
            <text:p>4,1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8" table:formula="of:=IF([.B55]&gt;0;[.E55]/[.B55];&quot;&quot;)" office:value-type="percentage" office:value="0.546800634584876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8" table:formula="of:=IF([.D55]&gt;0;[.G55]/[.D5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6]&gt;0;[.E56]/[.B56];&quot;&quot;)" office:value-type="percentage" office:value="0.911392405063291" calcext:value-type="percentage">
            <text:p>91%</text:p>
          </table:table-cell>
          <table:table-cell table:style-name="ce8" table:formula="of:=IF([.C56]&gt;0;[.F56]/[.C56];&quot;&quot;)">
            <text:p/>
          </table:table-cell>
          <table:table-cell table:style-name="ce8" table:formula="of:=IF([.D56]&gt;0;[.G56]/[.D5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6" office:value-type="float" office:value="19306" calcext:value-type="float">
            <text:p>19,306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5644" calcext:value-type="float">
            <text:p>15,6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00" calcext:value-type="float">
            <text:p>200</text:p>
          </table:table-cell>
          <table:table-cell table:style-name="ce8" table:formula="of:=IF([.B57]&gt;0;[.E57]/[.B57];&quot;&quot;)" office:value-type="percentage" office:value="0.810318035843779" calcext:value-type="percentage">
            <text:p>81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8" table:formula="of:=IF([.D57]&gt;0;[.G57]/[.D57];&quot;&quot;)" office:value-type="percentage" office:value="7.14285714285714" calcext:value-type="percentage">
            <text:p>71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lect</text:p>
          </table:table-cell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8]&gt;0;[.E58]/[.B58];&quot;&quot;)" office:value-type="percentage" office:value="0.838196286472149" calcext:value-type="percentage">
            <text:p>84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8" table:formula="of:=IF([.D58]&gt;0;[.G58]/[.D5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59]&gt;0;[.E59]/[.B59];&quot;&quot;)" office:value-type="percentage" office:value="0.912087912087912" calcext:value-type="percentage">
            <text:p>91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8" table:formula="of:=IF([.D59]&gt;0;[.G59]/[.D5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6" office:value-type="float" office:value="382" calcext:value-type="float">
            <text:p>382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0]&gt;0;[.E60]/[.B60];&quot;&quot;)" office:value-type="percentage" office:value="0.769633507853403" calcext:value-type="percentage">
            <text:p>77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8" table:formula="of:=IF([.D60]&gt;0;[.G60]/[.D6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quicksort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6" office:value-type="float" office:value="358" calcext:value-type="float">
            <text:p>358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1]&gt;0;[.E61]/[.B61];&quot;&quot;)" office:value-type="percentage" office:value="0.895" calcext:value-type="percentage">
            <text:p>90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8" table:formula="of:=IF([.D61]&gt;0;[.G61]/[.D6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6" office:value-type="float" office:value="1142" calcext:value-type="float">
            <text:p>1,142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776" calcext:value-type="float">
            <text:p>3,776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62]&gt;0;[.E62]/[.B62];&quot;&quot;)" office:value-type="percentage" office:value="3.30647985989492" calcext:value-type="percentage">
            <text:p>331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8" table:formula="of:=IF([.D62]&gt;0;[.G62]/[.D62];&quot;&quot;)" office:value-type="percentage" office:value="11.75" calcext:value-type="percentage">
            <text:p>1,17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6" office:value-type="float" office:value="1044" calcext:value-type="float">
            <text:p>1,044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3656" calcext:value-type="float">
            <text:p>3,656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268" calcext:value-type="float">
            <text:p>268</text:p>
          </table:table-cell>
          <table:table-cell table:style-name="ce8" table:formula="of:=IF([.B63]&gt;0;[.E63]/[.B63];&quot;&quot;)" office:value-type="percentage" office:value="3.50191570881226" calcext:value-type="percentage">
            <text:p>350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8" table:formula="of:=IF([.D63]&gt;0;[.G63]/[.D63];&quot;&quot;)" office:value-type="percentage" office:value="2.79166666666667" calcext:value-type="percentage">
            <text:p>27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6" office:value-type="float" office:value="862" calcext:value-type="float">
            <text:p>862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500" calcext:value-type="float">
            <text:p>3,500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64]&gt;0;[.E64]/[.B64];&quot;&quot;)" office:value-type="percentage" office:value="4.06032482598608" calcext:value-type="percentage">
            <text:p>406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8" table:formula="of:=IF([.D64]&gt;0;[.G64]/[.D64];&quot;&quot;)" office:value-type="percentage" office:value="11.75" calcext:value-type="percentage">
            <text:p>1,17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528" calcext:value-type="float">
            <text:p>3,528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65]&gt;0;[.E65]/[.B65];&quot;&quot;)" office:value-type="percentage" office:value="4.00909090909091" calcext:value-type="percentage">
            <text:p>401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8" table:formula="of:=IF([.D65]&gt;0;[.G65]/[.D65];&quot;&quot;)" office:value-type="percentage" office:value="11.75" calcext:value-type="percentage">
            <text:p>1,17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6]&gt;0;[.E66]/[.B66];&quot;&quot;)" office:value-type="percentage" office:value="0.757731958762887" calcext:value-type="percentage">
            <text:p>76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8" table:formula="of:=IF([.D66]&gt;0;[.G66]/[.D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6" office:value-type="float" office:value="1530" calcext:value-type="float">
            <text:p>1,530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080" calcext:value-type="float">
            <text:p>4,080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67]&gt;0;[.E67]/[.B67];&quot;&quot;)" office:value-type="percentage" office:value="2.66666666666667" calcext:value-type="percentage">
            <text:p>267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8" table:formula="of:=IF([.D67]&gt;0;[.G67]/[.D67];&quot;&quot;)" office:value-type="percentage" office:value="11.75" calcext:value-type="percentage">
            <text:p>1,17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re</text:p>
          </table:table-cell>
          <table:table-cell table:style-name="ce6" office:value-type="float" office:value="3663" calcext:value-type="float">
            <text:p>3,663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76" calcext:value-type="float">
            <text:p>2,876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8]&gt;0;[.E68]/[.B68];&quot;&quot;)" office:value-type="percentage" office:value="0.785148785148785" calcext:value-type="percentage">
            <text:p>79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8" table:formula="of:=IF([.D68]&gt;0;[.G68]/[.D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rt</text:p>
          </table:table-cell>
          <table:table-cell table:style-name="ce6" office:value-type="float" office:value="7418" calcext:value-type="float">
            <text:p>7,4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252" calcext:value-type="float">
            <text:p>4,25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69]&gt;0;[.E69]/[.B69];&quot;&quot;)" office:value-type="percentage" office:value="0.57320032353734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8" table:formula="of:=IF([.D69]&gt;0;[.G69]/[.D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</text:p>
          </table:table-cell>
          <table:table-cell table:style-name="ce6" office:value-type="float" office:value="7900" calcext:value-type="float">
            <text:p>7,900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632" calcext:value-type="float">
            <text:p>1,632</text:p>
          </table:table-cell>
          <table:table-cell table:style-name="ce6" office:value-type="float" office:value="3581" calcext:value-type="float">
            <text:p>3,581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632" calcext:value-type="float">
            <text:p>1,632</text:p>
          </table:table-cell>
          <table:table-cell table:style-name="ce8" table:formula="of:=IF([.B70]&gt;0;[.E70]/[.B70];&quot;&quot;)" office:value-type="percentage" office:value="0.453291139240506" calcext:value-type="percentage">
            <text:p>45%</text:p>
          </table:table-cell>
          <table:table-cell table:style-name="ce8" table:formula="of:=IF([.C70]&gt;0;[.F70]/[.C70];&quot;&quot;)" office:value-type="percentage" office:value="1" calcext:value-type="percentage">
            <text:p>100%</text:p>
          </table:table-cell>
          <table:table-cell table:style-name="ce8" table:formula="of:=IF([.D70]&gt;0;[.G70]/[.D7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6" office:value-type="float" office:value="3900" calcext:value-type="float">
            <text:p>3,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402" calcext:value-type="float">
            <text:p>4,4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8" table:formula="of:=IF([.B71]&gt;0;[.E71]/[.B71];&quot;&quot;)" office:value-type="percentage" office:value="1.12871794871795" calcext:value-type="percentage">
            <text:p>113%</text:p>
          </table:table-cell>
          <table:table-cell table:style-name="ce8" table:formula="of:=IF([.C71]&gt;0;[.F71]/[.C71];&quot;&quot;)">
            <text:p/>
          </table:table-cell>
          <table:table-cell table:style-name="ce8" table:formula="of:=IF([.D71]&gt;0;[.G71]/[.D7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6" office:value-type="float" office:value="10204" calcext:value-type="float">
            <text:p>10,204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8" calcext:value-type="float">
            <text:p>7,70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2]&gt;0;[.E72]/[.B72];&quot;&quot;)" office:value-type="percentage" office:value="0.755390043120345" calcext:value-type="percentage">
            <text:p>76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8" table:formula="of:=IF([.D72]&gt;0;[.G72]/[.D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6" office:value-type="float" office:value="2100" calcext:value-type="float">
            <text:p>2,100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4648" calcext:value-type="float">
            <text:p>4,648</text:p>
          </table:table-cell>
          <table:table-cell table:style-name="ce6" office:value-type="float" office:value="4432" calcext:value-type="float">
            <text:p>4,432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4820" calcext:value-type="float">
            <text:p>4,820</text:p>
          </table:table-cell>
          <table:table-cell table:style-name="ce8" table:formula="of:=IF([.B73]&gt;0;[.E73]/[.B73];&quot;&quot;)" office:value-type="percentage" office:value="2.11047619047619" calcext:value-type="percentage">
            <text:p>211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8" table:formula="of:=IF([.D73]&gt;0;[.G73]/[.D73];&quot;&quot;)" office:value-type="percentage" office:value="1.03700516351119" calcext:value-type="percentage">
            <text:p>10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str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4]&gt;0;[.E74]/[.B74];&quot;&quot;)" office:value-type="percentage" office:value="0.932352941176471" calcext:value-type="percentage">
            <text:p>93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8" table:formula="of:=IF([.D74]&gt;0;[.G74]/[.D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ai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75]&gt;0;[.E75]/[.B75];&quot;&quot;)" office:value-type="percentage" office:value="1.00917431192661" calcext:value-type="percentage">
            <text:p>101%</text:p>
          </table:table-cell>
          <table:table-cell table:style-name="ce8" table:formula="of:=IF([.C75]&gt;0;[.F75]/[.C75];&quot;&quot;)">
            <text:p/>
          </table:table-cell>
          <table:table-cell table:style-name="ce8" table:formula="of:=IF([.D75]&gt;0;[.G75]/[.D7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6]&gt;0;[.E76]/[.B76];&quot;&quot;)" office:value-type="percentage" office:value="1.08333333333333" calcext:value-type="percentage">
            <text:p>108%</text:p>
          </table:table-cell>
          <table:table-cell table:style-name="ce8" table:formula="of:=IF([.C76]&gt;0;[.F76]/[.C76];&quot;&quot;)">
            <text:p/>
          </table:table-cell>
          <table:table-cell table:style-name="ce8" table:formula="of:=IF([.D76]&gt;0;[.G76]/[.D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6" office:value-type="float" office:value="8161" calcext:value-type="float">
            <text:p>8,161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63" calcext:value-type="float">
            <text:p>5,463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7]&gt;0;[.E77]/[.B77];&quot;&quot;)" office:value-type="percentage" office:value="0.669403259404485" calcext:value-type="percentage">
            <text:p>67%</text:p>
          </table:table-cell>
          <table:table-cell table:style-name="ce8" table:formula="of:=IF([.C77]&gt;0;[.F77]/[.C77];&quot;&quot;)" office:value-type="percentage" office:value="1" calcext:value-type="percentage">
            <text:p>100%</text:p>
          </table:table-cell>
          <table:table-cell table:style-name="ce8" table:formula="of:=IF([.D77]&gt;0;[.G77]/[.D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6" office:value-type="float" office:value="6671" calcext:value-type="float">
            <text:p>6,671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5058" calcext:value-type="float">
            <text:p>5,058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536" calcext:value-type="float">
            <text:p>536</text:p>
          </table:table-cell>
          <table:table-cell table:style-name="ce8" table:formula="of:=IF([.B78]&gt;0;[.E78]/[.B78];&quot;&quot;)" office:value-type="percentage" office:value="0.758207165342527" calcext:value-type="percentage">
            <text:p>76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8" table:formula="of:=IF([.D78]&gt;0;[.G78]/[.D7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d</text:p>
          </table:table-cell>
          <table:table-cell table:style-name="ce6" office:value-type="float" office:value="2676" calcext:value-type="float">
            <text:p>2,6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6" office:value-type="float" office:value="1504" calcext:value-type="float">
            <text:p>1,5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8" table:formula="of:=IF([.B79]&gt;0;[.E79]/[.B79];&quot;&quot;)" office:value-type="percentage" office:value="0.56203288490284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8" table:formula="of:=IF([.D79]&gt;0;[.G79]/[.D7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6" office:value-type="float" office:value="10812" calcext:value-type="float">
            <text:p>10,812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016" calcext:value-type="float">
            <text:p>6,016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84" calcext:value-type="float">
            <text:p>84</text:p>
          </table:table-cell>
          <table:table-cell table:style-name="ce8" table:formula="of:=IF([.B80]&gt;0;[.E80]/[.B80];&quot;&quot;)" office:value-type="percentage" office:value="0.556418793932667" calcext:value-type="percentage">
            <text:p>56%</text:p>
          </table:table-cell>
          <table:table-cell table:style-name="ce8" table:formula="of:=IF([.C80]&gt;0;[.F80]/[.C80];&quot;&quot;)" office:value-type="percentage" office:value="0.508196721311475" calcext:value-type="percentage">
            <text:p>51%</text:p>
          </table:table-cell>
          <table:table-cell table:style-name="ce8" table:formula="of:=IF([.D80]&gt;0;[.G80]/[.D8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6" office:value-type="float" office:value="12478" calcext:value-type="float">
            <text:p>12,478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3216" calcext:value-type="float">
            <text:p>3,216</text:p>
          </table:table-cell>
          <table:table-cell table:style-name="ce6" office:value-type="float" office:value="10396" calcext:value-type="float">
            <text:p>10,396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3388" calcext:value-type="float">
            <text:p>3,388</text:p>
          </table:table-cell>
          <table:table-cell table:style-name="ce8" table:formula="of:=IF([.B81]&gt;0;[.E81]/[.B81];&quot;&quot;)" office:value-type="percentage" office:value="0.833146337554095" calcext:value-type="percentage">
            <text:p>83%</text:p>
          </table:table-cell>
          <table:table-cell table:style-name="ce8" table:formula="of:=IF([.C81]&gt;0;[.F81]/[.C81];&quot;&quot;)" office:value-type="percentage" office:value="1" calcext:value-type="percentage">
            <text:p>100%</text:p>
          </table:table-cell>
          <table:table-cell table:style-name="ce8" table:formula="of:=IF([.D81]&gt;0;[.G81]/[.D81];&quot;&quot;)" office:value-type="percentage" office:value="1.05348258706468" calcext:value-type="percentage">
            <text:p>105%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81])" office:value-type="float" office:value="339329" calcext:value-type="float">
            <text:p>339,329</text:p>
          </table:table-cell>
          <table:table-cell table:style-name="ce7" table:formula="of:=SUM([.C3:.C81])" office:value-type="float" office:value="14049" calcext:value-type="float">
            <text:p>14,049</text:p>
          </table:table-cell>
          <table:table-cell table:style-name="ce7" table:formula="of:=SUM([.D3:.D81])" office:value-type="float" office:value="36287" calcext:value-type="float">
            <text:p>36,287</text:p>
          </table:table-cell>
          <table:table-cell table:style-name="ce7" table:formula="of:=SUM([.E3:.E81])" office:value-type="float" office:value="280666" calcext:value-type="float">
            <text:p>280,666</text:p>
          </table:table-cell>
          <table:table-cell table:style-name="ce7" table:formula="of:=SUM([.F3:.F81])" office:value-type="float" office:value="13189" calcext:value-type="float">
            <text:p>13,189</text:p>
          </table:table-cell>
          <table:table-cell table:style-name="ce7" table:formula="of:=SUM([.G3:.G81])" office:value-type="float" office:value="39375" calcext:value-type="float">
            <text:p>39,375</text:p>
          </table:table-cell>
          <table:table-cell table:style-name="ce9" table:formula="of:=AVERAGE([.H3:.H81])" office:value-type="percentage" office:value="1.08172287234969" calcext:value-type="percentage">
            <text:p>108%</text:p>
          </table:table-cell>
          <table:table-cell table:style-name="ce9" table:formula="of:=AVERAGE([.I3:.I81])" office:value-type="percentage" office:value="0.972258198692625" calcext:value-type="percentage">
            <text:p>97%</text:p>
          </table:table-cell>
          <table:table-cell table:style-name="ce9" table:formula="of:=AVERAGE([.J3:.J81])" office:value-type="percentage" office:value="2.5132350609718" calcext:value-type="percentage">
            <text:p>251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7" table:formula="of:=MIN([.B3:.B81])" office:value-type="float" office:value="72" calcext:value-type="float">
            <text:p>72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7" table:formula="of:=MIN([.D3:.D81])" office:value-type="float" office:value="0" calcext:value-type="float">
            <text:p>0</text:p>
          </table:table-cell>
          <table:table-cell table:style-name="ce7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7" table:formula="of:=MIN([.G3:.G81])" office:value-type="float" office:value="0" calcext:value-type="float">
            <text:p>0</text:p>
          </table:table-cell>
          <table:table-cell table:style-name="ce9" table:formula="of:=MIN([.H3:.H81])" office:value-type="percentage" office:value="0.396673064619322" calcext:value-type="percentage">
            <text:p>40%</text:p>
          </table:table-cell>
          <table:table-cell table:style-name="ce9" table:formula="of:=MIN([.I3:.I81])" office:value-type="percentage" office:value="0.287037037037037" calcext:value-type="percentage">
            <text:p>29%</text:p>
          </table:table-cell>
          <table:table-cell table:style-name="ce9" table:formula="of:=MIN([.J3:.J81])" office:value-type="percentage" office:value="0.6" calcext:value-type="percentage">
            <text:p>60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7" table:formula="of:=MAX([.B3:.B81])" office:value-type="float" office:value="34386" calcext:value-type="float">
            <text:p>34,386</text:p>
          </table:table-cell>
          <table:table-cell table:style-name="ce7" table:formula="of:=MAX([.C3:.C81])" office:value-type="float" office:value="864" calcext:value-type="float">
            <text:p>864</text:p>
          </table:table-cell>
          <table:table-cell table:style-name="ce7" table:formula="of:=MAX([.D3:.D81])" office:value-type="float" office:value="4804" calcext:value-type="float">
            <text:p>4,804</text:p>
          </table:table-cell>
          <table:table-cell table:style-name="ce7" table:formula="of:=MAX([.E3:.E81])" office:value-type="float" office:value="23690" calcext:value-type="float">
            <text:p>23,690</text:p>
          </table:table-cell>
          <table:table-cell table:style-name="ce7" table:formula="of:=MAX([.F3:.F81])" office:value-type="float" office:value="672" calcext:value-type="float">
            <text:p>672</text:p>
          </table:table-cell>
          <table:table-cell table:style-name="ce7" table:formula="of:=MAX([.G3:.G81])" office:value-type="float" office:value="4820" calcext:value-type="float">
            <text:p>4,820</text:p>
          </table:table-cell>
          <table:table-cell table:style-name="ce9" table:formula="of:=MAX([.H3:.H81])" office:value-type="percentage" office:value="4.06032482598608" calcext:value-type="percentage">
            <text:p>406%</text:p>
          </table:table-cell>
          <table:table-cell table:style-name="ce9" table:formula="of:=MAX([.I3:.I81])" office:value-type="percentage" office:value="1" calcext:value-type="percentage">
            <text:p>100%</text:p>
          </table:table-cell>
          <table:table-cell table:style-name="ce9" table:formula="of:=MAX([.J3:.J81])" office:value-type="percentage" office:value="11.75" calcext:value-type="percentage">
            <text:p>1,175%</text:p>
          </table:table-cell>
          <table:table-cell table:style-name="ce3" table:number-columns-repeated="1011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o C library" table:style-name="ta1">
        <table:shapes>
          <draw:frame draw:z-index="0" draw:style-name="gr1" draw:text-style-name="P1" svg:width="540mm" svg:height="210mm" svg:x="0mm" svg:y="411.87mm">
            <draw:object draw:notify-on-update-of-ranges="'No C library'.A3:'No C library'.A81 'No C library'.B1:'No C library'.B1 'No C library'.B3:'No C library'.B81 'No C library'.E1:'No C library'.E1 'No C library'.E3:'No C library'.E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09.04mm" svg:height="227.71mm" svg:x="0mm" svg:y="650.26mm">
            <draw:object draw:notify-on-update-of-ranges="'No C library'.A3:'No C library'.A81 'No C library'.E1:'No C library'.E1 'No C library'.H3:'No C library'.H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rv32im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32-nofp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 relativ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libraries or C startup. They use a dummy C library but the standard math library and libgcc floating point emulation.</text:p>
            <text:p/>
            <text:p>The compilation flags for RISC-V are:</text:p>
            <text:p/>
            <text:p>-Os -march=rv32imc -fdata-sections -ffunction-sections -Wl,-gc-sections -nostartfiles -nostdlib -lgcc</text:p>
            <text:p/>
            <text:p>and for ARM are:</text:p>
            <text:p/>
            <text:p>-Os -mcpu=cortex-m4+nofp -mfloat-abi=soft -mthumb -fdata-sections -ffunction-sections -Wl,-gc-sections -nostartfiles -nostdlib -lgcc</text:p>
            <text:p/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6" office:value-type="float" office:value="738" calcext:value-type="float">
            <text:p>7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02" calcext:value-type="float">
            <text:p>7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3]&gt;0;[.E3]/[.B3];&quot;&quot;)" office:value-type="percentage" office:value="0.951219512195122" calcext:value-type="percentage">
            <text:p>95%</text:p>
          </table:table-cell>
          <table:table-cell table:style-name="ce8" table:formula="of:=IF([.C3]&gt;0;[.F3]/[.C3];&quot;&quot;)">
            <text:p/>
          </table:table-cell>
          <table:table-cell table:style-name="ce8" table:formula="of:=IF([.D3]&gt;0;[.G3]/[.D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6" office:value-type="float" office:value="1082" calcext:value-type="float">
            <text:p>1,0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8" table:formula="of:=IF([.B4]&gt;0;[.E4]/[.B4];&quot;&quot;)" office:value-type="percentage" office:value="0.903881700554529" calcext:value-type="percentage">
            <text:p>90%</text:p>
          </table:table-cell>
          <table:table-cell table:style-name="ce8" table:formula="of:=IF([.C4]&gt;0;[.F4]/[.C4];&quot;&quot;)">
            <text:p/>
          </table:table-cell>
          <table:table-cell table:style-name="ce8" table:formula="of:=IF([.D4]&gt;0;[.G4]/[.D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s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]&gt;0;[.E5]/[.B5];&quot;&quot;)" office:value-type="percentage" office:value="0.972602739726027" calcext:value-type="percentage">
            <text:p>97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8" table:formula="of:=IF([.D5]&gt;0;[.G5]/[.D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8" table:formula="of:=IF([.B6]&gt;0;[.E6]/[.B6];&quot;&quot;)" office:value-type="percentage" office:value="0.990566037735849" calcext:value-type="percentage">
            <text:p>99%</text:p>
          </table:table-cell>
          <table:table-cell table:style-name="ce8" table:formula="of:=IF([.C6]&gt;0;[.F6]/[.C6];&quot;&quot;)">
            <text:p/>
          </table:table-cell>
          <table:table-cell table:style-name="ce8" table:formula="of:=IF([.D6]&gt;0;[.G6]/[.D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nt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IF([.B7]&gt;0;[.E7]/[.B7];&quot;&quot;)" office:value-type="percentage" office:value="1.03846153846154" calcext:value-type="percentage">
            <text:p>104%</text:p>
          </table:table-cell>
          <table:table-cell table:style-name="ce8" table:formula="of:=IF([.C7]&gt;0;[.F7]/[.C7];&quot;&quot;)">
            <text:p/>
          </table:table-cell>
          <table:table-cell table:style-name="ce8" table:formula="of:=IF([.D7]&gt;0;[.G7]/[.D7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6" office:value-type="float" office:value="1312" calcext:value-type="float">
            <text:p>1,31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6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8" table:formula="of:=IF([.B8]&gt;0;[.E8]/[.B8];&quot;&quot;)" office:value-type="percentage" office:value="0.975609756097561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8" table:formula="of:=IF([.D8]&gt;0;[.G8]/[.D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ver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9]&gt;0;[.E9]/[.B9];&quot;&quot;)" office:value-type="percentage" office:value="1.04918032786885" calcext:value-type="percentage">
            <text:p>105%</text:p>
          </table:table-cell>
          <table:table-cell table:style-name="ce8" table:formula="of:=IF([.C9]&gt;0;[.F9]/[.C9];&quot;&quot;)">
            <text:p/>
          </table:table-cell>
          <table:table-cell table:style-name="ce8" table:formula="of:=IF([.D9]&gt;0;[.G9]/[.D9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8" table:formula="of:=IF([.B10]&gt;0;[.E10]/[.B10];&quot;&quot;)" office:value-type="percentage" office:value="0.847411444141689" calcext:value-type="percentage">
            <text:p>85%</text:p>
          </table:table-cell>
          <table:table-cell table:style-name="ce8" table:formula="of:=IF([.C10]&gt;0;[.F10]/[.C10];&quot;&quot;)">
            <text:p/>
          </table:table-cell>
          <table:table-cell table:style-name="ce8" table:formula="of:=IF([.D10]&gt;0;[.G10]/[.D1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32</text:p>
          </table:table-cell>
          <table:table-cell table:style-name="ce6" office:value-type="float" office:value="1170" calcext:value-type="float">
            <text:p>1,17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62" calcext:value-type="float">
            <text:p>1,16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11]&gt;0;[.E11]/[.B11];&quot;&quot;)" office:value-type="percentage" office:value="0.993162393162393" calcext:value-type="percentage">
            <text:p>99%</text:p>
          </table:table-cell>
          <table:table-cell table:style-name="ce8" table:formula="of:=IF([.C11]&gt;0;[.F11]/[.C11];&quot;&quot;)">
            <text:p/>
          </table:table-cell>
          <table:table-cell table:style-name="ce8" table:formula="of:=IF([.D11]&gt;0;[.G11]/[.D11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IF([.B12]&gt;0;[.E12]/[.B12];&quot;&quot;)" office:value-type="percentage" office:value="0.990712074303405" calcext:value-type="percentage">
            <text:p>99%</text:p>
          </table:table-cell>
          <table:table-cell table:style-name="ce8" table:formula="of:=IF([.C12]&gt;0;[.F12]/[.C12];&quot;&quot;)">
            <text:p/>
          </table:table-cell>
          <table:table-cell table:style-name="ce8" table:formula="of:=IF([.D12]&gt;0;[.G12]/[.D12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6" office:value-type="float" office:value="4164" calcext:value-type="float">
            <text:p>4,1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914" calcext:value-type="float">
            <text:p>2,9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8" table:formula="of:=IF([.B13]&gt;0;[.E13]/[.B13];&quot;&quot;)" office:value-type="percentage" office:value="0.699807877041306" calcext:value-type="percentage">
            <text:p>70%</text:p>
          </table:table-cell>
          <table:table-cell table:style-name="ce8" table:formula="of:=IF([.C13]&gt;0;[.F13]/[.C13];&quot;&quot;)">
            <text:p/>
          </table:table-cell>
          <table:table-cell table:style-name="ce8" table:formula="of:=IF([.D13]&gt;0;[.G13]/[.D1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6" office:value-type="float" office:value="4170" calcext:value-type="float">
            <text:p>4,1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80" calcext:value-type="float">
            <text:p>2,9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8" table:formula="of:=IF([.B14]&gt;0;[.E14]/[.B14];&quot;&quot;)" office:value-type="percentage" office:value="0.71462829736211" calcext:value-type="percentage">
            <text:p>71%</text:p>
          </table:table-cell>
          <table:table-cell table:style-name="ce8" table:formula="of:=IF([.C14]&gt;0;[.F14]/[.C14];&quot;&quot;)">
            <text:p/>
          </table:table-cell>
          <table:table-cell table:style-name="ce8" table:formula="of:=IF([.D14]&gt;0;[.G14]/[.D1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ubic</text:p>
          </table:table-cell>
          <table:table-cell table:style-name="ce6" office:value-type="float" office:value="34216" calcext:value-type="float">
            <text:p>34,216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616" calcext:value-type="float">
            <text:p>13,6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15]&gt;0;[.E15]/[.B15];&quot;&quot;)" office:value-type="percentage" office:value="0.397942483048866" calcext:value-type="percentage">
            <text:p>40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8" table:formula="of:=IF([.D15]&gt;0;[.G15]/[.D15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6" office:value-type="float" office:value="1000" calcext:value-type="float">
            <text:p>1,0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948" calcext:value-type="float">
            <text:p>94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8" table:formula="of:=IF([.B16]&gt;0;[.E16]/[.B16];&quot;&quot;)" office:value-type="percentage" office:value="0.948" calcext:value-type="percentage">
            <text:p>95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8" table:formula="of:=IF([.D16]&gt;0;[.G16]/[.D1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toa</text:p>
          </table:table-cell>
          <table:table-cell table:style-name="ce6" office:value-type="float" office:value="13152" calcext:value-type="float">
            <text:p>13,15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48" calcext:value-type="float">
            <text:p>2,348</text:p>
          </table:table-cell>
          <table:table-cell table:style-name="ce6" office:value-type="float" office:value="8148" calcext:value-type="float">
            <text:p>8,14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52" calcext:value-type="float">
            <text:p>2,352</text:p>
          </table:table-cell>
          <table:table-cell table:style-name="ce8" table:formula="of:=IF([.B17]&gt;0;[.E17]/[.B17];&quot;&quot;)" office:value-type="percentage" office:value="0.619525547445255" calcext:value-type="percentage">
            <text:p>6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8" table:formula="of:=IF([.D17]&gt;0;[.G17]/[.D17];&quot;&quot;)" office:value-type="percentage" office:value="1.00170357751278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uff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ce8" table:formula="of:=IF([.B18]&gt;0;[.E18]/[.B18];&quot;&quot;)" office:value-type="percentage" office:value="0.78698224852071" calcext:value-type="percentage">
            <text:p>79%</text:p>
          </table:table-cell>
          <table:table-cell table:style-name="ce8" table:formula="of:=IF([.C18]&gt;0;[.F18]/[.C18];&quot;&quot;)">
            <text:p/>
          </table:table-cell>
          <table:table-cell table:style-name="ce8" table:formula="of:=IF([.D18]&gt;0;[.G18]/[.D18];&quot;&quot;)" office:value-type="percentage" office:value="1.01" calcext:value-type="percentage">
            <text:p>10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dn</text:p>
          </table:table-cell>
          <table:table-cell table:style-name="ce6" office:value-type="float" office:value="3006" calcext:value-type="float">
            <text:p>3,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8" table:formula="of:=IF([.B19]&gt;0;[.E19]/[.B19];&quot;&quot;)" office:value-type="percentage" office:value="0.924151696606786" calcext:value-type="percentage">
            <text:p>92%</text:p>
          </table:table-cell>
          <table:table-cell table:style-name="ce8" table:formula="of:=IF([.C19]&gt;0;[.F19]/[.C19];&quot;&quot;)">
            <text:p/>
          </table:table-cell>
          <table:table-cell table:style-name="ce8" table:formula="of:=IF([.D19]&gt;0;[.G19]/[.D1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xpint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20]&gt;0;[.E20]/[.B20];&quot;&quot;)" office:value-type="percentage" office:value="0.876923076923077" calcext:value-type="percentage">
            <text:p>88%</text:p>
          </table:table-cell>
          <table:table-cell table:style-name="ce8" table:formula="of:=IF([.C20]&gt;0;[.F20]/[.C20];&quot;&quot;)">
            <text:p/>
          </table:table-cell>
          <table:table-cell table:style-name="ce8" table:formula="of:=IF([.D20]&gt;0;[.G20]/[.D2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c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1]&gt;0;[.E21]/[.B21];&quot;&quot;)" office:value-type="percentage" office:value="0.985714285714286" calcext:value-type="percentage">
            <text:p>99%</text:p>
          </table:table-cell>
          <table:table-cell table:style-name="ce8" table:formula="of:=IF([.C21]&gt;0;[.F21]/[.C21];&quot;&quot;)">
            <text:p/>
          </table:table-cell>
          <table:table-cell table:style-name="ce8" table:formula="of:=IF([.D21]&gt;0;[.G21]/[.D21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sta</text:p>
          </table:table-cell>
          <table:table-cell table:style-name="ce6" office:value-type="float" office:value="1350" calcext:value-type="float">
            <text:p>1,35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2]&gt;0;[.E22]/[.B22];&quot;&quot;)" office:value-type="percentage" office:value="0.583703703703704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8" table:formula="of:=IF([.D22]&gt;0;[.G22]/[.D2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dct</text:p>
          </table:table-cell>
          <table:table-cell table:style-name="ce6" office:value-type="float" office:value="1072" calcext:value-type="float">
            <text:p>1,072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3]&gt;0;[.E23]/[.B23];&quot;&quot;)" office:value-type="percentage" office:value="0.863805970149254" calcext:value-type="percentage">
            <text:p>86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8" table:formula="of:=IF([.D23]&gt;0;[.G23]/[.D2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bcall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4]&gt;0;[.E24]/[.B24];&quot;&quot;)" office:value-type="percentage" office:value="1.06779661016949" calcext:value-type="percentage">
            <text:p>107%</text:p>
          </table:table-cell>
          <table:table-cell table:style-name="ce8" table:formula="of:=IF([.C24]&gt;0;[.F24]/[.C24];&quot;&quot;)">
            <text:p/>
          </table:table-cell>
          <table:table-cell table:style-name="ce8" table:formula="of:=IF([.D24]&gt;0;[.G24]/[.D24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r</text:p>
          </table:table-cell>
          <table:table-cell table:style-name="ce6" office:value-type="float" office:value="3212" calcext:value-type="float">
            <text:p>3,2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2" calcext:value-type="float">
            <text:p>3,1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5]&gt;0;[.E25]/[.B25];&quot;&quot;)" office:value-type="percentage" office:value="0.9906600249066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8" table:formula="of:=IF([.D25]&gt;0;[.G25]/[.D2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rac</text:p>
          </table:table-cell>
          <table:table-cell table:style-name="ce6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8" table:formula="of:=IF([.D26]&gt;0;[.G26]/[.D26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6" office:value-type="float" office:value="1784" calcext:value-type="float">
            <text:p>1,78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5" calcext:value-type="float">
            <text:p>1,2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7]&gt;0;[.E27]/[.B27];&quot;&quot;)" office:value-type="percentage" office:value="0.675448430493274" calcext:value-type="percentage">
            <text:p>68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8" table:formula="of:=IF([.D27]&gt;0;[.G27]/[.D27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8" table:formula="of:=IF([.B28]&gt;0;[.E28]/[.B28];&quot;&quot;)" office:value-type="percentage" office:value="1.02238805970149" calcext:value-type="percentage">
            <text:p>102%</text:p>
          </table:table-cell>
          <table:table-cell table:style-name="ce8" table:formula="of:=IF([.C28]&gt;0;[.F28]/[.C28];&quot;&quot;)">
            <text:p/>
          </table:table-cell>
          <table:table-cell table:style-name="ce8" table:formula="of:=IF([.D28]&gt;0;[.G28]/[.D2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29]&gt;0;[.E29]/[.B29];&quot;&quot;)" office:value-type="percentage" office:value="1.08955223880597" calcext:value-type="percentage">
            <text:p>109%</text:p>
          </table:table-cell>
          <table:table-cell table:style-name="ce8" table:formula="of:=IF([.C29]&gt;0;[.F29]/[.C29];&quot;&quot;)">
            <text:p/>
          </table:table-cell>
          <table:table-cell table:style-name="ce8" table:formula="of:=IF([.D29]&gt;0;[.G29]/[.D2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6" office:value-type="float" office:value="1140" calcext:value-type="float">
            <text:p>1,1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8" table:formula="of:=IF([.B30]&gt;0;[.E30]/[.B30];&quot;&quot;)" office:value-type="percentage" office:value="0.903508771929825" calcext:value-type="percentage">
            <text:p>90%</text:p>
          </table:table-cell>
          <table:table-cell table:style-name="ce8" table:formula="of:=IF([.C30]&gt;0;[.F30]/[.C30];&quot;&quot;)">
            <text:p/>
          </table:table-cell>
          <table:table-cell table:style-name="ce8" table:formula="of:=IF([.D30]&gt;0;[.G30]/[.D3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cdnum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[.B31]&gt;0;[.E31]/[.B31];&quot;&quot;)" office:value-type="percentage" office:value="0.845303867403315" calcext:value-type="percentage">
            <text:p>85%</text:p>
          </table:table-cell>
          <table:table-cell table:style-name="ce8" table:formula="of:=IF([.C31]&gt;0;[.F31]/[.C31];&quot;&quot;)">
            <text:p/>
          </table:table-cell>
          <table:table-cell table:style-name="ce8" table:formula="of:=IF([.D31]&gt;0;[.G31]/[.D31];&quot;&quot;)" office:value-type="percentage" office:value="0.6" calcext:value-type="percentage">
            <text:p>6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32]&gt;0;[.E32]/[.B32];&quot;&quot;)" office:value-type="percentage" office:value="0.872767857142857" calcext:value-type="percentage">
            <text:p>87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8" table:formula="of:=IF([.D32]&gt;0;[.G32]/[.D3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udcmp</text:p>
          </table:table-cell>
          <table:table-cell table:style-name="ce6" office:value-type="float" office:value="4862" calcext:value-type="float">
            <text:p>4,8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628" calcext:value-type="float">
            <text:p>2,6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8" table:formula="of:=IF([.B33]&gt;0;[.E33]/[.B33];&quot;&quot;)" office:value-type="percentage" office:value="0.540518305224188" calcext:value-type="percentage">
            <text:p>54%</text:p>
          </table:table-cell>
          <table:table-cell table:style-name="ce8" table:formula="of:=IF([.C33]&gt;0;[.F33]/[.C33];&quot;&quot;)">
            <text:p/>
          </table:table-cell>
          <table:table-cell table:style-name="ce8" table:formula="of:=IF([.D33]&gt;0;[.G33]/[.D3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6" office:value-type="float" office:value="3536" calcext:value-type="float">
            <text:p>3,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6" office:value-type="float" office:value="2264" calcext:value-type="float">
            <text:p>2,2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8" table:formula="of:=IF([.B34]&gt;0;[.E34]/[.B34];&quot;&quot;)" office:value-type="percentage" office:value="0.64027149321267" calcext:value-type="percentage">
            <text:p>64%</text:p>
          </table:table-cell>
          <table:table-cell table:style-name="ce8" table:formula="of:=IF([.C34]&gt;0;[.F34]/[.C34];&quot;&quot;)">
            <text:p/>
          </table:table-cell>
          <table:table-cell table:style-name="ce8" table:formula="of:=IF([.D34]&gt;0;[.G34]/[.D3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6" office:value-type="float" office:value="2010" calcext:value-type="float">
            <text:p>2,0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6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8" table:formula="of:=IF([.B35]&gt;0;[.E35]/[.B35];&quot;&quot;)" office:value-type="percentage" office:value="0.978109452736318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8" table:formula="of:=IF([.D35]&gt;0;[.G35]/[.D3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6" office:value-type="float" office:value="8494" calcext:value-type="float">
            <text:p>8,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4292" calcext:value-type="float">
            <text:p>4,2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8" table:formula="of:=IF([.B36]&gt;0;[.E36]/[.B36];&quot;&quot;)" office:value-type="percentage" office:value="0.505297857311043" calcext:value-type="percentage">
            <text:p>51%</text:p>
          </table:table-cell>
          <table:table-cell table:style-name="ce8" table:formula="of:=IF([.C36]&gt;0;[.F36]/[.C36];&quot;&quot;)">
            <text:p/>
          </table:table-cell>
          <table:table-cell table:style-name="ce8" table:formula="of:=IF([.D36]&gt;0;[.G36]/[.D3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iz</text:p>
          </table:table-cell>
          <table:table-cell table:style-name="ce6" office:value-type="float" office:value="18868" calcext:value-type="float">
            <text:p>18,86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6" office:value-type="float" office:value="16721" calcext:value-type="float">
            <text:p>16,7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8" table:formula="of:=IF([.B37]&gt;0;[.E37]/[.B37];&quot;&quot;)" office:value-type="percentage" office:value="0.88620945516217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8" table:formula="of:=IF([.D37]&gt;0;[.G37]/[.D3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ver</text:p>
          </table:table-cell>
          <table:table-cell table:style-name="ce6" office:value-type="float" office:value="4644" calcext:value-type="float">
            <text:p>4,6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424" calcext:value-type="float">
            <text:p>2,42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38]&gt;0;[.E38]/[.B38];&quot;&quot;)" office:value-type="percentage" office:value="0.521963824289406" calcext:value-type="percentage">
            <text:p>52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8" table:formula="of:=IF([.D38]&gt;0;[.G38]/[.D3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body</text:p>
          </table:table-cell>
          <table:table-cell table:style-name="ce6" office:value-type="float" office:value="7978" calcext:value-type="float">
            <text:p>7,978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49" calcext:value-type="float">
            <text:p>3,749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39]&gt;0;[.E39]/[.B39];&quot;&quot;)" office:value-type="percentage" office:value="0.469917272499373" calcext:value-type="percentage">
            <text:p>47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8" table:formula="of:=IF([.D39]&gt;0;[.G39]/[.D3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es</text:p>
          </table:table-cell>
          <table:table-cell table:style-name="ce6" office:value-type="float" office:value="2404" calcext:value-type="float">
            <text:p>2,40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8" table:formula="of:=IF([.B40]&gt;0;[.E40]/[.B40];&quot;&quot;)" office:value-type="percentage" office:value="0.95757071547421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8" table:formula="of:=IF([.D40]&gt;0;[.G40]/[.D4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8" table:formula="of:=IF([.B41]&gt;0;[.E41]/[.B41];&quot;&quot;)" office:value-type="percentage" office:value="0.881422924901186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8" table:formula="of:=IF([.D41]&gt;0;[.G41]/[.D4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6" office:value-type="float" office:value="16188" calcext:value-type="float">
            <text:p>16,1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190" calcext:value-type="float">
            <text:p>14,1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IF([.B42]&gt;0;[.E42]/[.B42];&quot;&quot;)" office:value-type="percentage" office:value="0.876575240919199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8" table:formula="of:=IF([.D42]&gt;0;[.G42]/[.D4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6" office:value-type="float" office:value="8482" calcext:value-type="float">
            <text:p>8,4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178" calcext:value-type="float">
            <text:p>7,1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8" table:formula="of:=IF([.B43]&gt;0;[.E43]/[.B43];&quot;&quot;)" office:value-type="percentage" office:value="0.846262673897666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8" table:formula="of:=IF([.D43]&gt;0;[.G43]/[.D4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6" office:value-type="float" office:value="2526" calcext:value-type="float">
            <text:p>2,5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44]&gt;0;[.E44]/[.B44];&quot;&quot;)" office:value-type="percentage" office:value="0.722882026920032" calcext:value-type="percentage">
            <text:p>72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8" table:formula="of:=IF([.D44]&gt;0;[.G44]/[.D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6" office:value-type="float" office:value="4336" calcext:value-type="float">
            <text:p>4,3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168" calcext:value-type="float">
            <text:p>2,1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5]&gt;0;[.E45]/[.B45];&quot;&quot;)" office:value-type="percentage" office:value="0.5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8" table:formula="of:=IF([.D45]&gt;0;[.G45]/[.D4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6]&gt;0;[.E46]/[.B46];&quot;&quot;)" office:value-type="percentage" office:value="0.851351351351351" calcext:value-type="percentage">
            <text:p>85%</text:p>
          </table:table-cell>
          <table:table-cell table:style-name="ce8" table:formula="of:=IF([.C46]&gt;0;[.F46]/[.C46];&quot;&quot;)">
            <text:p/>
          </table:table-cell>
          <table:table-cell table:style-name="ce8" table:formula="of:=IF([.D46]&gt;0;[.G46]/[.D4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6" office:value-type="float" office:value="2110" calcext:value-type="float">
            <text:p>2,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4" calcext:value-type="float">
            <text:p>1,1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7]&gt;0;[.E47]/[.B47];&quot;&quot;)" office:value-type="percentage" office:value="0.532701421800948" calcext:value-type="percentage">
            <text:p>53%</text:p>
          </table:table-cell>
          <table:table-cell table:style-name="ce8" table:formula="of:=IF([.C47]&gt;0;[.F47]/[.C47];&quot;&quot;)">
            <text:p/>
          </table:table-cell>
          <table:table-cell table:style-name="ce8" table:formula="of:=IF([.D47]&gt;0;[.G47]/[.D4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6" office:value-type="float" office:value="3896" calcext:value-type="float">
            <text:p>3,8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40" calcext:value-type="float">
            <text:p>1,9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48]&gt;0;[.E48]/[.B48];&quot;&quot;)" office:value-type="percentage" office:value="0.497946611909651" calcext:value-type="percentage">
            <text:p>50%</text:p>
          </table:table-cell>
          <table:table-cell table:style-name="ce8" table:formula="of:=IF([.C48]&gt;0;[.F48]/[.C48];&quot;&quot;)">
            <text:p/>
          </table:table-cell>
          <table:table-cell table:style-name="ce8" table:formula="of:=IF([.D48]&gt;0;[.G48]/[.D4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49]&gt;0;[.E49]/[.B49];&quot;&quot;)" office:value-type="percentage" office:value="1.08333333333333" calcext:value-type="percentage">
            <text:p>108%</text:p>
          </table:table-cell>
          <table:table-cell table:style-name="ce8" table:formula="of:=IF([.C49]&gt;0;[.F49]/[.C49];&quot;&quot;)">
            <text:p/>
          </table:table-cell>
          <table:table-cell table:style-name="ce8" table:formula="of:=IF([.D49]&gt;0;[.G49]/[.D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6" office:value-type="float" office:value="15540" calcext:value-type="float">
            <text:p>15,5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394" calcext:value-type="float">
            <text:p>15,3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8" table:formula="of:=IF([.B50]&gt;0;[.E50]/[.B50];&quot;&quot;)" office:value-type="percentage" office:value="0.990604890604891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8" table:formula="of:=IF([.D50]&gt;0;[.G50]/[.D5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6" office:value-type="float" office:value="9478" calcext:value-type="float">
            <text:p>9,4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68" calcext:value-type="float">
            <text:p>2,368</text:p>
          </table:table-cell>
          <table:table-cell table:style-name="ce6" office:value-type="float" office:value="7942" calcext:value-type="float">
            <text:p>7,9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,356</text:p>
          </table:table-cell>
          <table:table-cell table:style-name="ce8" table:formula="of:=IF([.B51]&gt;0;[.E51]/[.B51];&quot;&quot;)" office:value-type="percentage" office:value="0.837940493775058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8" table:formula="of:=IF([.D51]&gt;0;[.G51]/[.D51];&quot;&quot;)" office:value-type="percentage" office:value="0.994932432432432" calcext:value-type="percentage">
            <text:p>9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52]&gt;0;[.E52]/[.B52];&quot;&quot;)" office:value-type="percentage" office:value="1.09" calcext:value-type="percentage">
            <text:p>109%</text:p>
          </table:table-cell>
          <table:table-cell table:style-name="ce8" table:formula="of:=IF([.C52]&gt;0;[.F52]/[.C52];&quot;&quot;)">
            <text:p/>
          </table:table-cell>
          <table:table-cell table:style-name="ce8" table:formula="of:=IF([.D52]&gt;0;[.G52]/[.D5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rduino</text:p>
          </table:table-cell>
          <table:table-cell table:style-name="ce6" office:value-type="float" office:value="7574" calcext:value-type="float">
            <text:p>7,5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136" calcext:value-type="float">
            <text:p>7,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53]&gt;0;[.E53]/[.B53];&quot;&quot;)" office:value-type="percentage" office:value="0.942170583575389" calcext:value-type="percentage">
            <text:p>94%</text:p>
          </table:table-cell>
          <table:table-cell table:style-name="ce8" table:formula="of:=IF([.C53]&gt;0;[.F53]/[.C53];&quot;&quot;)">
            <text:p/>
          </table:table-cell>
          <table:table-cell table:style-name="ce8" table:formula="of:=IF([.D53]&gt;0;[.G53]/[.D5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sort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12" calcext:value-type="float">
            <text:p>7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[.B54]&gt;0;[.E54]/[.B54];&quot;&quot;)" office:value-type="percentage" office:value="0.872549019607843" calcext:value-type="percentage">
            <text:p>87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8" table:formula="of:=IF([.D54]&gt;0;[.G54]/[.D5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rt</text:p>
          </table:table-cell>
          <table:table-cell table:style-name="ce6" office:value-type="float" office:value="7564" calcext:value-type="float">
            <text:p>7,56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136" calcext:value-type="float">
            <text:p>4,1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8" table:formula="of:=IF([.B55]&gt;0;[.E55]/[.B55];&quot;&quot;)" office:value-type="percentage" office:value="0.546800634584876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8" table:formula="of:=IF([.D55]&gt;0;[.G55]/[.D5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6]&gt;0;[.E56]/[.B56];&quot;&quot;)" office:value-type="percentage" office:value="0.911392405063291" calcext:value-type="percentage">
            <text:p>91%</text:p>
          </table:table-cell>
          <table:table-cell table:style-name="ce8" table:formula="of:=IF([.C56]&gt;0;[.F56]/[.C56];&quot;&quot;)">
            <text:p/>
          </table:table-cell>
          <table:table-cell table:style-name="ce8" table:formula="of:=IF([.D56]&gt;0;[.G56]/[.D5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6" office:value-type="float" office:value="18360" calcext:value-type="float">
            <text:p>18,36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2246" calcext:value-type="float">
            <text:p>12,246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table:formula="of:=IF([.B57]&gt;0;[.E57]/[.B57];&quot;&quot;)" office:value-type="percentage" office:value="0.666993464052288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8" table:formula="of:=IF([.D57]&gt;0;[.G57]/[.D5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lect</text:p>
          </table:table-cell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8]&gt;0;[.E58]/[.B58];&quot;&quot;)" office:value-type="percentage" office:value="0.838196286472149" calcext:value-type="percentage">
            <text:p>84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8" table:formula="of:=IF([.D58]&gt;0;[.G58]/[.D5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59]&gt;0;[.E59]/[.B59];&quot;&quot;)" office:value-type="percentage" office:value="0.912087912087912" calcext:value-type="percentage">
            <text:p>91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8" table:formula="of:=IF([.D59]&gt;0;[.G59]/[.D5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6" office:value-type="float" office:value="382" calcext:value-type="float">
            <text:p>382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0]&gt;0;[.E60]/[.B60];&quot;&quot;)" office:value-type="percentage" office:value="0.769633507853403" calcext:value-type="percentage">
            <text:p>77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8" table:formula="of:=IF([.D60]&gt;0;[.G60]/[.D6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quicksort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6" office:value-type="float" office:value="358" calcext:value-type="float">
            <text:p>358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1]&gt;0;[.E61]/[.B61];&quot;&quot;)" office:value-type="percentage" office:value="0.895" calcext:value-type="percentage">
            <text:p>90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8" table:formula="of:=IF([.D61]&gt;0;[.G61]/[.D6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2]&gt;0;[.E62]/[.B62];&quot;&quot;)" office:value-type="percentage" office:value="0.965034965034965" calcext:value-type="percentage">
            <text:p>97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8" table:formula="of:=IF([.D62]&gt;0;[.G62]/[.D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8" table:formula="of:=IF([.B63]&gt;0;[.E63]/[.B63];&quot;&quot;)" office:value-type="percentage" office:value="0.911392405063291" calcext:value-type="percentage">
            <text:p>91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8" table:formula="of:=IF([.D63]&gt;0;[.G63]/[.D6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4]&gt;0;[.E64]/[.B64];&quot;&quot;)" office:value-type="percentage" office:value="0.945205479452055" calcext:value-type="percentage">
            <text:p>95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8" table:formula="of:=IF([.D64]&gt;0;[.G64]/[.D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5]&gt;0;[.E65]/[.B65];&quot;&quot;)" office:value-type="percentage" office:value="0.980645161290322" calcext:value-type="percentage">
            <text:p>98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8" table:formula="of:=IF([.D65]&gt;0;[.G65]/[.D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6]&gt;0;[.E66]/[.B66];&quot;&quot;)" office:value-type="percentage" office:value="0.757731958762887" calcext:value-type="percentage">
            <text:p>76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8" table:formula="of:=IF([.D66]&gt;0;[.G66]/[.D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7]&gt;0;[.E67]/[.B67];&quot;&quot;)" office:value-type="percentage" office:value="0.891666666666667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8" table:formula="of:=IF([.D67]&gt;0;[.G67]/[.D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re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49" calcext:value-type="float">
            <text:p>2,2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68]&gt;0;[.E68]/[.B68];&quot;&quot;)" office:value-type="percentage" office:value="0.809575233981282" calcext:value-type="percentage">
            <text:p>81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8" table:formula="of:=IF([.D68]&gt;0;[.G68]/[.D6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rt</text:p>
          </table:table-cell>
          <table:table-cell table:style-name="ce6" office:value-type="float" office:value="7418" calcext:value-type="float">
            <text:p>7,4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252" calcext:value-type="float">
            <text:p>4,25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69]&gt;0;[.E69]/[.B69];&quot;&quot;)" office:value-type="percentage" office:value="0.57320032353734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8" table:formula="of:=IF([.D69]&gt;0;[.G69]/[.D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</text:p>
          </table:table-cell>
          <table:table-cell table:style-name="ce6" office:value-type="float" office:value="7892" calcext:value-type="float">
            <text:p>7,89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40" calcext:value-type="float">
            <text:p>1,640</text:p>
          </table:table-cell>
          <table:table-cell table:style-name="ce6" office:value-type="float" office:value="3569" calcext:value-type="float">
            <text:p>3,5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40" calcext:value-type="float">
            <text:p>1,640</text:p>
          </table:table-cell>
          <table:table-cell table:style-name="ce8" table:formula="of:=IF([.B70]&gt;0;[.E70]/[.B70];&quot;&quot;)" office:value-type="percentage" office:value="0.452230106436898" calcext:value-type="percentage">
            <text:p>45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8" table:formula="of:=IF([.D70]&gt;0;[.G70]/[.D7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6" office:value-type="float" office:value="3736" calcext:value-type="float">
            <text:p>3,7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390" calcext:value-type="float">
            <text:p>4,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8" table:formula="of:=IF([.B71]&gt;0;[.E71]/[.B71];&quot;&quot;)" office:value-type="percentage" office:value="1.17505353319058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8" table:formula="of:=IF([.D71]&gt;0;[.G71]/[.D7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6" office:value-type="float" office:value="10204" calcext:value-type="float">
            <text:p>10,204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8" calcext:value-type="float">
            <text:p>7,70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2]&gt;0;[.E72]/[.B72];&quot;&quot;)" office:value-type="percentage" office:value="0.755390043120345" calcext:value-type="percentage">
            <text:p>76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8" table:formula="of:=IF([.D72]&gt;0;[.G72]/[.D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6" office:value-type="float" office:value="1024" calcext:value-type="float">
            <text:p>1,02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8" table:formula="of:=IF([.B73]&gt;0;[.E73]/[.B73];&quot;&quot;)" office:value-type="percentage" office:value="0.849609375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8" table:formula="of:=IF([.D73]&gt;0;[.G73]/[.D7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str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4]&gt;0;[.E74]/[.B74];&quot;&quot;)" office:value-type="percentage" office:value="0.932352941176471" calcext:value-type="percentage">
            <text:p>93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8" table:formula="of:=IF([.D74]&gt;0;[.G74]/[.D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ai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75]&gt;0;[.E75]/[.B75];&quot;&quot;)" office:value-type="percentage" office:value="1.00917431192661" calcext:value-type="percentage">
            <text:p>101%</text:p>
          </table:table-cell>
          <table:table-cell table:style-name="ce8" table:formula="of:=IF([.C75]&gt;0;[.F75]/[.C75];&quot;&quot;)">
            <text:p/>
          </table:table-cell>
          <table:table-cell table:style-name="ce8" table:formula="of:=IF([.D75]&gt;0;[.G75]/[.D7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6]&gt;0;[.E76]/[.B76];&quot;&quot;)" office:value-type="percentage" office:value="1.08333333333333" calcext:value-type="percentage">
            <text:p>108%</text:p>
          </table:table-cell>
          <table:table-cell table:style-name="ce8" table:formula="of:=IF([.C76]&gt;0;[.F76]/[.C76];&quot;&quot;)">
            <text:p/>
          </table:table-cell>
          <table:table-cell table:style-name="ce8" table:formula="of:=IF([.D76]&gt;0;[.G76]/[.D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6" office:value-type="float" office:value="6764" calcext:value-type="float">
            <text:p>6,7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496" calcext:value-type="float">
            <text:p>4,4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77]&gt;0;[.E77]/[.B77];&quot;&quot;)" office:value-type="percentage" office:value="0.664695446481372" calcext:value-type="percentage">
            <text:p>66%</text:p>
          </table:table-cell>
          <table:table-cell table:style-name="ce8" table:formula="of:=IF([.C77]&gt;0;[.F77]/[.C77];&quot;&quot;)">
            <text:p/>
          </table:table-cell>
          <table:table-cell table:style-name="ce8" table:formula="of:=IF([.D77]&gt;0;[.G77]/[.D7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6" office:value-type="float" office:value="5301" calcext:value-type="float">
            <text:p>5,3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4105" calcext:value-type="float">
            <text:p>4,1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8" table:formula="of:=IF([.B78]&gt;0;[.E78]/[.B78];&quot;&quot;)" office:value-type="percentage" office:value="0.774382192039238" calcext:value-type="percentage">
            <text:p>77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8" table:formula="of:=IF([.D78]&gt;0;[.G78]/[.D7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d</text:p>
          </table:table-cell>
          <table:table-cell table:style-name="ce6" office:value-type="float" office:value="2676" calcext:value-type="float">
            <text:p>2,6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6" office:value-type="float" office:value="1504" calcext:value-type="float">
            <text:p>1,5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8" table:formula="of:=IF([.B79]&gt;0;[.E79]/[.B79];&quot;&quot;)" office:value-type="percentage" office:value="0.56203288490284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8" table:formula="of:=IF([.D79]&gt;0;[.G79]/[.D7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6" office:value-type="float" office:value="10806" calcext:value-type="float">
            <text:p>10,806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004" calcext:value-type="float">
            <text:p>6,0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2" calcext:value-type="float">
            <text:p>92</text:p>
          </table:table-cell>
          <table:table-cell table:style-name="ce8" table:formula="of:=IF([.B80]&gt;0;[.E80]/[.B80];&quot;&quot;)" office:value-type="percentage" office:value="0.555617249676106" calcext:value-type="percentage">
            <text:p>56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8" table:formula="of:=IF([.D80]&gt;0;[.G80]/[.D8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6" office:value-type="float" office:value="11400" calcext:value-type="float">
            <text:p>11,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08" calcext:value-type="float">
            <text:p>3,208</text:p>
          </table:table-cell>
          <table:table-cell table:style-name="ce6" office:value-type="float" office:value="6925" calcext:value-type="float">
            <text:p>6,9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08" calcext:value-type="float">
            <text:p>3,208</text:p>
          </table:table-cell>
          <table:table-cell table:style-name="ce8" table:formula="of:=IF([.B81]&gt;0;[.E81]/[.B81];&quot;&quot;)" office:value-type="percentage" office:value="0.607456140350877" calcext:value-type="percentage">
            <text:p>61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8" table:formula="of:=IF([.D81]&gt;0;[.G81]/[.D8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81])" office:value-type="float" office:value="310670" calcext:value-type="float">
            <text:p>310,670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7" table:formula="of:=SUM([.D3:.D81])" office:value-type="float" office:value="36079" calcext:value-type="float">
            <text:p>36,079</text:p>
          </table:table-cell>
          <table:table-cell table:style-name="ce7" table:formula="of:=SUM([.E3:.E81])" office:value-type="float" office:value="214170" calcext:value-type="float">
            <text:p>214,170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7" table:formula="of:=SUM([.G3:.G81])" office:value-type="float" office:value="36071" calcext:value-type="float">
            <text:p>36,071</text:p>
          </table:table-cell>
          <table:table-cell table:style-name="ce9" table:formula="of:=AVERAGE([.H3:.H81])" office:value-type="percentage" office:value="0.820434013775099" calcext:value-type="percentage">
            <text:p>82%</text:p>
          </table:table-cell>
          <table:table-cell table:style-name="ce9" table:formula="of:=AVERAGE([.I3:.I81])" office:value-type="percentage" office:value="0.90530951363844" calcext:value-type="percentage">
            <text:p>91%</text:p>
          </table:table-cell>
          <table:table-cell table:style-name="ce9" table:formula="of:=AVERAGE([.J3:.J81])" office:value-type="percentage" office:value="0.992975643034736" calcext:value-type="percentage">
            <text:p>99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7" table:formula="of:=MIN([.B3:.B81])" office:value-type="float" office:value="72" calcext:value-type="float">
            <text:p>72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7" table:formula="of:=MIN([.D3:.D81])" office:value-type="float" office:value="0" calcext:value-type="float">
            <text:p>0</text:p>
          </table:table-cell>
          <table:table-cell table:style-name="ce7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7" table:formula="of:=MIN([.G3:.G81])" office:value-type="float" office:value="0" calcext:value-type="float">
            <text:p>0</text:p>
          </table:table-cell>
          <table:table-cell table:style-name="ce9" table:formula="of:=MIN([.H3:.H81])" office:value-type="percentage" office:value="0.397942483048866" calcext:value-type="percentage">
            <text:p>40%</text:p>
          </table:table-cell>
          <table:table-cell table:style-name="ce9" table:formula="of:=MIN([.I3:.I81])" office:value-type="percentage" office:value="0.00161290322580645" calcext:value-type="percentage">
            <text:p>0%</text:p>
          </table:table-cell>
          <table:table-cell table:style-name="ce9" table:formula="of:=MIN([.J3:.J81])" office:value-type="percentage" office:value="0.6" calcext:value-type="percentage">
            <text:p>60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7" table:formula="of:=MAX([.B3:.B81])" office:value-type="float" office:value="34216" calcext:value-type="float">
            <text:p>34,216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7" table:formula="of:=MAX([.D3:.D81])" office:value-type="float" office:value="4804" calcext:value-type="float">
            <text:p>4,804</text:p>
          </table:table-cell>
          <table:table-cell table:style-name="ce7" table:formula="of:=MAX([.E3:.E81])" office:value-type="float" office:value="16721" calcext:value-type="float">
            <text:p>16,721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7" table:formula="of:=MAX([.G3:.G81])" office:value-type="float" office:value="4804" calcext:value-type="float">
            <text:p>4,804</text:p>
          </table:table-cell>
          <table:table-cell table:style-name="ce9" table:formula="of:=MAX([.H3:.H81])" office:value-type="percentage" office:value="1.17505353319058" calcext:value-type="percentage">
            <text:p>118%</text:p>
          </table:table-cell>
          <table:table-cell table:style-name="ce9" table:formula="of:=MAX([.I3:.I81])" office:value-type="percentage" office:value="1" calcext:value-type="percentage">
            <text:p>100%</text:p>
          </table:table-cell>
          <table:table-cell table:style-name="ce9" table:formula="of:=MAX([.J3:.J81])" office:value-type="percentage" office:value="1.01" calcext:value-type="percentage">
            <text:p>101%</text:p>
          </table:table-cell>
          <table:table-cell table:style-name="ce3" table:number-columns-repeated="1011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o FP emulation" table:style-name="ta1">
        <table:shapes>
          <draw:frame draw:z-index="0" draw:style-name="gr1" draw:text-style-name="P1" svg:width="540mm" svg:height="210mm" svg:x="0mm" svg:y="411.87mm">
            <draw:object draw:notify-on-update-of-ranges="'No FP emulation'.A3:'No FP emulation'.A81 'No FP emulation'.B1:'No FP emulation'.B1 'No FP emulation'.B3:'No FP emulation'.B81 'No FP emulation'.E1:'No FP emulation'.E1 'No FP emulation'.E3:'No FP emulation'.E8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509.04mm" svg:height="227.71mm" svg:x="0mm" svg:y="650.26mm">
            <draw:object draw:notify-on-update-of-ranges="'No FP emulation'.A3:'No FP emulation'.A81 'No FP emulation'.E1:'No FP emulation'.E1 'No FP emulation'.H3:'No FP emulation'.H8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rv32im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32-nofp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 relativ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C library, FP emulation or C startup. They use dummy C and floating point emulation libraries but the standard math library.</text:p>
            <text:p/>
            <text:p>The compilation flags for RISC-V are:</text:p>
            <text:p/>
            <text:p>-Os -march=rv32imc -fdata-sections -ffunction-sections -Wl,-gc-sections -nostartfiles -nostdlib</text:p>
            <text:p/>
            <text:p>and for ARM are:</text:p>
            <text:p/>
            <text:p>-Os -mcpu=cortex-m4+nofp -mfloat-abi=soft -mthumb -fdata-sections -ffunction-sections -Wl,-gc-sections -nostartfiles -nostdlib</text:p>
            <text:p/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6" office:value-type="float" office:value="738" calcext:value-type="float">
            <text:p>7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02" calcext:value-type="float">
            <text:p>7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3]&gt;0;[.E3]/[.B3];&quot;&quot;)" office:value-type="percentage" office:value="0.951219512195122" calcext:value-type="percentage">
            <text:p>95%</text:p>
          </table:table-cell>
          <table:table-cell table:style-name="ce8" table:formula="of:=IF([.C3]&gt;0;[.F3]/[.C3];&quot;&quot;)">
            <text:p/>
          </table:table-cell>
          <table:table-cell table:style-name="ce8" table:formula="of:=IF([.D3]&gt;0;[.G3]/[.D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6" office:value-type="float" office:value="1082" calcext:value-type="float">
            <text:p>1,0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8" table:formula="of:=IF([.B4]&gt;0;[.E4]/[.B4];&quot;&quot;)" office:value-type="percentage" office:value="0.903881700554529" calcext:value-type="percentage">
            <text:p>90%</text:p>
          </table:table-cell>
          <table:table-cell table:style-name="ce8" table:formula="of:=IF([.C4]&gt;0;[.F4]/[.C4];&quot;&quot;)">
            <text:p/>
          </table:table-cell>
          <table:table-cell table:style-name="ce8" table:formula="of:=IF([.D4]&gt;0;[.G4]/[.D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s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]&gt;0;[.E5]/[.B5];&quot;&quot;)" office:value-type="percentage" office:value="0.972602739726027" calcext:value-type="percentage">
            <text:p>97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8" table:formula="of:=IF([.D5]&gt;0;[.G5]/[.D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8" table:formula="of:=IF([.B6]&gt;0;[.E6]/[.B6];&quot;&quot;)" office:value-type="percentage" office:value="0.990566037735849" calcext:value-type="percentage">
            <text:p>99%</text:p>
          </table:table-cell>
          <table:table-cell table:style-name="ce8" table:formula="of:=IF([.C6]&gt;0;[.F6]/[.C6];&quot;&quot;)">
            <text:p/>
          </table:table-cell>
          <table:table-cell table:style-name="ce8" table:formula="of:=IF([.D6]&gt;0;[.G6]/[.D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nt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IF([.B7]&gt;0;[.E7]/[.B7];&quot;&quot;)" office:value-type="percentage" office:value="1.03846153846154" calcext:value-type="percentage">
            <text:p>104%</text:p>
          </table:table-cell>
          <table:table-cell table:style-name="ce8" table:formula="of:=IF([.C7]&gt;0;[.F7]/[.C7];&quot;&quot;)">
            <text:p/>
          </table:table-cell>
          <table:table-cell table:style-name="ce8" table:formula="of:=IF([.D7]&gt;0;[.G7]/[.D7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6" office:value-type="float" office:value="1312" calcext:value-type="float">
            <text:p>1,31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6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8" table:formula="of:=IF([.B8]&gt;0;[.E8]/[.B8];&quot;&quot;)" office:value-type="percentage" office:value="0.975609756097561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8" table:formula="of:=IF([.D8]&gt;0;[.G8]/[.D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over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9]&gt;0;[.E9]/[.B9];&quot;&quot;)" office:value-type="percentage" office:value="1.04918032786885" calcext:value-type="percentage">
            <text:p>105%</text:p>
          </table:table-cell>
          <table:table-cell table:style-name="ce8" table:formula="of:=IF([.C9]&gt;0;[.F9]/[.C9];&quot;&quot;)">
            <text:p/>
          </table:table-cell>
          <table:table-cell table:style-name="ce8" table:formula="of:=IF([.D9]&gt;0;[.G9]/[.D9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8" table:formula="of:=IF([.B10]&gt;0;[.E10]/[.B10];&quot;&quot;)" office:value-type="percentage" office:value="0.847411444141689" calcext:value-type="percentage">
            <text:p>85%</text:p>
          </table:table-cell>
          <table:table-cell table:style-name="ce8" table:formula="of:=IF([.C10]&gt;0;[.F10]/[.C10];&quot;&quot;)">
            <text:p/>
          </table:table-cell>
          <table:table-cell table:style-name="ce8" table:formula="of:=IF([.D10]&gt;0;[.G10]/[.D1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32</text:p>
          </table:table-cell>
          <table:table-cell table:style-name="ce6" office:value-type="float" office:value="1170" calcext:value-type="float">
            <text:p>1,17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62" calcext:value-type="float">
            <text:p>1,16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11]&gt;0;[.E11]/[.B11];&quot;&quot;)" office:value-type="percentage" office:value="0.993162393162393" calcext:value-type="percentage">
            <text:p>99%</text:p>
          </table:table-cell>
          <table:table-cell table:style-name="ce8" table:formula="of:=IF([.C11]&gt;0;[.F11]/[.C11];&quot;&quot;)">
            <text:p/>
          </table:table-cell>
          <table:table-cell table:style-name="ce8" table:formula="of:=IF([.D11]&gt;0;[.G11]/[.D11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IF([.B12]&gt;0;[.E12]/[.B12];&quot;&quot;)" office:value-type="percentage" office:value="0.990712074303405" calcext:value-type="percentage">
            <text:p>99%</text:p>
          </table:table-cell>
          <table:table-cell table:style-name="ce8" table:formula="of:=IF([.C12]&gt;0;[.F12]/[.C12];&quot;&quot;)">
            <text:p/>
          </table:table-cell>
          <table:table-cell table:style-name="ce8" table:formula="of:=IF([.D12]&gt;0;[.G12]/[.D12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6" office:value-type="float" office:value="1022" calcext:value-type="float">
            <text:p>1,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8" table:formula="of:=IF([.B13]&gt;0;[.E13]/[.B13];&quot;&quot;)" office:value-type="percentage" office:value="0.902152641878669" calcext:value-type="percentage">
            <text:p>90%</text:p>
          </table:table-cell>
          <table:table-cell table:style-name="ce8" table:formula="of:=IF([.C13]&gt;0;[.F13]/[.C13];&quot;&quot;)">
            <text:p/>
          </table:table-cell>
          <table:table-cell table:style-name="ce8" table:formula="of:=IF([.D13]&gt;0;[.G13]/[.D1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6" office:value-type="float" office:value="1022" calcext:value-type="float">
            <text:p>1,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8" table:formula="of:=IF([.B14]&gt;0;[.E14]/[.B14];&quot;&quot;)" office:value-type="percentage" office:value="0.968688845401174" calcext:value-type="percentage">
            <text:p>97%</text:p>
          </table:table-cell>
          <table:table-cell table:style-name="ce8" table:formula="of:=IF([.C14]&gt;0;[.F14]/[.C14];&quot;&quot;)">
            <text:p/>
          </table:table-cell>
          <table:table-cell table:style-name="ce8" table:formula="of:=IF([.D14]&gt;0;[.G14]/[.D1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ubic</text:p>
          </table:table-cell>
          <table:table-cell table:style-name="ce6" office:value-type="float" office:value="13616" calcext:value-type="float">
            <text:p>13,616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330" calcext:value-type="float">
            <text:p>11,3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15]&gt;0;[.E15]/[.B15];&quot;&quot;)" office:value-type="percentage" office:value="0.83210928319624" calcext:value-type="percentage">
            <text:p>83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8" table:formula="of:=IF([.D15]&gt;0;[.G15]/[.D15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6" office:value-type="float" office:value="1000" calcext:value-type="float">
            <text:p>1,0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948" calcext:value-type="float">
            <text:p>94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8" table:formula="of:=IF([.B16]&gt;0;[.E16]/[.B16];&quot;&quot;)" office:value-type="percentage" office:value="0.948" calcext:value-type="percentage">
            <text:p>95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8" table:formula="of:=IF([.D16]&gt;0;[.G16]/[.D1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toa</text:p>
          </table:table-cell>
          <table:table-cell table:style-name="ce6" office:value-type="float" office:value="6504" calcext:value-type="float">
            <text:p>6,50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48" calcext:value-type="float">
            <text:p>2,348</text:p>
          </table:table-cell>
          <table:table-cell table:style-name="ce6" office:value-type="float" office:value="5904" calcext:value-type="float">
            <text:p>5,90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52" calcext:value-type="float">
            <text:p>2,352</text:p>
          </table:table-cell>
          <table:table-cell table:style-name="ce8" table:formula="of:=IF([.B17]&gt;0;[.E17]/[.B17];&quot;&quot;)" office:value-type="percentage" office:value="0.907749077490775" calcext:value-type="percentage">
            <text:p>91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8" table:formula="of:=IF([.D17]&gt;0;[.G17]/[.D17];&quot;&quot;)" office:value-type="percentage" office:value="1.00170357751278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uff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ce8" table:formula="of:=IF([.B18]&gt;0;[.E18]/[.B18];&quot;&quot;)" office:value-type="percentage" office:value="0.78698224852071" calcext:value-type="percentage">
            <text:p>79%</text:p>
          </table:table-cell>
          <table:table-cell table:style-name="ce8" table:formula="of:=IF([.C18]&gt;0;[.F18]/[.C18];&quot;&quot;)">
            <text:p/>
          </table:table-cell>
          <table:table-cell table:style-name="ce8" table:formula="of:=IF([.D18]&gt;0;[.G18]/[.D18];&quot;&quot;)" office:value-type="percentage" office:value="1.01" calcext:value-type="percentage">
            <text:p>10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dn</text:p>
          </table:table-cell>
          <table:table-cell table:style-name="ce6" office:value-type="float" office:value="3006" calcext:value-type="float">
            <text:p>3,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8" table:formula="of:=IF([.B19]&gt;0;[.E19]/[.B19];&quot;&quot;)" office:value-type="percentage" office:value="0.924151696606786" calcext:value-type="percentage">
            <text:p>92%</text:p>
          </table:table-cell>
          <table:table-cell table:style-name="ce8" table:formula="of:=IF([.C19]&gt;0;[.F19]/[.C19];&quot;&quot;)">
            <text:p/>
          </table:table-cell>
          <table:table-cell table:style-name="ce8" table:formula="of:=IF([.D19]&gt;0;[.G19]/[.D1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xpint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20]&gt;0;[.E20]/[.B20];&quot;&quot;)" office:value-type="percentage" office:value="0.876923076923077" calcext:value-type="percentage">
            <text:p>88%</text:p>
          </table:table-cell>
          <table:table-cell table:style-name="ce8" table:formula="of:=IF([.C20]&gt;0;[.F20]/[.C20];&quot;&quot;)">
            <text:p/>
          </table:table-cell>
          <table:table-cell table:style-name="ce8" table:formula="of:=IF([.D20]&gt;0;[.G20]/[.D2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c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1]&gt;0;[.E21]/[.B21];&quot;&quot;)" office:value-type="percentage" office:value="0.985714285714286" calcext:value-type="percentage">
            <text:p>99%</text:p>
          </table:table-cell>
          <table:table-cell table:style-name="ce8" table:formula="of:=IF([.C21]&gt;0;[.F21]/[.C21];&quot;&quot;)">
            <text:p/>
          </table:table-cell>
          <table:table-cell table:style-name="ce8" table:formula="of:=IF([.D21]&gt;0;[.G21]/[.D21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asta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2]&gt;0;[.E22]/[.B22];&quot;&quot;)" office:value-type="percentage" office:value="0.946969696969697" calcext:value-type="percentage">
            <text:p>95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8" table:formula="of:=IF([.D22]&gt;0;[.G22]/[.D2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dct</text:p>
          </table:table-cell>
          <table:table-cell table:style-name="ce6" office:value-type="float" office:value="1072" calcext:value-type="float">
            <text:p>1,072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3]&gt;0;[.E23]/[.B23];&quot;&quot;)" office:value-type="percentage" office:value="0.863805970149254" calcext:value-type="percentage">
            <text:p>86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8" table:formula="of:=IF([.D23]&gt;0;[.G23]/[.D2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bcall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4]&gt;0;[.E24]/[.B24];&quot;&quot;)" office:value-type="percentage" office:value="1.06779661016949" calcext:value-type="percentage">
            <text:p>107%</text:p>
          </table:table-cell>
          <table:table-cell table:style-name="ce8" table:formula="of:=IF([.C24]&gt;0;[.F24]/[.C24];&quot;&quot;)">
            <text:p/>
          </table:table-cell>
          <table:table-cell table:style-name="ce8" table:formula="of:=IF([.D24]&gt;0;[.G24]/[.D24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ir</text:p>
          </table:table-cell>
          <table:table-cell table:style-name="ce6" office:value-type="float" office:value="3212" calcext:value-type="float">
            <text:p>3,2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2" calcext:value-type="float">
            <text:p>3,1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25]&gt;0;[.E25]/[.B25];&quot;&quot;)" office:value-type="percentage" office:value="0.9906600249066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8" table:formula="of:=IF([.D25]&gt;0;[.G25]/[.D2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rac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6]&gt;0;[.E26]/[.B26];&quot;&quot;)" office:value-type="percentage" office:value="0.946386946386946" calcext:value-type="percentage">
            <text:p>95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8" table:formula="of:=IF([.D26]&gt;0;[.G26]/[.D26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6" office:value-type="float" office:value="1784" calcext:value-type="float">
            <text:p>1,78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5" calcext:value-type="float">
            <text:p>1,2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7]&gt;0;[.E27]/[.B27];&quot;&quot;)" office:value-type="percentage" office:value="0.675448430493274" calcext:value-type="percentage">
            <text:p>68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8" table:formula="of:=IF([.D27]&gt;0;[.G27]/[.D27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8" table:formula="of:=IF([.B28]&gt;0;[.E28]/[.B28];&quot;&quot;)" office:value-type="percentage" office:value="1.02238805970149" calcext:value-type="percentage">
            <text:p>102%</text:p>
          </table:table-cell>
          <table:table-cell table:style-name="ce8" table:formula="of:=IF([.C28]&gt;0;[.F28]/[.C28];&quot;&quot;)">
            <text:p/>
          </table:table-cell>
          <table:table-cell table:style-name="ce8" table:formula="of:=IF([.D28]&gt;0;[.G28]/[.D2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29]&gt;0;[.E29]/[.B29];&quot;&quot;)" office:value-type="percentage" office:value="1.08955223880597" calcext:value-type="percentage">
            <text:p>109%</text:p>
          </table:table-cell>
          <table:table-cell table:style-name="ce8" table:formula="of:=IF([.C29]&gt;0;[.F29]/[.C29];&quot;&quot;)">
            <text:p/>
          </table:table-cell>
          <table:table-cell table:style-name="ce8" table:formula="of:=IF([.D29]&gt;0;[.G29]/[.D2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6" office:value-type="float" office:value="1140" calcext:value-type="float">
            <text:p>1,1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8" table:formula="of:=IF([.B30]&gt;0;[.E30]/[.B30];&quot;&quot;)" office:value-type="percentage" office:value="0.903508771929825" calcext:value-type="percentage">
            <text:p>90%</text:p>
          </table:table-cell>
          <table:table-cell table:style-name="ce8" table:formula="of:=IF([.C30]&gt;0;[.F30]/[.C30];&quot;&quot;)">
            <text:p/>
          </table:table-cell>
          <table:table-cell table:style-name="ce8" table:formula="of:=IF([.D30]&gt;0;[.G30]/[.D3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cdnum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[.B31]&gt;0;[.E31]/[.B31];&quot;&quot;)" office:value-type="percentage" office:value="0.845303867403315" calcext:value-type="percentage">
            <text:p>85%</text:p>
          </table:table-cell>
          <table:table-cell table:style-name="ce8" table:formula="of:=IF([.C31]&gt;0;[.F31]/[.C31];&quot;&quot;)">
            <text:p/>
          </table:table-cell>
          <table:table-cell table:style-name="ce8" table:formula="of:=IF([.D31]&gt;0;[.G31]/[.D31];&quot;&quot;)" office:value-type="percentage" office:value="0.6" calcext:value-type="percentage">
            <text:p>6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32]&gt;0;[.E32]/[.B32];&quot;&quot;)" office:value-type="percentage" office:value="0.872767857142857" calcext:value-type="percentage">
            <text:p>87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8" table:formula="of:=IF([.D32]&gt;0;[.G32]/[.D32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udcmp</text:p>
          </table:table-cell>
          <table:table-cell table:style-name="ce6" office:value-type="float" office:value="1330" calcext:value-type="float">
            <text:p>1,3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206" calcext:value-type="float">
            <text:p>1,2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8" table:formula="of:=IF([.B33]&gt;0;[.E33]/[.B33];&quot;&quot;)" office:value-type="percentage" office:value="0.906766917293233" calcext:value-type="percentage">
            <text:p>91%</text:p>
          </table:table-cell>
          <table:table-cell table:style-name="ce8" table:formula="of:=IF([.C33]&gt;0;[.F33]/[.C33];&quot;&quot;)">
            <text:p/>
          </table:table-cell>
          <table:table-cell table:style-name="ce8" table:formula="of:=IF([.D33]&gt;0;[.G33]/[.D3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8" table:formula="of:=IF([.B34]&gt;0;[.E34]/[.B34];&quot;&quot;)" office:value-type="percentage" office:value="0.883474576271186" calcext:value-type="percentage">
            <text:p>88%</text:p>
          </table:table-cell>
          <table:table-cell table:style-name="ce8" table:formula="of:=IF([.C34]&gt;0;[.F34]/[.C34];&quot;&quot;)">
            <text:p/>
          </table:table-cell>
          <table:table-cell table:style-name="ce8" table:formula="of:=IF([.D34]&gt;0;[.G34]/[.D3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6" office:value-type="float" office:value="2010" calcext:value-type="float">
            <text:p>2,0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6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8" table:formula="of:=IF([.B35]&gt;0;[.E35]/[.B35];&quot;&quot;)" office:value-type="percentage" office:value="0.978109452736318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8" table:formula="of:=IF([.D35]&gt;0;[.G35]/[.D3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6" office:value-type="float" office:value="2184" calcext:value-type="float">
            <text:p>2,1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8" table:formula="of:=IF([.B36]&gt;0;[.E36]/[.B36];&quot;&quot;)" office:value-type="percentage" office:value="0.928571428571429" calcext:value-type="percentage">
            <text:p>93%</text:p>
          </table:table-cell>
          <table:table-cell table:style-name="ce8" table:formula="of:=IF([.C36]&gt;0;[.F36]/[.C36];&quot;&quot;)">
            <text:p/>
          </table:table-cell>
          <table:table-cell table:style-name="ce8" table:formula="of:=IF([.D36]&gt;0;[.G36]/[.D3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iz</text:p>
          </table:table-cell>
          <table:table-cell table:style-name="ce6" office:value-type="float" office:value="18868" calcext:value-type="float">
            <text:p>18,86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6" office:value-type="float" office:value="16721" calcext:value-type="float">
            <text:p>16,7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8" table:formula="of:=IF([.B37]&gt;0;[.E37]/[.B37];&quot;&quot;)" office:value-type="percentage" office:value="0.88620945516217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8" table:formula="of:=IF([.D37]&gt;0;[.G37]/[.D3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ver</text:p>
          </table:table-cell>
          <table:table-cell table:style-name="ce6" office:value-type="float" office:value="1170" calcext:value-type="float">
            <text:p>1,17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006" calcext:value-type="float">
            <text:p>1,00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38]&gt;0;[.E38]/[.B38];&quot;&quot;)" office:value-type="percentage" office:value="0.85982905982906" calcext:value-type="percentage">
            <text:p>86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8" table:formula="of:=IF([.D38]&gt;0;[.G38]/[.D3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body</text:p>
          </table:table-cell>
          <table:table-cell table:style-name="ce6" office:value-type="float" office:value="1700" calcext:value-type="float">
            <text:p>1,700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21" calcext:value-type="float">
            <text:p>1,52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39]&gt;0;[.E39]/[.B39];&quot;&quot;)" office:value-type="percentage" office:value="0.894705882352941" calcext:value-type="percentage">
            <text:p>89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8" table:formula="of:=IF([.D39]&gt;0;[.G39]/[.D3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es</text:p>
          </table:table-cell>
          <table:table-cell table:style-name="ce6" office:value-type="float" office:value="2404" calcext:value-type="float">
            <text:p>2,40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8" table:formula="of:=IF([.B40]&gt;0;[.E40]/[.B40];&quot;&quot;)" office:value-type="percentage" office:value="0.95757071547421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8" table:formula="of:=IF([.D40]&gt;0;[.G40]/[.D4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8" table:formula="of:=IF([.B41]&gt;0;[.E41]/[.B41];&quot;&quot;)" office:value-type="percentage" office:value="0.881422924901186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8" table:formula="of:=IF([.D41]&gt;0;[.G41]/[.D4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6" office:value-type="float" office:value="16188" calcext:value-type="float">
            <text:p>16,1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190" calcext:value-type="float">
            <text:p>14,1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IF([.B42]&gt;0;[.E42]/[.B42];&quot;&quot;)" office:value-type="percentage" office:value="0.876575240919199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8" table:formula="of:=IF([.D42]&gt;0;[.G42]/[.D4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6" office:value-type="float" office:value="8482" calcext:value-type="float">
            <text:p>8,4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178" calcext:value-type="float">
            <text:p>7,1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8" table:formula="of:=IF([.B43]&gt;0;[.E43]/[.B43];&quot;&quot;)" office:value-type="percentage" office:value="0.846262673897666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8" table:formula="of:=IF([.D43]&gt;0;[.G43]/[.D4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6" office:value-type="float" office:value="2526" calcext:value-type="float">
            <text:p>2,5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44]&gt;0;[.E44]/[.B44];&quot;&quot;)" office:value-type="percentage" office:value="0.722882026920032" calcext:value-type="percentage">
            <text:p>72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8" table:formula="of:=IF([.D44]&gt;0;[.G44]/[.D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5]&gt;0;[.E45]/[.B45];&quot;&quot;)" office:value-type="percentage" office:value="0.87012987012987" calcext:value-type="percentage">
            <text:p>87%</text:p>
          </table:table-cell>
          <table:table-cell table:style-name="ce8" table:formula="of:=IF([.C45]&gt;0;[.F45]/[.C45];&quot;&quot;)">
            <text:p/>
          </table:table-cell>
          <table:table-cell table:style-name="ce8" table:formula="of:=IF([.D45]&gt;0;[.G45]/[.D4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6]&gt;0;[.E46]/[.B46];&quot;&quot;)" office:value-type="percentage" office:value="0.851351351351351" calcext:value-type="percentage">
            <text:p>85%</text:p>
          </table:table-cell>
          <table:table-cell table:style-name="ce8" table:formula="of:=IF([.C46]&gt;0;[.F46]/[.C46];&quot;&quot;)">
            <text:p/>
          </table:table-cell>
          <table:table-cell table:style-name="ce8" table:formula="of:=IF([.D46]&gt;0;[.G46]/[.D4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7]&gt;0;[.E47]/[.B47];&quot;&quot;)" office:value-type="percentage" office:value="0.829710144927536" calcext:value-type="percentage">
            <text:p>83%</text:p>
          </table:table-cell>
          <table:table-cell table:style-name="ce8" table:formula="of:=IF([.C47]&gt;0;[.F47]/[.C47];&quot;&quot;)">
            <text:p/>
          </table:table-cell>
          <table:table-cell table:style-name="ce8" table:formula="of:=IF([.D47]&gt;0;[.G47]/[.D4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48]&gt;0;[.E48]/[.B48];&quot;&quot;)" office:value-type="percentage" office:value="1.02390438247012" calcext:value-type="percentage">
            <text:p>102%</text:p>
          </table:table-cell>
          <table:table-cell table:style-name="ce8" table:formula="of:=IF([.C48]&gt;0;[.F48]/[.C48];&quot;&quot;)">
            <text:p/>
          </table:table-cell>
          <table:table-cell table:style-name="ce8" table:formula="of:=IF([.D48]&gt;0;[.G48]/[.D4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49]&gt;0;[.E49]/[.B49];&quot;&quot;)" office:value-type="percentage" office:value="1.08333333333333" calcext:value-type="percentage">
            <text:p>108%</text:p>
          </table:table-cell>
          <table:table-cell table:style-name="ce8" table:formula="of:=IF([.C49]&gt;0;[.F49]/[.C49];&quot;&quot;)">
            <text:p/>
          </table:table-cell>
          <table:table-cell table:style-name="ce8" table:formula="of:=IF([.D49]&gt;0;[.G49]/[.D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6" office:value-type="float" office:value="15540" calcext:value-type="float">
            <text:p>15,5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394" calcext:value-type="float">
            <text:p>15,3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8" table:formula="of:=IF([.B50]&gt;0;[.E50]/[.B50];&quot;&quot;)" office:value-type="percentage" office:value="0.990604890604891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8" table:formula="of:=IF([.D50]&gt;0;[.G50]/[.D5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6" office:value-type="float" office:value="9478" calcext:value-type="float">
            <text:p>9,4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68" calcext:value-type="float">
            <text:p>2,368</text:p>
          </table:table-cell>
          <table:table-cell table:style-name="ce6" office:value-type="float" office:value="7942" calcext:value-type="float">
            <text:p>7,9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,356</text:p>
          </table:table-cell>
          <table:table-cell table:style-name="ce8" table:formula="of:=IF([.B51]&gt;0;[.E51]/[.B51];&quot;&quot;)" office:value-type="percentage" office:value="0.837940493775058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8" table:formula="of:=IF([.D51]&gt;0;[.G51]/[.D51];&quot;&quot;)" office:value-type="percentage" office:value="0.994932432432432" calcext:value-type="percentage">
            <text:p>9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52]&gt;0;[.E52]/[.B52];&quot;&quot;)" office:value-type="percentage" office:value="1.09" calcext:value-type="percentage">
            <text:p>109%</text:p>
          </table:table-cell>
          <table:table-cell table:style-name="ce8" table:formula="of:=IF([.C52]&gt;0;[.F52]/[.C52];&quot;&quot;)">
            <text:p/>
          </table:table-cell>
          <table:table-cell table:style-name="ce8" table:formula="of:=IF([.D52]&gt;0;[.G52]/[.D5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rduino</text:p>
          </table:table-cell>
          <table:table-cell table:style-name="ce6" office:value-type="float" office:value="7574" calcext:value-type="float">
            <text:p>7,5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136" calcext:value-type="float">
            <text:p>7,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53]&gt;0;[.E53]/[.B53];&quot;&quot;)" office:value-type="percentage" office:value="0.942170583575389" calcext:value-type="percentage">
            <text:p>94%</text:p>
          </table:table-cell>
          <table:table-cell table:style-name="ce8" table:formula="of:=IF([.C53]&gt;0;[.F53]/[.C53];&quot;&quot;)">
            <text:p/>
          </table:table-cell>
          <table:table-cell table:style-name="ce8" table:formula="of:=IF([.D53]&gt;0;[.G53]/[.D5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sort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[.B54]&gt;0;[.E54]/[.B54];&quot;&quot;)" office:value-type="percentage" office:value="0.861702127659574" calcext:value-type="percentage">
            <text:p>86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8" table:formula="of:=IF([.D54]&gt;0;[.G54]/[.D5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rt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8" table:formula="of:=IF([.B55]&gt;0;[.E55]/[.B55];&quot;&quot;)" office:value-type="percentage" office:value="0.910662824207493" calcext:value-type="percentage">
            <text:p>91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8" table:formula="of:=IF([.D55]&gt;0;[.G55]/[.D5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6]&gt;0;[.E56]/[.B56];&quot;&quot;)" office:value-type="percentage" office:value="0.911392405063291" calcext:value-type="percentage">
            <text:p>91%</text:p>
          </table:table-cell>
          <table:table-cell table:style-name="ce8" table:formula="of:=IF([.C56]&gt;0;[.F56]/[.C56];&quot;&quot;)">
            <text:p/>
          </table:table-cell>
          <table:table-cell table:style-name="ce8" table:formula="of:=IF([.D56]&gt;0;[.G56]/[.D5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6" office:value-type="float" office:value="18360" calcext:value-type="float">
            <text:p>18,36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2246" calcext:value-type="float">
            <text:p>12,246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table:formula="of:=IF([.B57]&gt;0;[.E57]/[.B57];&quot;&quot;)" office:value-type="percentage" office:value="0.666993464052288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8" table:formula="of:=IF([.D57]&gt;0;[.G57]/[.D5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lect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58]&gt;0;[.E58]/[.B58];&quot;&quot;)" office:value-type="percentage" office:value="0.811244979919679" calcext:value-type="percentage">
            <text:p>81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8" table:formula="of:=IF([.D58]&gt;0;[.G58]/[.D5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59]&gt;0;[.E59]/[.B59];&quot;&quot;)" office:value-type="percentage" office:value="0.912087912087912" calcext:value-type="percentage">
            <text:p>91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8" table:formula="of:=IF([.D59]&gt;0;[.G59]/[.D5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6" office:value-type="float" office:value="382" calcext:value-type="float">
            <text:p>382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0]&gt;0;[.E60]/[.B60];&quot;&quot;)" office:value-type="percentage" office:value="0.769633507853403" calcext:value-type="percentage">
            <text:p>77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8" table:formula="of:=IF([.D60]&gt;0;[.G60]/[.D6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quicksort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6" office:value-type="float" office:value="358" calcext:value-type="float">
            <text:p>358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61]&gt;0;[.E61]/[.B61];&quot;&quot;)" office:value-type="percentage" office:value="0.895" calcext:value-type="percentage">
            <text:p>90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8" table:formula="of:=IF([.D61]&gt;0;[.G61]/[.D6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2]&gt;0;[.E62]/[.B62];&quot;&quot;)" office:value-type="percentage" office:value="0.965034965034965" calcext:value-type="percentage">
            <text:p>97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8" table:formula="of:=IF([.D62]&gt;0;[.G62]/[.D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8" table:formula="of:=IF([.B63]&gt;0;[.E63]/[.B63];&quot;&quot;)" office:value-type="percentage" office:value="0.911392405063291" calcext:value-type="percentage">
            <text:p>91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8" table:formula="of:=IF([.D63]&gt;0;[.G63]/[.D6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4]&gt;0;[.E64]/[.B64];&quot;&quot;)" office:value-type="percentage" office:value="0.945205479452055" calcext:value-type="percentage">
            <text:p>95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8" table:formula="of:=IF([.D64]&gt;0;[.G64]/[.D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5]&gt;0;[.E65]/[.B65];&quot;&quot;)" office:value-type="percentage" office:value="0.980645161290322" calcext:value-type="percentage">
            <text:p>98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8" table:formula="of:=IF([.D65]&gt;0;[.G65]/[.D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6]&gt;0;[.E66]/[.B66];&quot;&quot;)" office:value-type="percentage" office:value="0.757731958762887" calcext:value-type="percentage">
            <text:p>76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8" table:formula="of:=IF([.D66]&gt;0;[.G66]/[.D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7]&gt;0;[.E67]/[.B67];&quot;&quot;)" office:value-type="percentage" office:value="0.891666666666667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8" table:formula="of:=IF([.D67]&gt;0;[.G67]/[.D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re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49" calcext:value-type="float">
            <text:p>2,2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68]&gt;0;[.E68]/[.B68];&quot;&quot;)" office:value-type="percentage" office:value="0.809575233981282" calcext:value-type="percentage">
            <text:p>81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8" table:formula="of:=IF([.D68]&gt;0;[.G68]/[.D6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rt</text:p>
          </table:table-cell>
          <table:table-cell table:style-name="ce6" office:value-type="float" office:value="440" calcext:value-type="float">
            <text:p>4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69]&gt;0;[.E69]/[.B69];&quot;&quot;)" office:value-type="percentage" office:value="0.909090909090909" calcext:value-type="percentage">
            <text:p>91%</text:p>
          </table:table-cell>
          <table:table-cell table:style-name="ce8" table:formula="of:=IF([.C69]&gt;0;[.F69]/[.C69];&quot;&quot;)">
            <text:p/>
          </table:table-cell>
          <table:table-cell table:style-name="ce8" table:formula="of:=IF([.D69]&gt;0;[.G69]/[.D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</text:p>
          </table:table-cell>
          <table:table-cell table:style-name="ce6" office:value-type="float" office:value="1524" calcext:value-type="float">
            <text:p>1,52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40" calcext:value-type="float">
            <text:p>1,640</text:p>
          </table:table-cell>
          <table:table-cell table:style-name="ce6" office:value-type="float" office:value="1345" calcext:value-type="float">
            <text:p>1,3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40" calcext:value-type="float">
            <text:p>1,640</text:p>
          </table:table-cell>
          <table:table-cell table:style-name="ce8" table:formula="of:=IF([.B70]&gt;0;[.E70]/[.B70];&quot;&quot;)" office:value-type="percentage" office:value="0.88254593175853" calcext:value-type="percentage">
            <text:p>88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8" table:formula="of:=IF([.D70]&gt;0;[.G70]/[.D7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6" office:value-type="float" office:value="3736" calcext:value-type="float">
            <text:p>3,7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390" calcext:value-type="float">
            <text:p>4,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8" table:formula="of:=IF([.B71]&gt;0;[.E71]/[.B71];&quot;&quot;)" office:value-type="percentage" office:value="1.17505353319058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8" table:formula="of:=IF([.D71]&gt;0;[.G71]/[.D7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6" office:value-type="float" office:value="3960" calcext:value-type="float">
            <text:p>3,96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48" calcext:value-type="float">
            <text:p>3,84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2]&gt;0;[.E72]/[.B72];&quot;&quot;)" office:value-type="percentage" office:value="0.971717171717172" calcext:value-type="percentage">
            <text:p>97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8" table:formula="of:=IF([.D72]&gt;0;[.G72]/[.D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6" office:value-type="float" office:value="1024" calcext:value-type="float">
            <text:p>1,02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8" table:formula="of:=IF([.B73]&gt;0;[.E73]/[.B73];&quot;&quot;)" office:value-type="percentage" office:value="0.849609375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8" table:formula="of:=IF([.D73]&gt;0;[.G73]/[.D7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str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4]&gt;0;[.E74]/[.B74];&quot;&quot;)" office:value-type="percentage" office:value="0.932352941176471" calcext:value-type="percentage">
            <text:p>93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8" table:formula="of:=IF([.D74]&gt;0;[.G74]/[.D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ai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75]&gt;0;[.E75]/[.B75];&quot;&quot;)" office:value-type="percentage" office:value="1.00917431192661" calcext:value-type="percentage">
            <text:p>101%</text:p>
          </table:table-cell>
          <table:table-cell table:style-name="ce8" table:formula="of:=IF([.C75]&gt;0;[.F75]/[.C75];&quot;&quot;)">
            <text:p/>
          </table:table-cell>
          <table:table-cell table:style-name="ce8" table:formula="of:=IF([.D75]&gt;0;[.G75]/[.D7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6]&gt;0;[.E76]/[.B76];&quot;&quot;)" office:value-type="percentage" office:value="1.08333333333333" calcext:value-type="percentage">
            <text:p>108%</text:p>
          </table:table-cell>
          <table:table-cell table:style-name="ce8" table:formula="of:=IF([.C76]&gt;0;[.F76]/[.C76];&quot;&quot;)">
            <text:p/>
          </table:table-cell>
          <table:table-cell table:style-name="ce8" table:formula="of:=IF([.D76]&gt;0;[.G76]/[.D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6" office:value-type="float" office:value="4749" calcext:value-type="float">
            <text:p>4,7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58" calcext:value-type="float">
            <text:p>3,7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77]&gt;0;[.E77]/[.B77];&quot;&quot;)" office:value-type="percentage" office:value="0.791324489366182" calcext:value-type="percentage">
            <text:p>79%</text:p>
          </table:table-cell>
          <table:table-cell table:style-name="ce8" table:formula="of:=IF([.C77]&gt;0;[.F77]/[.C77];&quot;&quot;)">
            <text:p/>
          </table:table-cell>
          <table:table-cell table:style-name="ce8" table:formula="of:=IF([.D77]&gt;0;[.G77]/[.D7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6" office:value-type="float" office:value="5301" calcext:value-type="float">
            <text:p>5,3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4105" calcext:value-type="float">
            <text:p>4,1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8" table:formula="of:=IF([.B78]&gt;0;[.E78]/[.B78];&quot;&quot;)" office:value-type="percentage" office:value="0.774382192039238" calcext:value-type="percentage">
            <text:p>77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8" table:formula="of:=IF([.D78]&gt;0;[.G78]/[.D7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d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8" table:formula="of:=IF([.B79]&gt;0;[.E79]/[.B79];&quot;&quot;)" office:value-type="percentage" office:value="0.840978593272171" calcext:value-type="percentage">
            <text:p>84%</text:p>
          </table:table-cell>
          <table:table-cell table:style-name="ce8" table:formula="of:=IF([.C79]&gt;0;[.F79]/[.C79];&quot;&quot;)">
            <text:p/>
          </table:table-cell>
          <table:table-cell table:style-name="ce8" table:formula="of:=IF([.D79]&gt;0;[.G79]/[.D7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6" office:value-type="float" office:value="4120" calcext:value-type="float">
            <text:p>4,12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708" calcext:value-type="float">
            <text:p>3,7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2" calcext:value-type="float">
            <text:p>92</text:p>
          </table:table-cell>
          <table:table-cell table:style-name="ce8" table:formula="of:=IF([.B80]&gt;0;[.E80]/[.B80];&quot;&quot;)" office:value-type="percentage" office:value="0.9" calcext:value-type="percentage">
            <text:p>90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8" table:formula="of:=IF([.D80]&gt;0;[.G80]/[.D8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6" office:value-type="float" office:value="5072" calcext:value-type="float">
            <text:p>5,07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08" calcext:value-type="float">
            <text:p>3,208</text:p>
          </table:table-cell>
          <table:table-cell table:style-name="ce6" office:value-type="float" office:value="4627" calcext:value-type="float">
            <text:p>4,6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08" calcext:value-type="float">
            <text:p>3,208</text:p>
          </table:table-cell>
          <table:table-cell table:style-name="ce8" table:formula="of:=IF([.B81]&gt;0;[.E81]/[.B81];&quot;&quot;)" office:value-type="percentage" office:value="0.912263406940063" calcext:value-type="percentage">
            <text:p>91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8" table:formula="of:=IF([.D81]&gt;0;[.G81]/[.D8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81])" office:value-type="float" office:value="194733" calcext:value-type="float">
            <text:p>194,733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7" table:formula="of:=SUM([.D3:.D81])" office:value-type="float" office:value="36079" calcext:value-type="float">
            <text:p>36,079</text:p>
          </table:table-cell>
          <table:table-cell table:style-name="ce7" table:formula="of:=SUM([.E3:.E81])" office:value-type="float" office:value="170336" calcext:value-type="float">
            <text:p>170,336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7" table:formula="of:=SUM([.G3:.G81])" office:value-type="float" office:value="36071" calcext:value-type="float">
            <text:p>36,071</text:p>
          </table:table-cell>
          <table:table-cell table:style-name="ce9" table:formula="of:=AVERAGE([.H3:.H81])" office:value-type="percentage" office:value="0.914470732132152" calcext:value-type="percentage">
            <text:p>91%</text:p>
          </table:table-cell>
          <table:table-cell table:style-name="ce9" table:formula="of:=AVERAGE([.I3:.I81])" office:value-type="percentage" office:value="0.90530951363844" calcext:value-type="percentage">
            <text:p>91%</text:p>
          </table:table-cell>
          <table:table-cell table:style-name="ce9" table:formula="of:=AVERAGE([.J3:.J81])" office:value-type="percentage" office:value="0.992975643034736" calcext:value-type="percentage">
            <text:p>99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7" table:formula="of:=MIN([.B3:.B81])" office:value-type="float" office:value="72" calcext:value-type="float">
            <text:p>72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7" table:formula="of:=MIN([.D3:.D81])" office:value-type="float" office:value="0" calcext:value-type="float">
            <text:p>0</text:p>
          </table:table-cell>
          <table:table-cell table:style-name="ce7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7" table:formula="of:=MIN([.G3:.G81])" office:value-type="float" office:value="0" calcext:value-type="float">
            <text:p>0</text:p>
          </table:table-cell>
          <table:table-cell table:style-name="ce9" table:formula="of:=MIN([.H3:.H81])" office:value-type="percentage" office:value="0.666993464052288" calcext:value-type="percentage">
            <text:p>67%</text:p>
          </table:table-cell>
          <table:table-cell table:style-name="ce9" table:formula="of:=MIN([.I3:.I81])" office:value-type="percentage" office:value="0.00161290322580645" calcext:value-type="percentage">
            <text:p>0%</text:p>
          </table:table-cell>
          <table:table-cell table:style-name="ce9" table:formula="of:=MIN([.J3:.J81])" office:value-type="percentage" office:value="0.6" calcext:value-type="percentage">
            <text:p>60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7" table:formula="of:=MAX([.B3:.B81])" office:value-type="float" office:value="18868" calcext:value-type="float">
            <text:p>18,868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7" table:formula="of:=MAX([.D3:.D81])" office:value-type="float" office:value="4804" calcext:value-type="float">
            <text:p>4,804</text:p>
          </table:table-cell>
          <table:table-cell table:style-name="ce7" table:formula="of:=MAX([.E3:.E81])" office:value-type="float" office:value="16721" calcext:value-type="float">
            <text:p>16,721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7" table:formula="of:=MAX([.G3:.G81])" office:value-type="float" office:value="4804" calcext:value-type="float">
            <text:p>4,804</text:p>
          </table:table-cell>
          <table:table-cell table:style-name="ce9" table:formula="of:=MAX([.H3:.H81])" office:value-type="percentage" office:value="1.17505353319058" calcext:value-type="percentage">
            <text:p>118%</text:p>
          </table:table-cell>
          <table:table-cell table:style-name="ce9" table:formula="of:=MAX([.I3:.I81])" office:value-type="percentage" office:value="1" calcext:value-type="percentage">
            <text:p>100%</text:p>
          </table:table-cell>
          <table:table-cell table:style-name="ce9" table:formula="of:=MAX([.J3:.J81])" office:value-type="percentage" office:value="1.01" calcext:value-type="percentage">
            <text:p>101%</text:p>
          </table:table-cell>
          <table:table-cell table:style-name="ce3" table:number-columns-repeated="1011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o libraries" table:style-name="ta1">
        <table:shapes>
          <draw:frame draw:z-index="0" draw:style-name="gr1" draw:text-style-name="P1" svg:width="160mm" svg:height="240mm" svg:x="0mm" svg:y="410.01mm">
            <draw:object draw:notify-on-update-of-ranges="'No libraries'.A3:'No libraries'.A81 'No libraries'.B1:'No libraries'.B1 'No libraries'.B3:'No libraries'.B81 'No libraries'.E1:'No libraries'.E1 'No libraries'.E3:'No libraries'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240mm" svg:x="0mm" svg:y="650.01mm">
            <draw:object draw:notify-on-update-of-ranges="'No libraries'.A3:'No libraries'.A81 'No libraries'.E1:'No libraries'.E1 'No libraries'.H3:'No libraries'.H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rv32im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32-nofp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RM relativ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8" table:number-rows-spanned="33">
            <text:p><text:span text:style-name="T2">Notes:</text:span></text:p>
            <text:p/>
            <text:p>Both examples are compiled without standard libraries or C startup. They use a dummy C library, dummy C maths library and dummy libgcc floating point emulation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ubic</text:p>
          </table:table-cell>
          <table:table-cell table:style-name="ce6" office:value-type="float" office:value="2678" calcext:value-type="float">
            <text:p>2,6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74" calcext:value-type="float">
            <text:p>1,27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3]&gt;0;[.E3]/[.B3];&quot;&quot;)" office:value-type="percentage" office:value="0.475728155339806" calcext:value-type="percentage">
            <text:p>48%</text:p>
          </table:table-cell>
          <table:table-cell table:style-name="ce8" table:formula="of:=IF([.C3]&gt;0;[.F3]/[.C3];&quot;&quot;)">
            <text:p/>
          </table:table-cell>
          <table:table-cell table:style-name="ce8" table:formula="of:=IF([.D3]&gt;0;[.G3]/[.D3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6" office:value-type="float" office:value="18360" calcext:value-type="float">
            <text:p>18,36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2246" calcext:value-type="float">
            <text:p>12,246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table:formula="of:=IF([.B4]&gt;0;[.E4]/[.B4];&quot;&quot;)" office:value-type="percentage" office:value="0.666993464052288" calcext:value-type="percentage">
            <text:p>67%</text:p>
          </table:table-cell>
          <table:table-cell table:style-name="ce8" table:formula="of:=IF([.C4]&gt;0;[.F4]/[.C4];&quot;&quot;)" office:value-type="percentage" office:value="1" calcext:value-type="percentage">
            <text:p>100%</text:p>
          </table:table-cell>
          <table:table-cell table:style-name="ce8" table:formula="of:=IF([.D4]&gt;0;[.G4]/[.D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6" office:value-type="float" office:value="1784" calcext:value-type="float">
            <text:p>1,78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5" calcext:value-type="float">
            <text:p>1,2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]&gt;0;[.E5]/[.B5];&quot;&quot;)" office:value-type="percentage" office:value="0.675448430493274" calcext:value-type="percentage">
            <text:p>68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8" table:formula="of:=IF([.D5]&gt;0;[.G5]/[.D5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6" office:value-type="float" office:value="2526" calcext:value-type="float">
            <text:p>2,5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]&gt;0;[.E6]/[.B6];&quot;&quot;)" office:value-type="percentage" office:value="0.722882026920032" calcext:value-type="percentage">
            <text:p>72%</text:p>
          </table:table-cell>
          <table:table-cell table:style-name="ce8" table:formula="of:=IF([.C6]&gt;0;[.F6]/[.C6];&quot;&quot;)" office:value-type="percentage" office:value="1" calcext:value-type="percentage">
            <text:p>100%</text:p>
          </table:table-cell>
          <table:table-cell table:style-name="ce8" table:formula="of:=IF([.D6]&gt;0;[.G6]/[.D6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7]&gt;0;[.E7]/[.B7];&quot;&quot;)" office:value-type="percentage" office:value="0.757731958762887" calcext:value-type="percentage">
            <text:p>76%</text:p>
          </table:table-cell>
          <table:table-cell table:style-name="ce8" table:formula="of:=IF([.C7]&gt;0;[.F7]/[.C7];&quot;&quot;)" office:value-type="percentage" office:value="1" calcext:value-type="percentage">
            <text:p>100%</text:p>
          </table:table-cell>
          <table:table-cell table:style-name="ce8" table:formula="of:=IF([.D7]&gt;0;[.G7]/[.D7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6" office:value-type="float" office:value="382" calcext:value-type="float">
            <text:p>382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8]&gt;0;[.E8]/[.B8];&quot;&quot;)" office:value-type="percentage" office:value="0.769633507853403" calcext:value-type="percentage">
            <text:p>77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8" table:formula="of:=IF([.D8]&gt;0;[.G8]/[.D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6" office:value-type="float" office:value="5301" calcext:value-type="float">
            <text:p>5,3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4105" calcext:value-type="float">
            <text:p>4,1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4" calcext:value-type="float">
            <text:p>544</text:p>
          </table:table-cell>
          <table:table-cell table:style-name="ce8" table:formula="of:=IF([.B9]&gt;0;[.E9]/[.B9];&quot;&quot;)" office:value-type="percentage" office:value="0.774382192039238" calcext:value-type="percentage">
            <text:p>77%</text:p>
          </table:table-cell>
          <table:table-cell table:style-name="ce8" table:formula="of:=IF([.C9]&gt;0;[.F9]/[.C9];&quot;&quot;)" office:value-type="percentage" office:value="1" calcext:value-type="percentage">
            <text:p>100%</text:p>
          </table:table-cell>
          <table:table-cell table:style-name="ce8" table:formula="of:=IF([.D9]&gt;0;[.G9]/[.D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duff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ce8" table:formula="of:=IF([.B10]&gt;0;[.E10]/[.B10];&quot;&quot;)" office:value-type="percentage" office:value="0.78698224852071" calcext:value-type="percentage">
            <text:p>79%</text:p>
          </table:table-cell>
          <table:table-cell table:style-name="ce8" table:formula="of:=IF([.C10]&gt;0;[.F10]/[.C10];&quot;&quot;)">
            <text:p/>
          </table:table-cell>
          <table:table-cell table:style-name="ce8" table:formula="of:=IF([.D10]&gt;0;[.G10]/[.D10];&quot;&quot;)" office:value-type="percentage" office:value="1.01" calcext:value-type="percentage">
            <text:p>101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6" office:value-type="float" office:value="4749" calcext:value-type="float">
            <text:p>4,7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58" calcext:value-type="float">
            <text:p>3,7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11]&gt;0;[.E11]/[.B11];&quot;&quot;)" office:value-type="percentage" office:value="0.791324489366182" calcext:value-type="percentage">
            <text:p>79%</text:p>
          </table:table-cell>
          <table:table-cell table:style-name="ce8" table:formula="of:=IF([.C11]&gt;0;[.F11]/[.C11];&quot;&quot;)">
            <text:p/>
          </table:table-cell>
          <table:table-cell table:style-name="ce8" table:formula="of:=IF([.D11]&gt;0;[.G11]/[.D11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lre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49" calcext:value-type="float">
            <text:p>2,2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12]&gt;0;[.E12]/[.B12];&quot;&quot;)" office:value-type="percentage" office:value="0.809575233981282" calcext:value-type="percentage">
            <text:p>81%</text:p>
          </table:table-cell>
          <table:table-cell table:style-name="ce8" table:formula="of:=IF([.C12]&gt;0;[.F12]/[.C12];&quot;&quot;)" office:value-type="percentage" office:value="1" calcext:value-type="percentage">
            <text:p>100%</text:p>
          </table:table-cell>
          <table:table-cell table:style-name="ce8" table:formula="of:=IF([.D12]&gt;0;[.G12]/[.D12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elect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13]&gt;0;[.E13]/[.B13];&quot;&quot;)" office:value-type="percentage" office:value="0.811244979919679" calcext:value-type="percentage">
            <text:p>81%</text:p>
          </table:table-cell>
          <table:table-cell table:style-name="ce8" table:formula="of:=IF([.C13]&gt;0;[.F13]/[.C13];&quot;&quot;)" office:value-type="percentage" office:value="1" calcext:value-type="percentage">
            <text:p>100%</text:p>
          </table:table-cell>
          <table:table-cell table:style-name="ce8" table:formula="of:=IF([.D13]&gt;0;[.G13]/[.D1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14]&gt;0;[.E14]/[.B14];&quot;&quot;)" office:value-type="percentage" office:value="0.829710144927536" calcext:value-type="percentage">
            <text:p>83%</text:p>
          </table:table-cell>
          <table:table-cell table:style-name="ce8" table:formula="of:=IF([.C14]&gt;0;[.F14]/[.C14];&quot;&quot;)">
            <text:p/>
          </table:table-cell>
          <table:table-cell table:style-name="ce8" table:formula="of:=IF([.D14]&gt;0;[.G14]/[.D14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6" office:value-type="float" office:value="9478" calcext:value-type="float">
            <text:p>9,4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68" calcext:value-type="float">
            <text:p>2,368</text:p>
          </table:table-cell>
          <table:table-cell table:style-name="ce6" office:value-type="float" office:value="7942" calcext:value-type="float">
            <text:p>7,9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,356</text:p>
          </table:table-cell>
          <table:table-cell table:style-name="ce8" table:formula="of:=IF([.B15]&gt;0;[.E15]/[.B15];&quot;&quot;)" office:value-type="percentage" office:value="0.837940493775058" calcext:value-type="percentage">
            <text:p>84%</text:p>
          </table:table-cell>
          <table:table-cell table:style-name="ce8" table:formula="of:=IF([.C15]&gt;0;[.F15]/[.C15];&quot;&quot;)">
            <text:p/>
          </table:table-cell>
          <table:table-cell table:style-name="ce8" table:formula="of:=IF([.D15]&gt;0;[.G15]/[.D15];&quot;&quot;)" office:value-type="percentage" office:value="0.994932432432432" calcext:value-type="percentage">
            <text:p>99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ud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4" calcext:value-type="float">
            <text:p>1,764</text:p>
          </table:table-cell>
          <table:table-cell table:style-name="ce8" table:formula="of:=IF([.B16]&gt;0;[.E16]/[.B16];&quot;&quot;)" office:value-type="percentage" office:value="0.840978593272171" calcext:value-type="percentage">
            <text:p>84%</text:p>
          </table:table-cell>
          <table:table-cell table:style-name="ce8" table:formula="of:=IF([.C16]&gt;0;[.F16]/[.C16];&quot;&quot;)">
            <text:p/>
          </table:table-cell>
          <table:table-cell table:style-name="ce8" table:formula="of:=IF([.D16]&gt;0;[.G16]/[.D16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cdnum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IF([.B17]&gt;0;[.E17]/[.B17];&quot;&quot;)" office:value-type="percentage" office:value="0.845303867403315" calcext:value-type="percentage">
            <text:p>85%</text:p>
          </table:table-cell>
          <table:table-cell table:style-name="ce8" table:formula="of:=IF([.C17]&gt;0;[.F17]/[.C17];&quot;&quot;)">
            <text:p/>
          </table:table-cell>
          <table:table-cell table:style-name="ce8" table:formula="of:=IF([.D17]&gt;0;[.G17]/[.D17];&quot;&quot;)" office:value-type="percentage" office:value="0.6" calcext:value-type="percentage">
            <text:p>6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6" office:value-type="float" office:value="8482" calcext:value-type="float">
            <text:p>8,4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178" calcext:value-type="float">
            <text:p>7,1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4" calcext:value-type="float">
            <text:p>144</text:p>
          </table:table-cell>
          <table:table-cell table:style-name="ce8" table:formula="of:=IF([.B18]&gt;0;[.E18]/[.B18];&quot;&quot;)" office:value-type="percentage" office:value="0.846262673897666" calcext:value-type="percentage">
            <text:p>85%</text:p>
          </table:table-cell>
          <table:table-cell table:style-name="ce8" table:formula="of:=IF([.C18]&gt;0;[.F18]/[.C18];&quot;&quot;)">
            <text:p/>
          </table:table-cell>
          <table:table-cell table:style-name="ce8" table:formula="of:=IF([.D18]&gt;0;[.G18]/[.D1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crc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0" calcext:value-type="float">
            <text:p>770</text:p>
          </table:table-cell>
          <table:table-cell table:style-name="ce8" table:formula="of:=IF([.B19]&gt;0;[.E19]/[.B19];&quot;&quot;)" office:value-type="percentage" office:value="0.847411444141689" calcext:value-type="percentage">
            <text:p>85%</text:p>
          </table:table-cell>
          <table:table-cell table:style-name="ce8" table:formula="of:=IF([.C19]&gt;0;[.F19]/[.C19];&quot;&quot;)">
            <text:p/>
          </table:table-cell>
          <table:table-cell table:style-name="ce8" table:formula="of:=IF([.D19]&gt;0;[.G19]/[.D19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6" office:value-type="float" office:value="1024" calcext:value-type="float">
            <text:p>1,02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632" calcext:value-type="float">
            <text:p>4,632</text:p>
          </table:table-cell>
          <table:table-cell table:style-name="ce8" table:formula="of:=IF([.B20]&gt;0;[.E20]/[.B20];&quot;&quot;)" office:value-type="percentage" office:value="0.849609375" calcext:value-type="percentage">
            <text:p>85%</text:p>
          </table:table-cell>
          <table:table-cell table:style-name="ce8" table:formula="of:=IF([.C20]&gt;0;[.F20]/[.C20];&quot;&quot;)" office:value-type="percentage" office:value="1" calcext:value-type="percentage">
            <text:p>100%</text:p>
          </table:table-cell>
          <table:table-cell table:style-name="ce8" table:formula="of:=IF([.D20]&gt;0;[.G20]/[.D2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21]&gt;0;[.E21]/[.B21];&quot;&quot;)" office:value-type="percentage" office:value="0.851351351351351" calcext:value-type="percentage">
            <text:p>85%</text:p>
          </table:table-cell>
          <table:table-cell table:style-name="ce8" table:formula="of:=IF([.C21]&gt;0;[.F21]/[.C21];&quot;&quot;)">
            <text:p/>
          </table:table-cell>
          <table:table-cell table:style-name="ce8" table:formula="of:=IF([.D21]&gt;0;[.G21]/[.D21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inver</text:p>
          </table:table-cell>
          <table:table-cell table:style-name="ce6" office:value-type="float" office:value="1170" calcext:value-type="float">
            <text:p>1,17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006" calcext:value-type="float">
            <text:p>1,00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8" calcext:value-type="float">
            <text:p>188</text:p>
          </table:table-cell>
          <table:table-cell table:style-name="ce8" table:formula="of:=IF([.B22]&gt;0;[.E22]/[.B22];&quot;&quot;)" office:value-type="percentage" office:value="0.85982905982906" calcext:value-type="percentage">
            <text:p>86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8" table:formula="of:=IF([.D22]&gt;0;[.G22]/[.D22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qsort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[.B23]&gt;0;[.E23]/[.B23];&quot;&quot;)" office:value-type="percentage" office:value="0.861702127659574" calcext:value-type="percentage">
            <text:p>86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8" table:formula="of:=IF([.D23]&gt;0;[.G23]/[.D2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fdct</text:p>
          </table:table-cell>
          <table:table-cell table:style-name="ce6" office:value-type="float" office:value="1072" calcext:value-type="float">
            <text:p>1,072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4]&gt;0;[.E24]/[.B24];&quot;&quot;)" office:value-type="percentage" office:value="0.863805970149254" calcext:value-type="percentage">
            <text:p>86%</text:p>
          </table:table-cell>
          <table:table-cell table:style-name="ce8" table:formula="of:=IF([.C24]&gt;0;[.F24]/[.C24];&quot;&quot;)" office:value-type="percentage" office:value="1" calcext:value-type="percentage">
            <text:p>100%</text:p>
          </table:table-cell>
          <table:table-cell table:style-name="ce8" table:formula="of:=IF([.D24]&gt;0;[.G24]/[.D24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25]&gt;0;[.E25]/[.B25];&quot;&quot;)" office:value-type="percentage" office:value="0.87012987012987" calcext:value-type="percentage">
            <text:p>87%</text:p>
          </table:table-cell>
          <table:table-cell table:style-name="ce8" table:formula="of:=IF([.C25]&gt;0;[.F25]/[.C25];&quot;&quot;)">
            <text:p/>
          </table:table-cell>
          <table:table-cell table:style-name="ce8" table:formula="of:=IF([.D25]&gt;0;[.G25]/[.D25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6]&gt;0;[.E26]/[.B26];&quot;&quot;)" office:value-type="percentage" office:value="0.872767857142857" calcext:value-type="percentage">
            <text:p>87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8" table:formula="of:=IF([.D26]&gt;0;[.G26]/[.D26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6" office:value-type="float" office:value="16188" calcext:value-type="float">
            <text:p>16,1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190" calcext:value-type="float">
            <text:p>14,1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IF([.B27]&gt;0;[.E27]/[.B27];&quot;&quot;)" office:value-type="percentage" office:value="0.876575240919199" calcext:value-type="percentage">
            <text:p>88%</text:p>
          </table:table-cell>
          <table:table-cell table:style-name="ce8" table:formula="of:=IF([.C27]&gt;0;[.F27]/[.C27];&quot;&quot;)">
            <text:p/>
          </table:table-cell>
          <table:table-cell table:style-name="ce8" table:formula="of:=IF([.D27]&gt;0;[.G27]/[.D27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expint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28]&gt;0;[.E28]/[.B28];&quot;&quot;)" office:value-type="percentage" office:value="0.876923076923077" calcext:value-type="percentage">
            <text:p>88%</text:p>
          </table:table-cell>
          <table:table-cell table:style-name="ce8" table:formula="of:=IF([.C28]&gt;0;[.F28]/[.C28];&quot;&quot;)">
            <text:p/>
          </table:table-cell>
          <table:table-cell table:style-name="ce8" table:formula="of:=IF([.D28]&gt;0;[.G28]/[.D28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body</text:p>
          </table:table-cell>
          <table:table-cell table:style-name="ce6" office:value-type="float" office:value="1140" calcext:value-type="float">
            <text:p>1,140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,000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29]&gt;0;[.E29]/[.B29];&quot;&quot;)" office:value-type="percentage" office:value="0.87719298245614" calcext:value-type="percentage">
            <text:p>88%</text:p>
          </table:table-cell>
          <table:table-cell table:style-name="ce8" table:formula="of:=IF([.C29]&gt;0;[.F29]/[.C29];&quot;&quot;)" office:value-type="percentage" office:value="1" calcext:value-type="percentage">
            <text:p>100%</text:p>
          </table:table-cell>
          <table:table-cell table:style-name="ce8" table:formula="of:=IF([.D29]&gt;0;[.G29]/[.D29];&quot;&quot;)">
            <text:p/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8" table:formula="of:=IF([.B30]&gt;0;[.E30]/[.B30];&quot;&quot;)" office:value-type="percentage" office:value="0.881422924901186" calcext:value-type="percentage">
            <text:p>88%</text:p>
          </table:table-cell>
          <table:table-cell table:style-name="ce8" table:formula="of:=IF([.C30]&gt;0;[.F30]/[.C30];&quot;&quot;)">
            <text:p/>
          </table:table-cell>
          <table:table-cell table:style-name="ce8" table:formula="of:=IF([.D30]&gt;0;[.G30]/[.D30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t</text:p>
          </table:table-cell>
          <table:table-cell table:style-name="ce6" office:value-type="float" office:value="1524" calcext:value-type="float">
            <text:p>1,52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40" calcext:value-type="float">
            <text:p>1,640</text:p>
          </table:table-cell>
          <table:table-cell table:style-name="ce6" office:value-type="float" office:value="1345" calcext:value-type="float">
            <text:p>1,3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40" calcext:value-type="float">
            <text:p>1,640</text:p>
          </table:table-cell>
          <table:table-cell table:style-name="ce8" table:formula="of:=IF([.B31]&gt;0;[.E31]/[.B31];&quot;&quot;)" office:value-type="percentage" office:value="0.88254593175853" calcext:value-type="percentage">
            <text:p>88%</text:p>
          </table:table-cell>
          <table:table-cell table:style-name="ce8" table:formula="of:=IF([.C31]&gt;0;[.F31]/[.C31];&quot;&quot;)" office:value-type="percentage" office:value="0.25" calcext:value-type="percentage">
            <text:p>25%</text:p>
          </table:table-cell>
          <table:table-cell table:style-name="ce8" table:formula="of:=IF([.D31]&gt;0;[.G31]/[.D31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4" calcext:value-type="float">
            <text:p>1,204</text:p>
          </table:table-cell>
          <table:table-cell table:style-name="ce8" table:formula="of:=IF([.B32]&gt;0;[.E32]/[.B32];&quot;&quot;)" office:value-type="percentage" office:value="0.883474576271186" calcext:value-type="percentage">
            <text:p>88%</text:p>
          </table:table-cell>
          <table:table-cell table:style-name="ce8" table:formula="of:=IF([.C32]&gt;0;[.F32]/[.C32];&quot;&quot;)">
            <text:p/>
          </table:table-cell>
          <table:table-cell table:style-name="ce8" table:formula="of:=IF([.D32]&gt;0;[.G32]/[.D32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miniz</text:p>
          </table:table-cell>
          <table:table-cell table:style-name="ce6" office:value-type="float" office:value="18868" calcext:value-type="float">
            <text:p>18,86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6" office:value-type="float" office:value="16721" calcext:value-type="float">
            <text:p>16,7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0" calcext:value-type="float">
            <text:p>2,400</text:p>
          </table:table-cell>
          <table:table-cell table:style-name="ce8" table:formula="of:=IF([.B33]&gt;0;[.E33]/[.B33];&quot;&quot;)" office:value-type="percentage" office:value="0.886209455162179" calcext:value-type="percentage">
            <text:p>89%</text:p>
          </table:table-cell>
          <table:table-cell table:style-name="ce8" table:formula="of:=IF([.C33]&gt;0;[.F33]/[.C33];&quot;&quot;)" office:value-type="percentage" office:value="1" calcext:value-type="percentage">
            <text:p>100%</text:p>
          </table:table-cell>
          <table:table-cell table:style-name="ce8" table:formula="of:=IF([.D33]&gt;0;[.G33]/[.D33];&quot;&quot;)" office:value-type="percentage" office:value="1" calcext:value-type="percentage">
            <text:p>100%</text:p>
          </table:table-cell>
          <table:table-cell/>
          <table:covered-table-cell table:number-columns-repeated="8"/>
          <table:table-cell table:number-columns-repeated="1002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34]&gt;0;[.E34]/[.B34];&quot;&quot;)" office:value-type="percentage" office:value="0.891666666666667" calcext:value-type="percentage">
            <text:p>89%</text:p>
          </table:table-cell>
          <table:table-cell table:style-name="ce8" table:formula="of:=IF([.C34]&gt;0;[.F34]/[.C34];&quot;&quot;)" office:value-type="percentage" office:value="1" calcext:value-type="percentage">
            <text:p>100%</text:p>
          </table:table-cell>
          <table:table-cell table:style-name="ce8" table:formula="of:=IF([.D34]&gt;0;[.G34]/[.D34];&quot;&quot;)">
            <text:p/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calcext:value-type="string">
            <text:p>sglib-arrayquicksort</text:p>
          </table:table-cell>
          <table:table-cell table:number-columns-repeated="3" table:style-name="ce6" office:value-type="float" office:value="400" calcext:value-type="float">
            <text:p>400</text:p>
          </table:table-cell>
          <table:table-cell table:style-name="ce6" office:value-type="float" office:value="358" calcext:value-type="float">
            <text:p>358</text:p>
          </table:table-cell>
          <table:table-cell table:number-columns-repeated="2" table:style-name="ce6" office:value-type="float" office:value="400" calcext:value-type="float">
            <text:p>400</text:p>
          </table:table-cell>
          <table:table-cell table:style-name="ce8" table:formula="of:=IF([.B35]&gt;0;[.E35]/[.B35];&quot;&quot;)" office:value-type="percentage" office:value="0.895" calcext:value-type="percentage">
            <text:p>90%</text:p>
          </table:table-cell>
          <table:table-cell table:style-name="ce8" table:formula="of:=IF([.C35]&gt;0;[.F35]/[.C35];&quot;&quot;)" office:value-type="percentage" office:value="1" calcext:value-type="percentage">
            <text:p>100%</text:p>
          </table:table-cell>
          <table:table-cell table:style-name="ce8" table:formula="of:=IF([.D35]&gt;0;[.G35]/[.D3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6" office:value-type="float" office:value="4120" calcext:value-type="float">
            <text:p>4,12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708" calcext:value-type="float">
            <text:p>3,7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2" calcext:value-type="float">
            <text:p>92</text:p>
          </table:table-cell>
          <table:table-cell table:style-name="ce8" table:formula="of:=IF([.B36]&gt;0;[.E36]/[.B36];&quot;&quot;)" office:value-type="percentage" office:value="0.9" calcext:value-type="percentage">
            <text:p>90%</text:p>
          </table:table-cell>
          <table:table-cell table:style-name="ce8" table:formula="of:=IF([.C36]&gt;0;[.F36]/[.C36];&quot;&quot;)" office:value-type="percentage" office:value="0.00409836065573771" calcext:value-type="percentage">
            <text:p>0%</text:p>
          </table:table-cell>
          <table:table-cell table:style-name="ce8" table:formula="of:=IF([.D36]&gt;0;[.G36]/[.D3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6" office:value-type="float" office:value="1022" calcext:value-type="float">
            <text:p>1,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8" table:formula="of:=IF([.B37]&gt;0;[.E37]/[.B37];&quot;&quot;)" office:value-type="percentage" office:value="0.902152641878669" calcext:value-type="percentage">
            <text:p>90%</text:p>
          </table:table-cell>
          <table:table-cell table:style-name="ce8" table:formula="of:=IF([.C37]&gt;0;[.F37]/[.C37];&quot;&quot;)">
            <text:p/>
          </table:table-cell>
          <table:table-cell table:style-name="ce8" table:formula="of:=IF([.D37]&gt;0;[.G37]/[.D3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6" office:value-type="float" office:value="1140" calcext:value-type="float">
            <text:p>1,1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8" table:formula="of:=IF([.B38]&gt;0;[.E38]/[.B38];&quot;&quot;)" office:value-type="percentage" office:value="0.903508771929825" calcext:value-type="percentage">
            <text:p>90%</text:p>
          </table:table-cell>
          <table:table-cell table:style-name="ce8" table:formula="of:=IF([.C38]&gt;0;[.F38]/[.C38];&quot;&quot;)">
            <text:p/>
          </table:table-cell>
          <table:table-cell table:style-name="ce8" table:formula="of:=IF([.D38]&gt;0;[.G38]/[.D3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6" office:value-type="float" office:value="1082" calcext:value-type="float">
            <text:p>1,0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8" table:formula="of:=IF([.B39]&gt;0;[.E39]/[.B39];&quot;&quot;)" office:value-type="percentage" office:value="0.903881700554529" calcext:value-type="percentage">
            <text:p>90%</text:p>
          </table:table-cell>
          <table:table-cell table:style-name="ce8" table:formula="of:=IF([.C39]&gt;0;[.F39]/[.C39];&quot;&quot;)">
            <text:p/>
          </table:table-cell>
          <table:table-cell table:style-name="ce8" table:formula="of:=IF([.D39]&gt;0;[.G39]/[.D3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dcmp</text:p>
          </table:table-cell>
          <table:table-cell table:style-name="ce6" office:value-type="float" office:value="1330" calcext:value-type="float">
            <text:p>1,3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206" calcext:value-type="float">
            <text:p>1,2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0" calcext:value-type="float">
            <text:p>340</text:p>
          </table:table-cell>
          <table:table-cell table:style-name="ce8" table:formula="of:=IF([.B40]&gt;0;[.E40]/[.B40];&quot;&quot;)" office:value-type="percentage" office:value="0.906766917293233" calcext:value-type="percentage">
            <text:p>91%</text:p>
          </table:table-cell>
          <table:table-cell table:style-name="ce8" table:formula="of:=IF([.C40]&gt;0;[.F40]/[.C40];&quot;&quot;)">
            <text:p/>
          </table:table-cell>
          <table:table-cell table:style-name="ce8" table:formula="of:=IF([.D40]&gt;0;[.G40]/[.D4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toa</text:p>
          </table:table-cell>
          <table:table-cell table:style-name="ce6" office:value-type="float" office:value="6504" calcext:value-type="float">
            <text:p>6,50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48" calcext:value-type="float">
            <text:p>2,348</text:p>
          </table:table-cell>
          <table:table-cell table:style-name="ce6" office:value-type="float" office:value="5904" calcext:value-type="float">
            <text:p>5,90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52" calcext:value-type="float">
            <text:p>2,352</text:p>
          </table:table-cell>
          <table:table-cell table:style-name="ce8" table:formula="of:=IF([.B41]&gt;0;[.E41]/[.B41];&quot;&quot;)" office:value-type="percentage" office:value="0.907749077490775" calcext:value-type="percentage">
            <text:p>91%</text:p>
          </table:table-cell>
          <table:table-cell table:style-name="ce8" table:formula="of:=IF([.C41]&gt;0;[.F41]/[.C41];&quot;&quot;)" office:value-type="percentage" office:value="1" calcext:value-type="percentage">
            <text:p>100%</text:p>
          </table:table-cell>
          <table:table-cell table:style-name="ce8" table:formula="of:=IF([.D41]&gt;0;[.G41]/[.D41];&quot;&quot;)" office:value-type="percentage" office:value="1.00170357751278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rt</text:p>
          </table:table-cell>
          <table:table-cell table:style-name="ce6" office:value-type="float" office:value="440" calcext:value-type="float">
            <text:p>4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42]&gt;0;[.E42]/[.B42];&quot;&quot;)" office:value-type="percentage" office:value="0.909090909090909" calcext:value-type="percentage">
            <text:p>91%</text:p>
          </table:table-cell>
          <table:table-cell table:style-name="ce8" table:formula="of:=IF([.C42]&gt;0;[.F42]/[.C42];&quot;&quot;)">
            <text:p/>
          </table:table-cell>
          <table:table-cell table:style-name="ce8" table:formula="of:=IF([.D42]&gt;0;[.G42]/[.D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rt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" calcext:value-type="float">
            <text:p>28</text:p>
          </table:table-cell>
          <table:table-cell table:style-name="ce8" table:formula="of:=IF([.B43]&gt;0;[.E43]/[.B43];&quot;&quot;)" office:value-type="percentage" office:value="0.910662824207493" calcext:value-type="percentage">
            <text:p>91%</text:p>
          </table:table-cell>
          <table:table-cell table:style-name="ce8" table:formula="of:=IF([.C43]&gt;0;[.F43]/[.C43];&quot;&quot;)" office:value-type="percentage" office:value="1" calcext:value-type="percentage">
            <text:p>100%</text:p>
          </table:table-cell>
          <table:table-cell table:style-name="ce8" table:formula="of:=IF([.D43]&gt;0;[.G43]/[.D4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44]&gt;0;[.E44]/[.B44];&quot;&quot;)" office:value-type="percentage" office:value="0.911392405063291" calcext:value-type="percentage">
            <text:p>91%</text:p>
          </table:table-cell>
          <table:table-cell table:style-name="ce8" table:formula="of:=IF([.C44]&gt;0;[.F44]/[.C44];&quot;&quot;)">
            <text:p/>
          </table:table-cell>
          <table:table-cell table:style-name="ce8" table:formula="of:=IF([.D44]&gt;0;[.G44]/[.D4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8" table:formula="of:=IF([.B45]&gt;0;[.E45]/[.B45];&quot;&quot;)" office:value-type="percentage" office:value="0.911392405063291" calcext:value-type="percentage">
            <text:p>91%</text:p>
          </table:table-cell>
          <table:table-cell table:style-name="ce8" table:formula="of:=IF([.C45]&gt;0;[.F45]/[.C45];&quot;&quot;)" office:value-type="percentage" office:value="1" calcext:value-type="percentage">
            <text:p>100%</text:p>
          </table:table-cell>
          <table:table-cell table:style-name="ce8" table:formula="of:=IF([.D45]&gt;0;[.G45]/[.D4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[.B46]&gt;0;[.E46]/[.B46];&quot;&quot;)" office:value-type="percentage" office:value="0.912087912087912" calcext:value-type="percentage">
            <text:p>91%</text:p>
          </table:table-cell>
          <table:table-cell table:style-name="ce8" table:formula="of:=IF([.C46]&gt;0;[.F46]/[.C46];&quot;&quot;)" office:value-type="percentage" office:value="1" calcext:value-type="percentage">
            <text:p>100%</text:p>
          </table:table-cell>
          <table:table-cell table:style-name="ce8" table:formula="of:=IF([.D46]&gt;0;[.G46]/[.D4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6" office:value-type="float" office:value="5072" calcext:value-type="float">
            <text:p>5,07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08" calcext:value-type="float">
            <text:p>3,208</text:p>
          </table:table-cell>
          <table:table-cell table:style-name="ce6" office:value-type="float" office:value="4627" calcext:value-type="float">
            <text:p>4,6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08" calcext:value-type="float">
            <text:p>3,208</text:p>
          </table:table-cell>
          <table:table-cell table:style-name="ce8" table:formula="of:=IF([.B47]&gt;0;[.E47]/[.B47];&quot;&quot;)" office:value-type="percentage" office:value="0.912263406940063" calcext:value-type="percentage">
            <text:p>91%</text:p>
          </table:table-cell>
          <table:table-cell table:style-name="ce8" table:formula="of:=IF([.C47]&gt;0;[.F47]/[.C47];&quot;&quot;)" office:value-type="percentage" office:value="0.25" calcext:value-type="percentage">
            <text:p>25%</text:p>
          </table:table-cell>
          <table:table-cell table:style-name="ce8" table:formula="of:=IF([.D47]&gt;0;[.G47]/[.D4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dn</text:p>
          </table:table-cell>
          <table:table-cell table:style-name="ce6" office:value-type="float" office:value="3006" calcext:value-type="float">
            <text:p>3,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6" office:value-type="float" office:value="2778" calcext:value-type="float">
            <text:p>2,77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2" calcext:value-type="float">
            <text:p>1,612</text:p>
          </table:table-cell>
          <table:table-cell table:style-name="ce8" table:formula="of:=IF([.B48]&gt;0;[.E48]/[.B48];&quot;&quot;)" office:value-type="percentage" office:value="0.924151696606786" calcext:value-type="percentage">
            <text:p>92%</text:p>
          </table:table-cell>
          <table:table-cell table:style-name="ce8" table:formula="of:=IF([.C48]&gt;0;[.F48]/[.C48];&quot;&quot;)">
            <text:p/>
          </table:table-cell>
          <table:table-cell table:style-name="ce8" table:formula="of:=IF([.D48]&gt;0;[.G48]/[.D4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6" office:value-type="float" office:value="2184" calcext:value-type="float">
            <text:p>2,1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8" table:formula="of:=IF([.B49]&gt;0;[.E49]/[.B49];&quot;&quot;)" office:value-type="percentage" office:value="0.928571428571429" calcext:value-type="percentage">
            <text:p>93%</text:p>
          </table:table-cell>
          <table:table-cell table:style-name="ce8" table:formula="of:=IF([.C49]&gt;0;[.F49]/[.C49];&quot;&quot;)">
            <text:p/>
          </table:table-cell>
          <table:table-cell table:style-name="ce8" table:formula="of:=IF([.D49]&gt;0;[.G49]/[.D4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str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0]&gt;0;[.E50]/[.B50];&quot;&quot;)" office:value-type="percentage" office:value="0.932352941176471" calcext:value-type="percentage">
            <text:p>93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8" table:formula="of:=IF([.D50]&gt;0;[.G50]/[.D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rduino</text:p>
          </table:table-cell>
          <table:table-cell table:style-name="ce6" office:value-type="float" office:value="7574" calcext:value-type="float">
            <text:p>7,5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136" calcext:value-type="float">
            <text:p>7,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51]&gt;0;[.E51]/[.B51];&quot;&quot;)" office:value-type="percentage" office:value="0.942170583575389" calcext:value-type="percentage">
            <text:p>94%</text:p>
          </table:table-cell>
          <table:table-cell table:style-name="ce8" table:formula="of:=IF([.C51]&gt;0;[.F51]/[.C51];&quot;&quot;)">
            <text:p/>
          </table:table-cell>
          <table:table-cell table:style-name="ce8" table:formula="of:=IF([.D51]&gt;0;[.G51]/[.D5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2]&gt;0;[.E52]/[.B52];&quot;&quot;)" office:value-type="percentage" office:value="0.945205479452055" calcext:value-type="percentage">
            <text:p>95%</text:p>
          </table:table-cell>
          <table:table-cell table:style-name="ce8" table:formula="of:=IF([.C52]&gt;0;[.F52]/[.C52];&quot;&quot;)" office:value-type="percentage" office:value="1" calcext:value-type="percentage">
            <text:p>100%</text:p>
          </table:table-cell>
          <table:table-cell table:style-name="ce8" table:formula="of:=IF([.D52]&gt;0;[.G52]/[.D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ac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3]&gt;0;[.E53]/[.B53];&quot;&quot;)" office:value-type="percentage" office:value="0.946386946386946" calcext:value-type="percentage">
            <text:p>95%</text:p>
          </table:table-cell>
          <table:table-cell table:style-name="ce8" table:formula="of:=IF([.C53]&gt;0;[.F53]/[.C53];&quot;&quot;)" office:value-type="percentage" office:value="1" calcext:value-type="percentage">
            <text:p>100%</text:p>
          </table:table-cell>
          <table:table-cell table:style-name="ce8" table:formula="of:=IF([.D53]&gt;0;[.G53]/[.D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a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4]&gt;0;[.E54]/[.B54];&quot;&quot;)" office:value-type="percentage" office:value="0.946969696969697" calcext:value-type="percentage">
            <text:p>95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8" table:formula="of:=IF([.D54]&gt;0;[.G54]/[.D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6" office:value-type="float" office:value="1000" calcext:value-type="float">
            <text:p>1,0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948" calcext:value-type="float">
            <text:p>948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6" calcext:value-type="float">
            <text:p>516</text:p>
          </table:table-cell>
          <table:table-cell table:style-name="ce8" table:formula="of:=IF([.B55]&gt;0;[.E55]/[.B55];&quot;&quot;)" office:value-type="percentage" office:value="0.948" calcext:value-type="percentage">
            <text:p>9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8" table:formula="of:=IF([.D55]&gt;0;[.G55]/[.D55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6" office:value-type="float" office:value="738" calcext:value-type="float">
            <text:p>7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02" calcext:value-type="float">
            <text:p>7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56]&gt;0;[.E56]/[.B56];&quot;&quot;)" office:value-type="percentage" office:value="0.95121951219512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8" table:formula="of:=IF([.D56]&gt;0;[.G56]/[.D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es</text:p>
          </table:table-cell>
          <table:table-cell table:style-name="ce6" office:value-type="float" office:value="2404" calcext:value-type="float">
            <text:p>2,40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6" calcext:value-type="float">
            <text:p>376</text:p>
          </table:table-cell>
          <table:table-cell table:style-name="ce8" table:formula="of:=IF([.B57]&gt;0;[.E57]/[.B57];&quot;&quot;)" office:value-type="percentage" office:value="0.95757071547421" calcext:value-type="percentage">
            <text:p>96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8" table:formula="of:=IF([.D57]&gt;0;[.G57]/[.D5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58]&gt;0;[.E58]/[.B58];&quot;&quot;)" office:value-type="percentage" office:value="0.965034965034965" calcext:value-type="percentage">
            <text:p>97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8" table:formula="of:=IF([.D58]&gt;0;[.G58]/[.D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6" office:value-type="float" office:value="1022" calcext:value-type="float">
            <text:p>1,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8" table:formula="of:=IF([.B59]&gt;0;[.E59]/[.B59];&quot;&quot;)" office:value-type="percentage" office:value="0.968688845401174" calcext:value-type="percentage">
            <text:p>97%</text:p>
          </table:table-cell>
          <table:table-cell table:style-name="ce8" table:formula="of:=IF([.C59]&gt;0;[.F59]/[.C59];&quot;&quot;)">
            <text:p/>
          </table:table-cell>
          <table:table-cell table:style-name="ce8" table:formula="of:=IF([.D59]&gt;0;[.G59]/[.D5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6" office:value-type="float" office:value="3960" calcext:value-type="float">
            <text:p>3,96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48" calcext:value-type="float">
            <text:p>3,84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0]&gt;0;[.E60]/[.B60];&quot;&quot;)" office:value-type="percentage" office:value="0.971717171717172" calcext:value-type="percentage">
            <text:p>97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8" table:formula="of:=IF([.D60]&gt;0;[.G60]/[.D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s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1]&gt;0;[.E61]/[.B61];&quot;&quot;)" office:value-type="percentage" office:value="0.972602739726027" calcext:value-type="percentage">
            <text:p>97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8" table:formula="of:=IF([.D61]&gt;0;[.G61]/[.D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6" office:value-type="float" office:value="1312" calcext:value-type="float">
            <text:p>1,31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6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28" calcext:value-type="float">
            <text:p>2,628</text:p>
          </table:table-cell>
          <table:table-cell table:style-name="ce8" table:formula="of:=IF([.B62]&gt;0;[.E62]/[.B62];&quot;&quot;)" office:value-type="percentage" office:value="0.975609756097561" calcext:value-type="percentage">
            <text:p>98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8" table:formula="of:=IF([.D62]&gt;0;[.G62]/[.D6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6" office:value-type="float" office:value="2010" calcext:value-type="float">
            <text:p>2,0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6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04" calcext:value-type="float">
            <text:p>4,804</text:p>
          </table:table-cell>
          <table:table-cell table:style-name="ce8" table:formula="of:=IF([.B63]&gt;0;[.E63]/[.B63];&quot;&quot;)" office:value-type="percentage" office:value="0.978109452736318" calcext:value-type="percentage">
            <text:p>98%</text:p>
          </table:table-cell>
          <table:table-cell table:style-name="ce8" table:formula="of:=IF([.C63]&gt;0;[.F63]/[.C63];&quot;&quot;)">
            <text:p/>
          </table:table-cell>
          <table:table-cell table:style-name="ce8" table:formula="of:=IF([.D63]&gt;0;[.G63]/[.D6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IF([.B64]&gt;0;[.E64]/[.B64];&quot;&quot;)" office:value-type="percentage" office:value="0.980645161290322" calcext:value-type="percentage">
            <text:p>98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8" table:formula="of:=IF([.D64]&gt;0;[.G64]/[.D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65]&gt;0;[.E65]/[.B65];&quot;&quot;)" office:value-type="percentage" office:value="0.985714285714286" calcext:value-type="percentage">
            <text:p>99%</text:p>
          </table:table-cell>
          <table:table-cell table:style-name="ce8" table:formula="of:=IF([.C65]&gt;0;[.F65]/[.C65];&quot;&quot;)">
            <text:p/>
          </table:table-cell>
          <table:table-cell table:style-name="ce8" table:formula="of:=IF([.D65]&gt;0;[.G65]/[.D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2" calcext:value-type="float">
            <text:p>412</text:p>
          </table:table-cell>
          <table:table-cell table:style-name="ce8" table:formula="of:=IF([.B66]&gt;0;[.E66]/[.B66];&quot;&quot;)" office:value-type="percentage" office:value="0.990566037735849" calcext:value-type="percentage">
            <text:p>99%</text:p>
          </table:table-cell>
          <table:table-cell table:style-name="ce8" table:formula="of:=IF([.C66]&gt;0;[.F66]/[.C66];&quot;&quot;)">
            <text:p/>
          </table:table-cell>
          <table:table-cell table:style-name="ce8" table:formula="of:=IF([.D66]&gt;0;[.G66]/[.D66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6" office:value-type="float" office:value="15540" calcext:value-type="float">
            <text:p>15,5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394" calcext:value-type="float">
            <text:p>15,3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0" calcext:value-type="float">
            <text:p>60</text:p>
          </table:table-cell>
          <table:table-cell table:style-name="ce8" table:formula="of:=IF([.B67]&gt;0;[.E67]/[.B67];&quot;&quot;)" office:value-type="percentage" office:value="0.990604890604891" calcext:value-type="percentage">
            <text:p>9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8" table:formula="of:=IF([.D67]&gt;0;[.G67]/[.D67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r</text:p>
          </table:table-cell>
          <table:table-cell table:style-name="ce6" office:value-type="float" office:value="3212" calcext:value-type="float">
            <text:p>3,2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2" calcext:value-type="float">
            <text:p>3,1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68]&gt;0;[.E68]/[.B68];&quot;&quot;)" office:value-type="percentage" office:value="0.9906600249066" calcext:value-type="percentage">
            <text:p>99%</text:p>
          </table:table-cell>
          <table:table-cell table:style-name="ce8" table:formula="of:=IF([.C68]&gt;0;[.F68]/[.C68];&quot;&quot;)">
            <text:p/>
          </table:table-cell>
          <table:table-cell table:style-name="ce8" table:formula="of:=IF([.D68]&gt;0;[.G68]/[.D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IF([.B69]&gt;0;[.E69]/[.B69];&quot;&quot;)" office:value-type="percentage" office:value="0.990712074303405" calcext:value-type="percentage">
            <text:p>99%</text:p>
          </table:table-cell>
          <table:table-cell table:style-name="ce8" table:formula="of:=IF([.C69]&gt;0;[.F69]/[.C69];&quot;&quot;)">
            <text:p/>
          </table:table-cell>
          <table:table-cell table:style-name="ce8" table:formula="of:=IF([.D69]&gt;0;[.G69]/[.D6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c32</text:p>
          </table:table-cell>
          <table:table-cell table:style-name="ce6" office:value-type="float" office:value="1170" calcext:value-type="float">
            <text:p>1,17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62" calcext:value-type="float">
            <text:p>1,16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0]&gt;0;[.E70]/[.B70];&quot;&quot;)" office:value-type="percentage" office:value="0.993162393162393" calcext:value-type="percentage">
            <text:p>99%</text:p>
          </table:table-cell>
          <table:table-cell table:style-name="ce8" table:formula="of:=IF([.C70]&gt;0;[.F70]/[.C70];&quot;&quot;)">
            <text:p/>
          </table:table-cell>
          <table:table-cell table:style-name="ce8" table:formula="of:=IF([.D70]&gt;0;[.G70]/[.D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ai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71]&gt;0;[.E71]/[.B71];&quot;&quot;)" office:value-type="percentage" office:value="1.00917431192661" calcext:value-type="percentage">
            <text:p>101%</text:p>
          </table:table-cell>
          <table:table-cell table:style-name="ce8" table:formula="of:=IF([.C71]&gt;0;[.F71]/[.C71];&quot;&quot;)">
            <text:p/>
          </table:table-cell>
          <table:table-cell table:style-name="ce8" table:formula="of:=IF([.D71]&gt;0;[.G71]/[.D7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8" table:formula="of:=IF([.B72]&gt;0;[.E72]/[.B72];&quot;&quot;)" office:value-type="percentage" office:value="1.02238805970149" calcext:value-type="percentage">
            <text:p>102%</text:p>
          </table:table-cell>
          <table:table-cell table:style-name="ce8" table:formula="of:=IF([.C72]&gt;0;[.F72]/[.C72];&quot;&quot;)">
            <text:p/>
          </table:table-cell>
          <table:table-cell table:style-name="ce8" table:formula="of:=IF([.D72]&gt;0;[.G72]/[.D72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formula="of:=IF([.B73]&gt;0;[.E73]/[.B73];&quot;&quot;)" office:value-type="percentage" office:value="1.02390438247012" calcext:value-type="percentage">
            <text:p>102%</text:p>
          </table:table-cell>
          <table:table-cell table:style-name="ce8" table:formula="of:=IF([.C73]&gt;0;[.F73]/[.C73];&quot;&quot;)">
            <text:p/>
          </table:table-cell>
          <table:table-cell table:style-name="ce8" table:formula="of:=IF([.D73]&gt;0;[.G73]/[.D73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nt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IF([.B74]&gt;0;[.E74]/[.B74];&quot;&quot;)" office:value-type="percentage" office:value="1.03846153846154" calcext:value-type="percentage">
            <text:p>104%</text:p>
          </table:table-cell>
          <table:table-cell table:style-name="ce8" table:formula="of:=IF([.C74]&gt;0;[.F74]/[.C74];&quot;&quot;)">
            <text:p/>
          </table:table-cell>
          <table:table-cell table:style-name="ce8" table:formula="of:=IF([.D74]&gt;0;[.G74]/[.D74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ver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5]&gt;0;[.E75]/[.B75];&quot;&quot;)" office:value-type="percentage" office:value="1.04918032786885" calcext:value-type="percentage">
            <text:p>105%</text:p>
          </table:table-cell>
          <table:table-cell table:style-name="ce8" table:formula="of:=IF([.C75]&gt;0;[.F75]/[.C75];&quot;&quot;)">
            <text:p/>
          </table:table-cell>
          <table:table-cell table:style-name="ce8" table:formula="of:=IF([.D75]&gt;0;[.G75]/[.D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bcall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6]&gt;0;[.E76]/[.B76];&quot;&quot;)" office:value-type="percentage" office:value="1.06779661016949" calcext:value-type="percentage">
            <text:p>107%</text:p>
          </table:table-cell>
          <table:table-cell table:style-name="ce8" table:formula="of:=IF([.C76]&gt;0;[.F76]/[.C76];&quot;&quot;)">
            <text:p/>
          </table:table-cell>
          <table:table-cell table:style-name="ce8" table:formula="of:=IF([.D76]&gt;0;[.G76]/[.D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7]&gt;0;[.E77]/[.B77];&quot;&quot;)" office:value-type="percentage" office:value="1.08333333333333" calcext:value-type="percentage">
            <text:p>108%</text:p>
          </table:table-cell>
          <table:table-cell table:style-name="ce8" table:formula="of:=IF([.C77]&gt;0;[.F77]/[.C77];&quot;&quot;)">
            <text:p/>
          </table:table-cell>
          <table:table-cell table:style-name="ce8" table:formula="of:=IF([.D77]&gt;0;[.G77]/[.D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IF([.B78]&gt;0;[.E78]/[.B78];&quot;&quot;)" office:value-type="percentage" office:value="1.08333333333333" calcext:value-type="percentage">
            <text:p>108%</text:p>
          </table:table-cell>
          <table:table-cell table:style-name="ce8" table:formula="of:=IF([.C78]&gt;0;[.F78]/[.C78];&quot;&quot;)">
            <text:p/>
          </table:table-cell>
          <table:table-cell table:style-name="ce8" table:formula="of:=IF([.D78]&gt;0;[.G78]/[.D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[.B79]&gt;0;[.E79]/[.B79];&quot;&quot;)" office:value-type="percentage" office:value="1.08955223880597" calcext:value-type="percentage">
            <text:p>109%</text:p>
          </table:table-cell>
          <table:table-cell table:style-name="ce8" table:formula="of:=IF([.C79]&gt;0;[.F79]/[.C79];&quot;&quot;)">
            <text:p/>
          </table:table-cell>
          <table:table-cell table:style-name="ce8" table:formula="of:=IF([.D79]&gt;0;[.G79]/[.D79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IF([.B80]&gt;0;[.E80]/[.B80];&quot;&quot;)" office:value-type="percentage" office:value="1.09" calcext:value-type="percentage">
            <text:p>109%</text:p>
          </table:table-cell>
          <table:table-cell table:style-name="ce8" table:formula="of:=IF([.C80]&gt;0;[.F80]/[.C80];&quot;&quot;)">
            <text:p/>
          </table:table-cell>
          <table:table-cell table:style-name="ce8" table:formula="of:=IF([.D80]&gt;0;[.G80]/[.D80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6" office:value-type="float" office:value="3736" calcext:value-type="float">
            <text:p>3,7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390" calcext:value-type="float">
            <text:p>4,3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2" calcext:value-type="float">
            <text:p>292</text:p>
          </table:table-cell>
          <table:table-cell table:style-name="ce8" table:formula="of:=IF([.B81]&gt;0;[.E81]/[.B81];&quot;&quot;)" office:value-type="percentage" office:value="1.17505353319058" calcext:value-type="percentage">
            <text:p>118%</text:p>
          </table:table-cell>
          <table:table-cell table:style-name="ce8" table:formula="of:=IF([.C81]&gt;0;[.F81]/[.C81];&quot;&quot;)">
            <text:p/>
          </table:table-cell>
          <table:table-cell table:style-name="ce8" table:formula="of:=IF([.D81]&gt;0;[.G81]/[.D81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81])" office:value-type="float" office:value="183235" calcext:value-type="float">
            <text:p>183,235</text:p>
          </table:table-cell>
          <table:table-cell table:style-name="ce7" table:formula="of:=SUM([.C3:.C81])" office:value-type="float" office:value="5863" calcext:value-type="float">
            <text:p>5,863</text:p>
          </table:table-cell>
          <table:table-cell table:style-name="ce7" table:formula="of:=SUM([.D3:.D81])" office:value-type="float" office:value="36063" calcext:value-type="float">
            <text:p>36,063</text:p>
          </table:table-cell>
          <table:table-cell table:style-name="ce7" table:formula="of:=SUM([.E3:.E81])" office:value-type="float" office:value="159759" calcext:value-type="float">
            <text:p>159,759</text:p>
          </table:table-cell>
          <table:table-cell table:style-name="ce7" table:formula="of:=SUM([.F3:.F81])" office:value-type="float" office:value="5614" calcext:value-type="float">
            <text:p>5,614</text:p>
          </table:table-cell>
          <table:table-cell table:style-name="ce7" table:formula="of:=SUM([.G3:.G81])" office:value-type="float" office:value="36055" calcext:value-type="float">
            <text:p>36,055</text:p>
          </table:table-cell>
          <table:table-cell table:style-name="ce9" table:formula="of:=AVERAGE([.H3:.H81])" office:value-type="percentage" office:value="0.909737896337806" calcext:value-type="percentage">
            <text:p>91%</text:p>
          </table:table-cell>
          <table:table-cell table:style-name="ce9" table:formula="of:=AVERAGE([.I3:.I81])" office:value-type="percentage" office:value="0.930669398907104" calcext:value-type="percentage">
            <text:p>93%</text:p>
          </table:table-cell>
          <table:table-cell table:style-name="ce9" table:formula="of:=AVERAGE([.J3:.J81])" office:value-type="percentage" office:value="0.992715481665652" calcext:value-type="percentage">
            <text:p>99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7" table:formula="of:=MIN([.B3:.B81])" office:value-type="float" office:value="72" calcext:value-type="float">
            <text:p>72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7" table:formula="of:=MIN([.D3:.D81])" office:value-type="float" office:value="0" calcext:value-type="float">
            <text:p>0</text:p>
          </table:table-cell>
          <table:table-cell table:style-name="ce7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7" table:formula="of:=MIN([.G3:.G81])" office:value-type="float" office:value="0" calcext:value-type="float">
            <text:p>0</text:p>
          </table:table-cell>
          <table:table-cell table:style-name="ce9" table:formula="of:=MIN([.H3:.H81])" office:value-type="percentage" office:value="0.475728155339806" calcext:value-type="percentage">
            <text:p>48%</text:p>
          </table:table-cell>
          <table:table-cell table:style-name="ce9" table:formula="of:=MIN([.I3:.I81])" office:value-type="percentage" office:value="0.00409836065573771" calcext:value-type="percentage">
            <text:p>0%</text:p>
          </table:table-cell>
          <table:table-cell table:style-name="ce9" table:formula="of:=MIN([.J3:.J81])" office:value-type="percentage" office:value="0.6" calcext:value-type="percentage">
            <text:p>60%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7" table:formula="of:=MAX([.B3:.B81])" office:value-type="float" office:value="18868" calcext:value-type="float">
            <text:p>18,868</text:p>
          </table:table-cell>
          <table:table-cell table:style-name="ce7" table:formula="of:=MAX([.C3:.C81])" office:value-type="float" office:value="400" calcext:value-type="float">
            <text:p>400</text:p>
          </table:table-cell>
          <table:table-cell table:style-name="ce7" table:formula="of:=MAX([.D3:.D81])" office:value-type="float" office:value="4804" calcext:value-type="float">
            <text:p>4,804</text:p>
          </table:table-cell>
          <table:table-cell table:style-name="ce7" table:formula="of:=MAX([.E3:.E81])" office:value-type="float" office:value="16721" calcext:value-type="float">
            <text:p>16,721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7" table:formula="of:=MAX([.G3:.G81])" office:value-type="float" office:value="4804" calcext:value-type="float">
            <text:p>4,804</text:p>
          </table:table-cell>
          <table:table-cell table:style-name="ce9" table:formula="of:=MAX([.H3:.H81])" office:value-type="percentage" office:value="1.17505353319058" calcext:value-type="percentage">
            <text:p>118%</text:p>
          </table:table-cell>
          <table:table-cell table:style-name="ce9" table:formula="of:=MAX([.I3:.I81])" office:value-type="percentage" office:value="1" calcext:value-type="percentage">
            <text:p>100%</text:p>
          </table:table-cell>
          <table:table-cell table:style-name="ce9" table:formula="of:=MAX([.J3:.J81])" office:value-type="percentage" office:value="1.01" calcext:value-type="percentage">
            <text:p>101%</text:p>
          </table:table-cell>
          <table:table-cell table:style-name="ce3" table:number-columns-repeated="1011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4" table:target-range-address="'No libraries'.A2:'No libraries'.J8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6:49:00.481923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7:37:33.178912316</meta:creation-date>
    <dc:date>2018-09-13T15:32:05.076313760</dc:date>
    <meta:editing-duration>P26DT3H10M</meta:editing-duration>
    <meta:editing-cycles>13</meta:editing-cycles>
    <meta:generator>LibreOffice/5.4.6.2$Linux_X86_64 LibreOffice_project/40m0$Build-2</meta:generator>
    <meta:document-statistic meta:table-count="5" meta:cell-count="417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uli" style:font-style-name="Light" fo:font-size="13pt" fo:font-weight="25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family="Muli" style:font-style-name="ExtraLight" fo:font-size="9pt" fo:font-weight="250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42cm" chart:symbol-height="0.42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24.001cm" xlink:href=".." xlink:type="simple" chart:class="chart:bar" chart:style-name="ch1">
        <chart:title svg:x="5.985cm" svg:y="0.616cm" chart:style-name="ch2">
          <text:p>Absolute Text Size</text:p>
        </chart:title>
        <chart:legend svg:x="11.465cm" svg:y="2.32cm" style:legend-expansion="custom" chartooo:width="2.265cm" chartooo:height="2.025cm" style:legend-expansion-aspect-ratio="1.11851851851852" chart:style-name="ch3"/>
        <chart:plot-area chart:style-name="ch4" table:cell-range-address="'No libraries'.A3:'No libraries'.B81 'No libraries'.B1:'No libraries'.B1 'No libraries'.E1:'No libraries'.E1 'No libraries'.E3:'No libraries'.E81" chart:data-source-has-labels="both" svg:x="-0.132cm" svg:y="2.074cm" svg:width="14.565cm" svg:height="21.311cm">
          <chartooo:coordinate-region svg:x="6.351cm" svg:y="2.183cm" svg:width="7.564cm" svg:height="20.555cm"/>
          <chart:axis chart:dimension="x" chart:name="primary-x" chart:style-name="ch5" chartooo:axis-type="auto">
            <chartooo:date-scale/>
            <chart:categories table:cell-range-address="'No libraries'.A3:'No libraries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libraries'.B3:'No libraries'.B81" chart:label-cell-address="'No libraries'.B1:'No libraries'.B1" chart:class="chart:bar">
            <chart:data-point chart:repeated="79"/>
          </chart:series>
          <chart:series chart:style-name="ch9" chart:values-cell-range-address="'No libraries'.E3:'No libraries'.E81" chart:label-cell-address="'No libraries'.E1:'No libraries'.E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libraries'.B1:'No libraries'.B1</svg:desc>
                </draw:g>
              </table:table-cell>
              <table:table-cell office:value-type="string">
                <text:p>arm32-nofp</text:p>
                <draw:g>
                  <svg:desc>'No libraries'.E1:'No librari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ic</text:p>
                <draw:g>
                  <svg:desc>'No libraries'.A3:'No libraries'.A81</svg:desc>
                </draw:g>
              </table:table-cell>
              <table:table-cell office:value-type="float" office:value="2678">
                <text:p>2678</text:p>
                <draw:g>
                  <svg:desc>'No libraries'.B3:'No libraries'.B81</svg:desc>
                </draw:g>
              </table:table-cell>
              <table:table-cell office:value-type="float" office:value="1274">
                <text:p>1274</text:p>
                <draw:g>
                  <svg:desc>'No libraries'.E3:'No libraries'.E81</svg:desc>
                </draw:g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60">
                <text:p>18360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84">
                <text:p>178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26">
                <text:p>2526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8">
                <text:p>3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82">
                <text:p>38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301">
                <text:p>530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8">
                <text:p>3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49">
                <text:p>4749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778">
                <text:p>2778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8">
                <text:p>49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52">
                <text:p>55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78">
                <text:p>9478</text:p>
              </table:table-cell>
              <table:table-cell office:value-type="float" office:value="7942">
                <text:p>794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54">
                <text:p>6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81">
                <text:p>1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82">
                <text:p>8482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24">
                <text:p>102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70">
                <text:p>117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4">
                <text:p>56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72">
                <text:p>107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70">
                <text:p>7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8">
                <text:p>44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8">
                <text:p>16188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90">
                <text:p>3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140">
                <text:p>11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6">
                <text:p>5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24">
                <text:p>152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44">
                <text:p>94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68">
                <text:p>18868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0">
                <text:p>96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400">
                <text:p>4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20">
                <text:p>412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022">
                <text:p>102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40">
                <text:p>114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2">
                <text:p>10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30">
                <text:p>133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04">
                <text:p>6504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94">
                <text:p>69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74">
                <text:p>47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82">
                <text:p>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72">
                <text:p>5072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6">
                <text:p>300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84">
                <text:p>218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40">
                <text:p>3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74">
                <text:p>7574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92">
                <text:p>2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58">
                <text:p>85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64">
                <text:p>2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000">
                <text:p>100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aha-compress</text:p>
              </table:table-cell>
              <table:table-cell office:value-type="float" office:value="738">
                <text:p>73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4">
                <text:p>2404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72">
                <text:p>57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22">
                <text:p>102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0">
                <text:p>3960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10">
                <text:p>201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10">
                <text:p>3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6">
                <text:p>6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40">
                <text:p>15540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12">
                <text:p>321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46">
                <text:p>6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70">
                <text:p>117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502">
                <text:p>50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36">
                <text:p>3736</text:p>
              </table:table-cell>
              <table:table-cell office:value-type="float" office:value="4390">
                <text:p>4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FP emulation'.A3:'No FP emulation'.A81 'No FP emulation'.E1:'No FP emulation'.E1 'No FP emulation'.H3:'No FP emulation'.H81" chart:data-source-has-labels="both" svg:x="1.018cm" svg:y="1.825cm" svg:width="48.869cm" svg:height="20.492cm">
          <chartooo:coordinate-region svg:x="2.391cm" svg:y="1.825cm" svg:width="47.496cm" svg:height="17.592cm"/>
          <chart:axis chart:dimension="x" chart:name="primary-x" chart:style-name="ch5" chartooo:axis-type="auto">
            <chartooo:date-scale/>
            <chart:categories table:cell-range-address="'No FP emulation'.A3:'No FP emulation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FP emulation'.H3:'No FP emulation'.H81" chart:label-cell-address="'No FP emulation'.E1:'No FP emulation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FP emulation'.E1:'No FP emu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FP emulation'.A3:'No FP emulation'.A81</svg:desc>
                </draw:g>
              </table:table-cell>
              <table:table-cell office:value-type="float" office:value="0.951219512195122">
                <text:p>0.951219512195122</text:p>
                <draw:g>
                  <svg:desc>'No FP emulation'.H3:'No FP emulation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3881700554529">
                <text:p>0.903881700554529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0.972602739726027">
                <text:p>0.972602739726027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3846153846154">
                <text:p>1.0384615384615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04918032786885">
                <text:p>1.04918032786885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47411444141689">
                <text:p>0.847411444141689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3162393162393">
                <text:p>0.993162393162393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0.990712074303405">
                <text:p>0.990712074303405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902152641878669">
                <text:p>0.902152641878669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968688845401174">
                <text:p>0.96868884540117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83210928319624">
                <text:p>0.83210928319624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07749077490775">
                <text:p>0.907749077490775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78698224852071">
                <text:p>0.78698224852071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24151696606786">
                <text:p>0.924151696606786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76923076923077">
                <text:p>0.876923076923077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946969696969697">
                <text:p>0.946969696969697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3805970149254">
                <text:p>0.86380597014925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06779661016949">
                <text:p>1.06779661016949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06600249066">
                <text:p>0.990660024906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946386946386946">
                <text:p>0.94638694638694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5448430493274">
                <text:p>0.675448430493274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2238805970149">
                <text:p>1.02238805970149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08955223880597">
                <text:p>1.08955223880597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3508771929825">
                <text:p>0.90350877192982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72767857142857">
                <text:p>0.87276785714285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906766917293233">
                <text:p>0.906766917293233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883474576271186">
                <text:p>0.883474576271186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78109452736318">
                <text:p>0.978109452736318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86209455162179">
                <text:p>0.88620945516217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85982905982906">
                <text:p>0.8598290598290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94705882352941">
                <text:p>0.89470588235294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757071547421">
                <text:p>0.95757071547421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1422924901186">
                <text:p>0.88142292490118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6575240919199">
                <text:p>0.876575240919199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6262673897666">
                <text:p>0.84626267389766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2882026920032">
                <text:p>0.72288202692003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87012987012987">
                <text:p>0.87012987012987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829710144927536">
                <text:p>0.82971014492753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2390438247012">
                <text:p>1.02390438247012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0604890604891">
                <text:p>0.990604890604891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940493775058">
                <text:p>0.837940493775058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2170583575389">
                <text:p>0.942170583575389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61702127659574">
                <text:p>0.861702127659574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10662824207493">
                <text:p>0.910662824207493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6993464052288">
                <text:p>0.66699346405228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11244979919679">
                <text:p>0.811244979919679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12087912087912">
                <text:p>0.912087912087912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80645161290322">
                <text:p>0.98064516129032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57731958762887">
                <text:p>0.757731958762887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09575233981282">
                <text:p>0.809575233981282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8254593175853">
                <text:p>0.8825459317585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505353319058">
                <text:p>1.17505353319058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71717171717172">
                <text:p>0.971717171717172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49609375">
                <text:p>0.849609375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32352941176471">
                <text:p>0.932352941176471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0917431192661">
                <text:p>1.00917431192661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1324489366182">
                <text:p>0.79132448936618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74382192039238">
                <text:p>0.77438219203923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840978593272171">
                <text:p>0.840978593272171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12263406940063">
                <text:p>0.9122634069400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family="Muli" style:font-style-name="Regular" fo:font-size="9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24.001cm" xlink:href=".." xlink:type="simple" chart:class="chart:bar" chart:style-name="ch1">
        <chart:title svg:x="4.676cm" svg:y="0.616cm" chart:style-name="ch2">
          <text:p>Relative text size (RISCV = 100)</text:p>
        </chart:title>
        <chart:plot-area chart:style-name="ch3" table:cell-range-address="'No libraries'.A3:'No libraries'.A81 'No libraries'.E1:'No libraries'.E1 'No libraries'.H3:'No libraries'.H81" chart:data-source-has-labels="both" svg:x="0.32cm" svg:y="1.875cm" svg:width="15.361cm" svg:height="21.646cm">
          <chartooo:coordinate-region svg:x="5.559cm" svg:y="1.984cm" svg:width="8.387cm" svg:height="20.89cm"/>
          <chart:axis chart:dimension="x" chart:name="primary-x" chart:style-name="ch4" chartooo:axis-type="auto">
            <chartooo:date-scale/>
            <chart:categories table:cell-range-address="'No libraries'.A3:'No libraries'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libraries'.H3:'No libraries'.H81" chart:label-cell-address="'No libraries'.E1:'No libraries'.E1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libraries'.E1:'No librari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ic</text:p>
                <draw:g>
                  <svg:desc>'No libraries'.A3:'No libraries'.A81</svg:desc>
                </draw:g>
              </table:table-cell>
              <table:table-cell office:value-type="float" office:value="0.475728155339806">
                <text:p>0.475728155339806</text:p>
                <draw:g>
                  <svg:desc>'No libraries'.H3:'No libraries'.H81</svg:desc>
                </draw:g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6993464052288">
                <text:p>0.666993464052288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5448430493274">
                <text:p>0.675448430493274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2882026920032">
                <text:p>0.72288202692003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57731958762887">
                <text:p>0.757731958762887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74382192039238">
                <text:p>0.77438219203923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78698224852071">
                <text:p>0.78698224852071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1324489366182">
                <text:p>0.79132448936618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09575233981282">
                <text:p>0.80957523398128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11244979919679">
                <text:p>0.811244979919679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829710144927536">
                <text:p>0.829710144927536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940493775058">
                <text:p>0.83794049377505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840978593272171">
                <text:p>0.840978593272171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6262673897666">
                <text:p>0.846262673897666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47411444141689">
                <text:p>0.847411444141689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49609375">
                <text:p>0.849609375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85982905982906">
                <text:p>0.85982905982906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61702127659574">
                <text:p>0.86170212765957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3805970149254">
                <text:p>0.863805970149254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87012987012987">
                <text:p>0.87012987012987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72767857142857">
                <text:p>0.872767857142857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6575240919199">
                <text:p>0.876575240919199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76923076923077">
                <text:p>0.876923076923077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7719298245614">
                <text:p>0.87719298245614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1422924901186">
                <text:p>0.881422924901186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8254593175853">
                <text:p>0.88254593175853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883474576271186">
                <text:p>0.88347457627118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86209455162179">
                <text:p>0.886209455162179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902152641878669">
                <text:p>0.902152641878669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3508771929825">
                <text:p>0.903508771929825</text:p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3881700554529">
                <text:p>0.90388170055452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906766917293233">
                <text:p>0.906766917293233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07749077490775">
                <text:p>0.90774907749077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10662824207493">
                <text:p>0.910662824207493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12087912087912">
                <text:p>0.91208791208791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12263406940063">
                <text:p>0.912263406940063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24151696606786">
                <text:p>0.92415169660678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32352941176471">
                <text:p>0.932352941176471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2170583575389">
                <text:p>0.942170583575389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946386946386946">
                <text:p>0.94638694638694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946969696969697">
                <text:p>0.94696969696969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aha-compress</text:p>
              </table:table-cell>
              <table:table-cell office:value-type="float" office:value="0.951219512195122">
                <text:p>0.951219512195122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757071547421">
                <text:p>0.95757071547421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968688845401174">
                <text:p>0.968688845401174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71717171717172">
                <text:p>0.971717171717172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0.972602739726027">
                <text:p>0.972602739726027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78109452736318">
                <text:p>0.97810945273631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80645161290322">
                <text:p>0.98064516129032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0604890604891">
                <text:p>0.990604890604891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06600249066">
                <text:p>0.9906600249066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0.990712074303405">
                <text:p>0.990712074303405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3162393162393">
                <text:p>0.993162393162393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0917431192661">
                <text:p>1.00917431192661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2238805970149">
                <text:p>1.02238805970149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2390438247012">
                <text:p>1.023904382470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3846153846154">
                <text:p>1.03846153846154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04918032786885">
                <text:p>1.0491803278688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06779661016949">
                <text:p>1.06779661016949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08955223880597">
                <text:p>1.08955223880597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505353319058">
                <text:p>1.17505353319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001cm" svg:height="21.001cm" xlink:href=".." xlink:type="simple" chart:class="chart:bar" chart:style-name="ch1">
        <chart:title svg:x="25.051cm" svg:y="0.556cm" chart:style-name="ch2">
          <text:p>Absolute Text Size</text:p>
        </chart:title>
        <chart:legend svg:x="3.498cm" svg:y="0.482cm" style:legend-expansion="custom" chartooo:width="2.798cm" chartooo:height="1.84cm" style:legend-expansion-aspect-ratio="1.52065217391304" chart:style-name="ch3"/>
        <chart:plot-area chart:style-name="ch4" table:cell-range-address="Default.A3:Default.B81 Default.B1:Default.B1 Default.E1:Default.E1 Default.E3:Default.E81" chart:data-source-has-labels="both" svg:x="1.079cm" svg:y="0.07cm" svg:width="51.839cm" svg:height="20.557cm">
          <chartooo:coordinate-region svg:x="2.436cm" svg:y="0.269cm" svg:width="50.482cm" svg:height="17.658cm"/>
          <chart:axis chart:dimension="x" chart:name="primary-x" chart:style-name="ch5" chartooo:axis-type="auto">
            <chartooo:date-scale/>
            <chart:categories table:cell-range-address="Default.A3:Default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fault.B3:Default.B81" chart:label-cell-address="Default.B1:Default.B1" chart:class="chart:bar">
            <chart:data-point chart:repeated="79"/>
          </chart:series>
          <chart:series chart:style-name="ch9" chart:values-cell-range-address="Default.E3:Default.E81" chart:label-cell-address="Default.E1:Default.E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Default.B1:Default.B1</svg:desc>
                </draw:g>
              </table:table-cell>
              <table:table-cell office:value-type="string">
                <text:p>arm32-nofp</text:p>
                <draw:g>
                  <svg:desc>Default.E1:Defaul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Default.A3:Default.A81</svg:desc>
                </draw:g>
              </table:table-cell>
              <table:table-cell office:value-type="float" office:value="1692">
                <text:p>1692</text:p>
                <draw:g>
                  <svg:desc>Default.B3:Default.B81</svg:desc>
                </draw:g>
              </table:table-cell>
              <table:table-cell office:value-type="float" office:value="4848">
                <text:p>4848</text:p>
                <draw:g>
                  <svg:desc>Default.E3:Default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2028">
                <text:p>2028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100">
                <text:p>110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798">
                <text:p>1798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208">
                <text:p>1208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2256">
                <text:p>2256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076">
                <text:p>1076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684">
                <text:p>1684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2908">
                <text:p>2908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2152">
                <text:p>2152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6777">
                <text:p>6777</text:p>
              </table:table-cell>
              <table:table-cell office:value-type="float" office:value="7684">
                <text:p>7684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5990">
                <text:p>5990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5168">
                <text:p>35168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2712">
                <text:p>271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4880">
                <text:p>14880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1288">
                <text:p>1288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4164">
                <text:p>4164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1340">
                <text:p>1340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094">
                <text:p>1094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298">
                <text:p>2298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2234">
                <text:p>2234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072">
                <text:p>1072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4166">
                <text:p>4166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414">
                <text:p>8414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3306">
                <text:p>3306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430">
                <text:p>143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082">
                <text:p>1082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2302">
                <text:p>2302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131">
                <text:p>113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1416">
                <text:p>1416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6032">
                <text:p>6032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4708">
                <text:p>47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3172">
                <text:p>317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10470">
                <text:p>10470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918">
                <text:p>26918</text:p>
              </table:table-cell>
              <table:table-cell office:value-type="float" office:value="24638">
                <text:p>24638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5606">
                <text:p>5606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8940">
                <text:p>8940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3560">
                <text:p>3560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1664">
                <text:p>166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7358">
                <text:p>17358</text:p>
              </table:table-cell>
              <table:table-cell office:value-type="float" office:value="18356">
                <text:p>18356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9652">
                <text:p>9652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3700">
                <text:p>3700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5298">
                <text:p>5298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098">
                <text:p>1098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3068">
                <text:p>3068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5060">
                <text:p>506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026">
                <text:p>1026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6494">
                <text:p>16494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0648">
                <text:p>10648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144">
                <text:p>1144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9428">
                <text:p>9428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770">
                <text:p>1770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8522">
                <text:p>8522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104">
                <text:p>1104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20090">
                <text:p>20090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702">
                <text:p>1702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132">
                <text:p>113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1336">
                <text:p>1336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1354">
                <text:p>1354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2086">
                <text:p>2086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988">
                <text:p>1988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1806">
                <text:p>180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1824">
                <text:p>1824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1342">
                <text:p>134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474">
                <text:p>2474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4629">
                <text:p>4629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8384">
                <text:p>8384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8850">
                <text:p>885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4682">
                <text:p>4682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1164">
                <text:p>11164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996">
                <text:p>2996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1288">
                <text:p>1288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164">
                <text:p>1164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026">
                <text:p>1026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8891">
                <text:p>8891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7443">
                <text:p>7443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3638">
                <text:p>363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1760">
                <text:p>11760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3430">
                <text:p>13430</text:p>
              </table:table-cell>
              <table:table-cell office:value-type="float" office:value="11340">
                <text:p>11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Default.A3:Default.A81 Default.E1:Default.E1 Default.H3:Default.H81" chart:data-source-has-labels="both" svg:x="1.018cm" svg:y="1.825cm" svg:width="48.869cm" svg:height="20.492cm">
          <chartooo:coordinate-region svg:x="2.392cm" svg:y="1.825cm" svg:width="47.495cm" svg:height="17.593cm"/>
          <chart:axis chart:dimension="x" chart:name="primary-x" chart:style-name="ch5" chartooo:axis-type="auto">
            <chartooo:date-scale/>
            <chart:categories table:cell-range-address="Default.A3:Default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fault.H3:Default.H81" chart:label-cell-address="Default.E1:Default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Default.E1:Defaul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Default.A3:Default.A81</svg:desc>
                </draw:g>
              </table:table-cell>
              <table:table-cell office:value-type="float" office:value="2.86524822695035">
                <text:p>2.86524822695035</text:p>
                <draw:g>
                  <svg:desc>Default.H3:Default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2.52859960552268">
                <text:p>2.5285996055226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3.89818181818182">
                <text:p>3.8981818181818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2.66740823136819">
                <text:p>2.667408231368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65562913907285">
                <text:p>3.65562913907285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2.40602836879433">
                <text:p>2.40602836879433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.97026022304833">
                <text:p>3.97026022304833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2.8313539192399">
                <text:p>2.8313539192399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.89546079779917">
                <text:p>1.89546079779917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2.2360594795539">
                <text:p>2.2360594795539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13383503024937">
                <text:p>1.13383503024937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20601001669449">
                <text:p>1.2060100166944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504777070063694">
                <text:p>0.504777070063694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.8952802359882">
                <text:p>1.8952802359882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829569892473118">
                <text:p>0.82956989247311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.42546583850932">
                <text:p>3.4254658385093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66762728146013">
                <text:p>1.66762728146013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.34925373134328">
                <text:p>3.34925373134328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3.91590493601463">
                <text:p>3.91590493601463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.14621409921671">
                <text:p>2.14621409921671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2.27931960608774">
                <text:p>2.2793196060877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3.98507462686567">
                <text:p>3.98507462686567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.75900144023044">
                <text:p>1.75900144023044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856192060850963">
                <text:p>0.856192060850963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62613430127042">
                <text:p>1.6261343012704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3.96672828096118">
                <text:p>3.9667282809611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2.25716768027802">
                <text:p>2.25716768027802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3.80194518125553">
                <text:p>3.801945181255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3.20056497175141">
                <text:p>3.2005649717514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12599469496021">
                <text:p>1.12599469496021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1.36533559898046">
                <text:p>1.36533559898046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1.93316519546028">
                <text:p>1.93316519546028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825978987583572">
                <text:p>0.825978987583572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91529831339624">
                <text:p>0.91529831339624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17160185515519">
                <text:p>1.1716018551551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82774049217002">
                <text:p>0.882774049217002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1.81123595505618">
                <text:p>1.81123595505618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2.75961538461538">
                <text:p>2.75961538461538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.05749510312248">
                <text:p>1.05749510312248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1.17322834645669">
                <text:p>1.17322834645669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1.61405405405405">
                <text:p>1.61405405405405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1.19139297848245">
                <text:p>1.19139297848245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3.89071038251366">
                <text:p>3.8907103825136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1.71707953063885">
                <text:p>1.71707953063885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20237154150198">
                <text:p>1.2023715415019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4.11695906432749">
                <text:p>4.11695906432749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8467321450224">
                <text:p>1.1846732145022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3711495116454">
                <text:p>1.13711495116454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3.81468531468531">
                <text:p>3.81468531468531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21001272804412">
                <text:p>1.2100127280441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2.74350282485876">
                <text:p>2.7435028248587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71602910114996">
                <text:p>0.97160291011499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3.88405797101449">
                <text:p>3.88405797101449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825883524141364">
                <text:p>0.8258835241413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.80611045828437">
                <text:p>2.80611045828437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3.80918727915194">
                <text:p>3.80918727915194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.32335329341317">
                <text:p>3.32335329341317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.32644017725258">
                <text:p>3.326440177252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2.26462128475551">
                <text:p>2.26462128475551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2.3158953722334">
                <text:p>2.3158953722334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.46290143964563">
                <text:p>2.46290143964563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2.45394736842105">
                <text:p>2.45394736842105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.30849478390462">
                <text:p>3.30849478390462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.03233629749394">
                <text:p>2.0323362974939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51393389500972">
                <text:p>1.51393389500972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1.00095419847328">
                <text:p>1.0009541984732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72316384180791">
                <text:p>0.87231638418079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82229816317813">
                <text:p>1.82229816317813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.06198495163024">
                <text:p>1.06198495163024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.79572763684913">
                <text:p>1.79572763684913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.46583850931677">
                <text:p>3.4658385093167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3.74914089347079">
                <text:p>3.74914089347079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4.11695906432749">
                <text:p>4.11695906432749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1.07479473625014">
                <text:p>1.07479473625014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1.23283622195351">
                <text:p>1.2328362219535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1.55250137438153">
                <text:p>1.55250137438153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863265306122449">
                <text:p>0.863265306122449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844378257632167">
                <text:p>0.8443782576321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001cm" svg:height="21.001cm" xlink:href=".." xlink:type="simple" chart:class="chart:bar" chart:style-name="ch1">
        <chart:title svg:x="25.051cm" svg:y="0.556cm" chart:style-name="ch2">
          <text:p>Absolute Text Size</text:p>
        </chart:title>
        <chart:legend svg:x="35.723cm" svg:y="0.697cm" style:legend-expansion="custom" chartooo:width="7.642cm" chartooo:height="2.555cm" style:legend-expansion-aspect-ratio="2.99099804305284" chart:style-name="ch3"/>
        <chart:plot-area chart:style-name="ch4" table:cell-range-address="'No startup'.A3:'No startup'.B81 'No startup'.B1:'No startup'.B1 'No startup'.E1:'No startup'.E1 'No startup'.E3:'No startup'.E81" chart:data-source-has-labels="both" svg:x="1.08cm" svg:y="1.755cm" svg:width="51.841cm" svg:height="18.826cm">
          <chartooo:coordinate-region svg:x="2.437cm" svg:y="1.755cm" svg:width="50.484cm" svg:height="15.927cm"/>
          <chart:axis chart:dimension="x" chart:name="primary-x" chart:style-name="ch5" chartooo:axis-type="auto">
            <chartooo:date-scale/>
            <chart:categories table:cell-range-address="'No startup'.A3:'No startup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startup'.B3:'No startup'.B81" chart:label-cell-address="'No startup'.B1:'No startup'.B1" chart:class="chart:bar">
            <chart:data-point chart:repeated="79"/>
          </chart:series>
          <chart:series chart:style-name="ch9" chart:values-cell-range-address="'No startup'.E3:'No startup'.E81" chart:label-cell-address="'No startup'.E1:'No startup'.E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startup'.B1:'No startup'.B1</svg:desc>
                </draw:g>
              </table:table-cell>
              <table:table-cell office:value-type="string">
                <text:p>arm32-nofp</text:p>
                <draw:g>
                  <svg:desc>'No startup'.E1:'No start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startup'.A3:'No startup'.A81</svg:desc>
                </draw:g>
              </table:table-cell>
              <table:table-cell office:value-type="float" office:value="738">
                <text:p>738</text:p>
                <draw:g>
                  <svg:desc>'No startup'.B3:'No startup'.B81</svg:desc>
                </draw:g>
              </table:table-cell>
              <table:table-cell office:value-type="float" office:value="702">
                <text:p>702</text:p>
                <draw:g>
                  <svg:desc>'No startup'.E3:'No startup'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2">
                <text:p>10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844">
                <text:p>84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964">
                <text:p>196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210">
                <text:p>1210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5825">
                <text:p>5825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5040">
                <text:p>504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386">
                <text:p>34386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770">
                <text:p>1770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928">
                <text:p>13928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8">
                <text:p>3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214">
                <text:p>3214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90">
                <text:p>3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50">
                <text:p>135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280">
                <text:p>128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12">
                <text:p>321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2518">
                <text:p>251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476">
                <text:p>47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348">
                <text:p>134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81">
                <text:p>1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62">
                <text:p>46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5076">
                <text:p>5076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746">
                <text:p>3746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218">
                <text:p>2218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9518">
                <text:p>951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164">
                <text:p>26164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44">
                <text:p>464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86">
                <text:p>7986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612">
                <text:p>2612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714">
                <text:p>7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396">
                <text:p>16396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690">
                <text:p>8690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734">
                <text:p>273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6">
                <text:p>433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110">
                <text:p>211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106">
                <text:p>410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40">
                <text:p>15540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686">
                <text:p>9686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8642">
                <text:p>8642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816">
                <text:p>81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64">
                <text:p>7564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9306">
                <text:p>19306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54">
                <text:p>75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82">
                <text:p>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82">
                <text:p>38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400">
                <text:p>4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1142">
                <text:p>114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044">
                <text:p>104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862">
                <text:p>86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880">
                <text:p>88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8">
                <text:p>3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1530">
                <text:p>153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3663">
                <text:p>3663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418">
                <text:p>7418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900">
                <text:p>7900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900">
                <text:p>3900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04">
                <text:p>1020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100">
                <text:p>2100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40">
                <text:p>3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8161">
                <text:p>8161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6671">
                <text:p>6671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76">
                <text:p>267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812">
                <text:p>1081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2478">
                <text:p>12478</text:p>
              </table:table-cell>
              <table:table-cell office:value-type="float" office:value="10396">
                <text:p>103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startup'.A3:'No startup'.A81 'No startup'.E1:'No startup'.E1 'No startup'.H3:'No startup'.H81" chart:data-source-has-labels="both" svg:x="1.018cm" svg:y="1.825cm" svg:width="48.869cm" svg:height="20.492cm">
          <chartooo:coordinate-region svg:x="2.392cm" svg:y="1.825cm" svg:width="47.495cm" svg:height="17.593cm"/>
          <chart:axis chart:dimension="x" chart:name="primary-x" chart:style-name="ch5" chartooo:axis-type="auto">
            <chartooo:date-scale/>
            <chart:categories table:cell-range-address="'No startup'.A3:'No startup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startup'.H3:'No startup'.H81" chart:label-cell-address="'No startup'.E1:'No startup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startup'.E1:'No start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startup'.A3:'No startup'.A81</svg:desc>
                </draw:g>
              </table:table-cell>
              <table:table-cell office:value-type="float" office:value="0.951219512195122">
                <text:p>0.951219512195122</text:p>
                <draw:g>
                  <svg:desc>'No startup'.H3:'No startup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3881700554529">
                <text:p>0.903881700554529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0.972602739726027">
                <text:p>0.972602739726027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0.767772511848341">
                <text:p>0.7677725118483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3846153846154">
                <text:p>1.0384615384615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04918032786885">
                <text:p>1.04918032786885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47411444141689">
                <text:p>0.847411444141689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2.32382892057026">
                <text:p>2.32382892057026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3.19338842975207">
                <text:p>3.19338842975207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15570815450644">
                <text:p>1.15570815450644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24444444444444">
                <text:p>1.2444444444444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396673064619322">
                <text:p>0.39667306461932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2.3683615819209">
                <text:p>2.3683615819209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81792073520965">
                <text:p>0.81792073520965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78698224852071">
                <text:p>0.78698224852071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86994399502178">
                <text:p>0.86994399502178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76923076923077">
                <text:p>0.876923076923077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583703703703704">
                <text:p>0.58370370370370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06779661016949">
                <text:p>1.06779661016949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06600249066">
                <text:p>0.990660024906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411385606874329">
                <text:p>0.411385606874329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75853852263701">
                <text:p>1.75853852263701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0.57563025210084">
                <text:p>0.5756302521008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08955223880597">
                <text:p>1.08955223880597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777448071216617">
                <text:p>0.777448071216617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72294372294372">
                <text:p>0.87229437229437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521276595744681">
                <text:p>0.521276595744681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609183128670582">
                <text:p>0.609183128670582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94499549143372">
                <text:p>0.894499549143372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809413742382854">
                <text:p>0.80941374238285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905442592875707">
                <text:p>0.905442592875707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521963824289406">
                <text:p>0.52196382428940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470949161031806">
                <text:p>0.470949161031806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881316998468606">
                <text:p>0.881316998468606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624649859943978">
                <text:p>0.624649859943978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66552817760429">
                <text:p>0.866552817760429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26006904487917">
                <text:p>0.826006904487917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667885881492319">
                <text:p>0.667885881492319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532701421800948">
                <text:p>0.53270142180094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0.472479298587433">
                <text:p>0.472479298587433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0604890604891">
                <text:p>0.990604890604891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21804666529011">
                <text:p>0.821804666529011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21036797037723">
                <text:p>1.21036797037723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72549019607843">
                <text:p>0.872549019607843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546800634584876">
                <text:p>0.54680063458487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810318035843779">
                <text:p>0.810318035843779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38196286472149">
                <text:p>0.838196286472149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12087912087912">
                <text:p>0.912087912087912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3.30647985989492">
                <text:p>3.3064798598949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3.50191570881226">
                <text:p>3.50191570881226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4.06032482598608">
                <text:p>4.0603248259860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4.00909090909091">
                <text:p>4.00909090909091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57731958762887">
                <text:p>0.757731958762887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785148785148785">
                <text:p>0.78514878514878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573200323537342">
                <text:p>0.57320032353734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453291139240506">
                <text:p>0.453291139240506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2871794871795">
                <text:p>1.12871794871795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755390043120345">
                <text:p>0.755390043120345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.11047619047619">
                <text:p>2.1104761904761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32352941176471">
                <text:p>0.932352941176471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0917431192661">
                <text:p>1.00917431192661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669403259404485">
                <text:p>0.669403259404485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58207165342527">
                <text:p>0.758207165342527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56203288490284">
                <text:p>0.5620328849028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556418793932667">
                <text:p>0.556418793932667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833146337554095">
                <text:p>0.8331463375540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001cm" svg:height="21.001cm" xlink:href=".." xlink:type="simple" chart:class="chart:bar" chart:style-name="ch1">
        <chart:title svg:x="25.051cm" svg:y="0.556cm" chart:style-name="ch2">
          <text:p>Absolute Text Size</text:p>
        </chart:title>
        <chart:legend svg:x="35.723cm" svg:y="0.697cm" style:legend-expansion="custom" chartooo:width="7.642cm" chartooo:height="2.555cm" style:legend-expansion-aspect-ratio="2.99099804305284" chart:style-name="ch3"/>
        <chart:plot-area chart:style-name="ch4" table:cell-range-address="'No C library'.A3:'No C library'.B81 'No C library'.B1:'No C library'.B1 'No C library'.E1:'No C library'.E1 'No C library'.E3:'No C library'.E81" chart:data-source-has-labels="both" svg:x="1.08cm" svg:y="1.755cm" svg:width="51.841cm" svg:height="18.826cm">
          <chartooo:coordinate-region svg:x="2.437cm" svg:y="1.755cm" svg:width="50.484cm" svg:height="15.927cm"/>
          <chart:axis chart:dimension="x" chart:name="primary-x" chart:style-name="ch5" chartooo:axis-type="auto">
            <chartooo:date-scale/>
            <chart:categories table:cell-range-address="'No C library'.A3:'No C library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 library'.B3:'No C library'.B81" chart:label-cell-address="'No C library'.B1:'No C library'.B1" chart:class="chart:bar">
            <chart:data-point chart:repeated="79"/>
          </chart:series>
          <chart:series chart:style-name="ch9" chart:values-cell-range-address="'No C library'.E3:'No C library'.E81" chart:label-cell-address="'No C library'.E1:'No C library'.E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C library'.B1:'No C library'.B1</svg:desc>
                </draw:g>
              </table:table-cell>
              <table:table-cell office:value-type="string">
                <text:p>arm32-nofp</text:p>
                <draw:g>
                  <svg:desc>'No C library'.E1:'No C library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C library'.A3:'No C library'.A81</svg:desc>
                </draw:g>
              </table:table-cell>
              <table:table-cell office:value-type="float" office:value="738">
                <text:p>738</text:p>
                <draw:g>
                  <svg:desc>'No C library'.B3:'No C library'.B81</svg:desc>
                </draw:g>
              </table:table-cell>
              <table:table-cell office:value-type="float" office:value="702">
                <text:p>702</text:p>
                <draw:g>
                  <svg:desc>'No C library'.E3:'No C library'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2">
                <text:p>10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6">
                <text:p>6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70">
                <text:p>117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46">
                <text:p>6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4164">
                <text:p>416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170">
                <text:p>417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216">
                <text:p>34216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000">
                <text:p>100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152">
                <text:p>1315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8">
                <text:p>3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6">
                <text:p>300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90">
                <text:p>3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50">
                <text:p>135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72">
                <text:p>107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12">
                <text:p>321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84">
                <text:p>178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40">
                <text:p>114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81">
                <text:p>1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8">
                <text:p>44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4862">
                <text:p>486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536">
                <text:p>3536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10">
                <text:p>201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8494">
                <text:p>8494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68">
                <text:p>18868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44">
                <text:p>464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78">
                <text:p>7978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4">
                <text:p>2404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6">
                <text:p>5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8">
                <text:p>16188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82">
                <text:p>8482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26">
                <text:p>2526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6">
                <text:p>433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110">
                <text:p>211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3896">
                <text:p>389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40">
                <text:p>15540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78">
                <text:p>9478</text:p>
              </table:table-cell>
              <table:table-cell office:value-type="float" office:value="7942">
                <text:p>794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74">
                <text:p>7574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816">
                <text:p>81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64">
                <text:p>7564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60">
                <text:p>18360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54">
                <text:p>75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82">
                <text:p>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82">
                <text:p>38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400">
                <text:p>4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72">
                <text:p>57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74">
                <text:p>47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92">
                <text:p>2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10">
                <text:p>3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8">
                <text:p>3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0">
                <text:p>96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778">
                <text:p>2778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418">
                <text:p>7418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892">
                <text:p>7892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36">
                <text:p>373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04">
                <text:p>1020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24">
                <text:p>102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40">
                <text:p>3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6764">
                <text:p>676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301">
                <text:p>530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76">
                <text:p>267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806">
                <text:p>10806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1400">
                <text:p>11400</text:p>
              </table:table-cell>
              <table:table-cell office:value-type="float" office:value="6925">
                <text:p>69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C library'.A3:'No C library'.A81 'No C library'.E1:'No C library'.E1 'No C library'.H3:'No C library'.H81" chart:data-source-has-labels="both" svg:x="1.018cm" svg:y="1.825cm" svg:width="48.869cm" svg:height="20.492cm">
          <chartooo:coordinate-region svg:x="2.391cm" svg:y="1.825cm" svg:width="47.496cm" svg:height="17.592cm"/>
          <chart:axis chart:dimension="x" chart:name="primary-x" chart:style-name="ch5" chartooo:axis-type="auto">
            <chartooo:date-scale/>
            <chart:categories table:cell-range-address="'No C library'.A3:'No C library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 library'.H3:'No C library'.H81" chart:label-cell-address="'No C library'.E1:'No C library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C library'.E1:'No C library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C library'.A3:'No C library'.A81</svg:desc>
                </draw:g>
              </table:table-cell>
              <table:table-cell office:value-type="float" office:value="0.951219512195122">
                <text:p>0.951219512195122</text:p>
                <draw:g>
                  <svg:desc>'No C library'.H3:'No C library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3881700554529">
                <text:p>0.903881700554529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0.972602739726027">
                <text:p>0.972602739726027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0.990566037735849">
                <text:p>0.9905660377358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3846153846154">
                <text:p>1.0384615384615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.04918032786885">
                <text:p>1.04918032786885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47411444141689">
                <text:p>0.847411444141689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3162393162393">
                <text:p>0.993162393162393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0.990712074303405">
                <text:p>0.990712074303405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699807877041306">
                <text:p>0.699807877041306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71462829736211">
                <text:p>0.7146282973621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397942483048866">
                <text:p>0.397942483048866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619525547445255">
                <text:p>0.619525547445255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78698224852071">
                <text:p>0.78698224852071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24151696606786">
                <text:p>0.924151696606786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76923076923077">
                <text:p>0.876923076923077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583703703703704">
                <text:p>0.58370370370370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3805970149254">
                <text:p>0.86380597014925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06779661016949">
                <text:p>1.06779661016949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06600249066">
                <text:p>0.990660024906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411385606874329">
                <text:p>0.411385606874329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5448430493274">
                <text:p>0.675448430493274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2238805970149">
                <text:p>1.02238805970149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08955223880597">
                <text:p>1.08955223880597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3508771929825">
                <text:p>0.90350877192982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72767857142857">
                <text:p>0.87276785714285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540518305224188">
                <text:p>0.54051830522418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64027149321267">
                <text:p>0.64027149321267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78109452736318">
                <text:p>0.978109452736318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505297857311043">
                <text:p>0.505297857311043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86209455162179">
                <text:p>0.88620945516217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521963824289406">
                <text:p>0.52196382428940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469917272499373">
                <text:p>0.469917272499373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757071547421">
                <text:p>0.95757071547421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1422924901186">
                <text:p>0.88142292490118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6575240919199">
                <text:p>0.876575240919199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6262673897666">
                <text:p>0.84626267389766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2882026920032">
                <text:p>0.72288202692003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532701421800948">
                <text:p>0.53270142180094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0.497946611909651">
                <text:p>0.497946611909651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0604890604891">
                <text:p>0.990604890604891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940493775058">
                <text:p>0.837940493775058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2170583575389">
                <text:p>0.942170583575389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72549019607843">
                <text:p>0.872549019607843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546800634584876">
                <text:p>0.54680063458487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6993464052288">
                <text:p>0.66699346405228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38196286472149">
                <text:p>0.838196286472149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12087912087912">
                <text:p>0.912087912087912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80645161290322">
                <text:p>0.98064516129032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57731958762887">
                <text:p>0.757731958762887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09575233981282">
                <text:p>0.809575233981282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573200323537342">
                <text:p>0.57320032353734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452230106436898">
                <text:p>0.452230106436898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505353319058">
                <text:p>1.17505353319058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755390043120345">
                <text:p>0.755390043120345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49609375">
                <text:p>0.849609375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32352941176471">
                <text:p>0.932352941176471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0917431192661">
                <text:p>1.00917431192661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664695446481372">
                <text:p>0.66469544648137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74382192039238">
                <text:p>0.77438219203923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56203288490284">
                <text:p>0.5620328849028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555617249676106">
                <text:p>0.55561724967610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607456140350877">
                <text:p>0.607456140350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4.001cm" svg:height="21.001cm" xlink:href=".." xlink:type="simple" chart:class="chart:bar" chart:style-name="ch1">
        <chart:title svg:x="25.051cm" svg:y="0.556cm" chart:style-name="ch2">
          <text:p>Absolute Text Size</text:p>
        </chart:title>
        <chart:legend svg:x="35.723cm" svg:y="0.697cm" style:legend-expansion="custom" chartooo:width="7.642cm" chartooo:height="2.555cm" style:legend-expansion-aspect-ratio="2.99099804305284" chart:style-name="ch3"/>
        <chart:plot-area chart:style-name="ch4" table:cell-range-address="'No FP emulation'.A3:'No FP emulation'.B81 'No FP emulation'.B1:'No FP emulation'.B1 'No FP emulation'.E1:'No FP emulation'.E1 'No FP emulation'.E3:'No FP emulation'.E81" chart:data-source-has-labels="both" svg:x="1.08cm" svg:y="1.755cm" svg:width="51.841cm" svg:height="18.826cm">
          <chartooo:coordinate-region svg:x="2.435cm" svg:y="1.755cm" svg:width="50.486cm" svg:height="15.927cm"/>
          <chart:axis chart:dimension="x" chart:name="primary-x" chart:style-name="ch5" chartooo:axis-type="auto">
            <chartooo:date-scale/>
            <chart:categories table:cell-range-address="'No FP emulation'.A3:'No FP emulation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FP emulation'.B3:'No FP emulation'.B81" chart:label-cell-address="'No FP emulation'.B1:'No FP emulation'.B1" chart:class="chart:bar">
            <chart:data-point chart:repeated="79"/>
          </chart:series>
          <chart:series chart:style-name="ch9" chart:values-cell-range-address="'No FP emulation'.E3:'No FP emulation'.E81" chart:label-cell-address="'No FP emulation'.E1:'No FP emulation'.E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FP emulation'.B1:'No FP emulation'.B1</svg:desc>
                </draw:g>
              </table:table-cell>
              <table:table-cell office:value-type="string">
                <text:p>arm32-nofp</text:p>
                <draw:g>
                  <svg:desc>'No FP emulation'.E1:'No FP emu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FP emulation'.A3:'No FP emulation'.A81</svg:desc>
                </draw:g>
              </table:table-cell>
              <table:table-cell office:value-type="float" office:value="738">
                <text:p>738</text:p>
                <draw:g>
                  <svg:desc>'No FP emulation'.B3:'No FP emulation'.B81</svg:desc>
                </draw:g>
              </table:table-cell>
              <table:table-cell office:value-type="float" office:value="702">
                <text:p>702</text:p>
                <draw:g>
                  <svg:desc>'No FP emulation'.E3:'No FP emulation'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2">
                <text:p>10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6">
                <text:p>6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70">
                <text:p>117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46">
                <text:p>6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022">
                <text:p>102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22">
                <text:p>102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3616">
                <text:p>13616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000">
                <text:p>100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04">
                <text:p>6504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8">
                <text:p>3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6">
                <text:p>300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90">
                <text:p>3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64">
                <text:p>2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72">
                <text:p>107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12">
                <text:p>321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58">
                <text:p>85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84">
                <text:p>178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8">
                <text:p>2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40">
                <text:p>114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81">
                <text:p>1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8">
                <text:p>44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30">
                <text:p>133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44">
                <text:p>94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10">
                <text:p>201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84">
                <text:p>218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68">
                <text:p>18868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70">
                <text:p>117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700">
                <text:p>170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4">
                <text:p>2404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6">
                <text:p>5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8">
                <text:p>16188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82">
                <text:p>8482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26">
                <text:p>2526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70">
                <text:p>7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52">
                <text:p>55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502">
                <text:p>50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40">
                <text:p>15540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78">
                <text:p>9478</text:p>
              </table:table-cell>
              <table:table-cell office:value-type="float" office:value="7942">
                <text:p>794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74">
                <text:p>7574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4">
                <text:p>56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94">
                <text:p>69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60">
                <text:p>18360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8">
                <text:p>49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82">
                <text:p>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82">
                <text:p>38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400">
                <text:p>4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72">
                <text:p>57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74">
                <text:p>47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92">
                <text:p>2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10">
                <text:p>3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8">
                <text:p>3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0">
                <text:p>96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778">
                <text:p>2778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24">
                <text:p>152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36">
                <text:p>3736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0">
                <text:p>3960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24">
                <text:p>102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40">
                <text:p>3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49">
                <text:p>4749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301">
                <text:p>530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54">
                <text:p>6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20">
                <text:p>412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72">
                <text:p>5072</text:p>
              </table:table-cell>
              <table:table-cell office:value-type="float" office:value="4627">
                <text:p>46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